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4" style:family="table">
      <style:table-properties style:width="17.78cm" table:align="margins" style:writing-mode="lr-tb"/>
    </style:style>
    <style:style style:name="Tabela4.A" style:family="table-column">
      <style:table-column-properties style:column-width="2.593cm" style:rel-column-width="9557*"/>
    </style:style>
    <style:style style:name="Tabela4.B" style:family="table-column">
      <style:table-column-properties style:column-width="2.302cm" style:rel-column-width="8484*"/>
    </style:style>
    <style:style style:name="Tabela4.C" style:family="table-column">
      <style:table-column-properties style:column-width="6.218cm" style:rel-column-width="22917*"/>
    </style:style>
    <style:style style:name="Tabela4.D" style:family="table-column">
      <style:table-column-properties style:column-width="1.482cm" style:rel-column-width="5461*"/>
    </style:style>
    <style:style style:name="Tabela4.E" style:family="table-column">
      <style:table-column-properties style:column-width="1.323cm" style:rel-column-width="4876*"/>
    </style:style>
    <style:style style:name="Tabela4.F" style:family="table-column">
      <style:table-column-properties style:column-width="3.863cm" style:rel-column-width="14240*"/>
    </style:style>
    <style:style style:name="Tabela4.1" style:family="table-row">
      <style:table-row-properties style:min-row-height="0.508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F1" style:family="table-cell">
      <style:table-cell-properties fo:padding="0.097cm" fo:border="0.5pt solid #000000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.78cm" table:align="margins" style:writing-mode="lr-tb"/>
    </style:style>
    <style:style style:name="Tabela6.A" style:family="table-column">
      <style:table-column-properties style:column-width="1.508cm" style:rel-column-width="5558*"/>
    </style:style>
    <style:style style:name="Tabela6.B" style:family="table-column">
      <style:table-column-properties style:column-width="5.106cm" style:rel-column-width="18821*"/>
    </style:style>
    <style:style style:name="Tabela6.C" style:family="table-column">
      <style:table-column-properties style:column-width="5.503cm" style:rel-column-width="20284*"/>
    </style:style>
    <style:style style:name="Tabela6.D" style:family="table-column">
      <style:table-column-properties style:column-width="5.662cm" style:rel-column-width="20872*"/>
    </style:style>
    <style:style style:name="Tabela6.1" style:family="table-row">
      <style:table-row-properties style:min-row-height="0.508cm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6.D1" style:family="table-cell">
      <style:table-cell-properties style:vertical-align="middle" fo:padding="0.097cm" fo:border="0.5pt solid #000000"/>
    </style:style>
    <style:style style:name="Tabe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78cm" style:rel-width="100%" fo:margin-top="0cm" fo:margin-bottom="0cm" table:align="center" style:writing-mode="lr-tb"/>
    </style:style>
    <style:style style:name="Tabela1.A" style:family="table-column">
      <style:table-column-properties style:column-width="2.641cm" style:rel-column-width="9731*"/>
    </style:style>
    <style:style style:name="Tabela1.B" style:family="table-column">
      <style:table-column-properties style:column-width="3.424cm" style:rel-column-width="12622*"/>
    </style:style>
    <style:style style:name="Tabela1.C" style:family="table-column">
      <style:table-column-properties style:column-width="3.916cm" style:rel-column-width="14431*"/>
    </style:style>
    <style:style style:name="Tabela1.D" style:family="table-column">
      <style:table-column-properties style:column-width="4.65cm" style:rel-column-width="17138*"/>
    </style:style>
    <style:style style:name="Tabela1.E" style:family="table-column">
      <style:table-column-properties style:column-width="3.15cm" style:rel-column-width="11613*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7" style:family="table-row">
      <style:table-row-properties style:min-row-height="0.416cm" fo:keep-together="auto"/>
    </style:style>
    <style:style style:name="Tabela2" style:family="table">
      <style:table-properties style:width="17.78cm" style:rel-width="100%" fo:margin-top="0cm" fo:margin-bottom="0cm" table:align="center" style:writing-mode="lr-tb"/>
    </style:style>
    <style:style style:name="Tabela2.A" style:family="table-column">
      <style:table-column-properties style:column-width="5.572cm" style:rel-column-width="20538*"/>
    </style:style>
    <style:style style:name="Tabela2.B" style:family="table-column">
      <style:table-column-properties style:column-width="9.747cm" style:rel-column-width="35926*"/>
    </style:style>
    <style:style style:name="Tabela2.C" style:family="table-column">
      <style:table-column-properties style:column-width="2.461cm" style:rel-column-width="9071*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7.78cm" style:rel-width="100%" fo:margin-top="0cm" fo:margin-bottom="0cm" table:align="center" style:writing-mode="lr-tb"/>
    </style:style>
    <style:style style:name="Tabela3.A" style:family="table-column">
      <style:table-column-properties style:column-width="1.903cm" style:rel-column-width="7012*"/>
    </style:style>
    <style:style style:name="Tabela3.B" style:family="table-column">
      <style:table-column-properties style:column-width="3.179cm" style:rel-column-width="11717*"/>
    </style:style>
    <style:style style:name="Tabela3.C" style:family="table-column">
      <style:table-column-properties style:column-width="8.253cm" style:rel-column-width="30422*"/>
    </style:style>
    <style:style style:name="Tabela3.D" style:family="table-column">
      <style:table-column-properties style:column-width="4.445cm" style:rel-column-width="16384*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paragraph-properties fo:margin-top="0cm" fo:margin-bottom="0cm" style:contextual-spacing="true" fo:text-align="center" style:justify-single-word="false"/>
      <style:text-properties fo:font-size="24pt" fo:language="pt" fo:country="BR" fo:font-weight="bold" style:font-size-asian="24pt" style:font-weight-asian="bold" style:font-size-complex="24pt" style:font-weight-complex="bold" style:script-type="latin"/>
    </style:style>
    <style:style style:name="P2" style:family="paragraph" style:parent-style-name="Heading_20_1">
      <style:text-properties fo:language="pt" fo:country="BR" style:script-type="latin"/>
    </style:style>
    <style:style style:name="P3" style:family="paragraph" style:parent-style-name="Standard">
      <style:text-properties style:use-window-font-color="true" loext:opacity="0%" fo:language="pt" fo:country="BR" officeooo:rsid="00082edd" officeooo:paragraph-rsid="00082edd" style:script-type="latin"/>
    </style:style>
    <style:style style:name="P4" style:family="paragraph" style:parent-style-name="Heading_20_1">
      <style:text-properties fo:language="pt" fo:country="BR" officeooo:paragraph-rsid="00082edd" style:script-type="latin"/>
    </style:style>
    <style:style style:name="P5" style:family="paragraph" style:parent-style-name="Standard">
      <style:text-properties style:use-window-font-color="true" loext:opacity="0%" fo:language="pt" fo:country="BR" style:script-type="latin"/>
    </style:style>
    <style:style style:name="P6" style:family="paragraph" style:parent-style-name="Standard">
      <style:text-properties fo:color="#ff4000" loext:opacity="100%" fo:language="pt" fo:country="BR" fo:font-weight="bold" style:font-weight-asian="bold" style:font-weight-complex="bold" style:script-type="latin"/>
    </style:style>
    <style:style style:name="P7" style:family="paragraph" style:parent-style-name="Standard">
      <style:text-properties style:use-window-font-color="true" loext:opacity="0%" fo:language="pt" fo:country="BR" fo:font-weight="bold" style:font-weight-asian="bold" style:font-weight-complex="bold" style:script-type="latin"/>
    </style:style>
    <style:style style:name="P8" style:family="paragraph" style:parent-style-name="Standard">
      <style:text-properties style:use-window-font-color="true" loext:opacity="0%" style:font-name="Courier New1" fo:font-size="9pt" fo:language="pt" fo:country="BR" officeooo:rsid="000bd3e4" officeooo:paragraph-rsid="00221753" style:font-name-asian="Courier New2" style:font-size-asian="9pt" style:script-type="latin"/>
    </style:style>
    <style:style style:name="P9" style:family="paragraph" style:parent-style-name="Standard" style:list-style-name="L1">
      <style:text-properties style:use-window-font-color="true" loext:opacity="0%" fo:language="pt" fo:country="BR" style:script-type="latin"/>
    </style:style>
    <style:style style:name="P10" style:family="paragraph" style:parent-style-name="Standard" style:list-style-name="L1">
      <style:text-properties style:use-window-font-color="true" loext:opacity="0%" fo:language="pt" fo:country="BR" officeooo:rsid="00154a3b" officeooo:paragraph-rsid="00154a3b" style:script-type="latin"/>
    </style:style>
    <style:style style:name="P11" style:family="paragraph" style:parent-style-name="Standard" style:list-style-name="L1">
      <style:text-properties style:use-window-font-color="true" loext:opacity="0%" fo:language="pt" fo:country="BR" officeooo:rsid="00102856" officeooo:paragraph-rsid="00102856" style:script-type="latin"/>
    </style:style>
    <style:style style:name="P12" style:family="paragraph" style:parent-style-name="Standard" style:list-style-name="L1">
      <style:text-properties style:use-window-font-color="true" loext:opacity="0%" fo:language="pt" fo:country="BR" officeooo:rsid="0016628f" officeooo:paragraph-rsid="0016628f" style:script-type="latin"/>
    </style:style>
    <style:style style:name="P13" style:family="paragraph" style:parent-style-name="Standard">
      <style:paragraph-properties fo:margin-top="0.3cm" fo:margin-bottom="0.3cm" style:contextual-spacing="false"/>
      <style:text-properties style:use-window-font-color="true" loext:opacity="0%" fo:language="pt" fo:country="BR" fo:font-weight="bold" style:font-weight-asian="bold" style:font-weight-complex="bold" style:script-type="latin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use-window-font-color="true" loext:opacity="0%" fo:language="pt" fo:country="BR" fo:font-weight="bold" officeooo:rsid="00179bdb" officeooo:paragraph-rsid="00179bdb" style:font-weight-asian="bold" style:font-weight-complex="bold" style:script-type="latin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style:use-window-font-color="true" loext:opacity="0%" fo:language="pt" fo:country="BR" officeooo:rsid="00179bdb" officeooo:paragraph-rsid="00179bdb" style:script-type="latin"/>
    </style:style>
    <style:style style:name="P16" style:family="paragraph" style:parent-style-name="Table_20_Contents">
      <style:paragraph-properties fo:margin-top="0cm" fo:margin-bottom="0cm" style:contextual-spacing="false" fo:text-align="left" style:justify-single-word="false"/>
      <style:text-properties style:use-window-font-color="true" loext:opacity="0%" fo:language="pt" fo:country="BR" style:script-type="latin"/>
    </style:style>
    <style:style style:name="P17" style:family="paragraph" style:parent-style-name="Table_20_Contents">
      <style:paragraph-properties fo:margin-top="0cm" fo:margin-bottom="0cm" style:contextual-spacing="false" fo:text-align="left" style:justify-single-word="false"/>
      <style:text-properties style:use-window-font-color="true" loext:opacity="0%" fo:language="pt" fo:country="BR" officeooo:rsid="00179bdb" officeooo:paragraph-rsid="00179bdb" style:script-type="latin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use-window-font-color="true" loext:opacity="0%" fo:language="pt" fo:country="BR" fo:font-weight="bold" officeooo:rsid="001a8aff" officeooo:paragraph-rsid="001a8aff" style:font-weight-asian="bold" style:font-weight-complex="bold" style:script-type="latin"/>
    </style:style>
    <style:style style:name="P19" style:family="paragraph" style:parent-style-name="Table_20_Contents">
      <style:paragraph-properties fo:margin-top="0cm" fo:margin-bottom="0cm" style:contextual-spacing="false"/>
      <style:text-properties fo:color="#ff0000" loext:opacity="100%" fo:language="pt" fo:country="BR" officeooo:rsid="001a8aff" officeooo:paragraph-rsid="001a8aff" style:script-type="latin"/>
    </style:style>
    <style:style style:name="P20" style:family="paragraph" style:parent-style-name="Standard">
      <style:paragraph-properties fo:margin-top="0cm" fo:margin-bottom="0cm" style:contextual-spacing="false"/>
      <style:text-properties fo:color="#ff0000" loext:opacity="100%" fo:language="pt" fo:country="BR" officeooo:rsid="0017b29d" officeooo:paragraph-rsid="001a8aff" style:script-type="latin"/>
    </style:style>
    <style:style style:name="P21" style:family="paragraph" style:parent-style-name="Table_20_Contents">
      <style:paragraph-properties fo:margin-top="0cm" fo:margin-bottom="0cm" style:contextual-spacing="false"/>
      <style:text-properties style:use-window-font-color="true" loext:opacity="0%" fo:language="pt" fo:country="BR" officeooo:rsid="002ab64c" officeooo:paragraph-rsid="002ab64c" style:script-type="latin"/>
    </style:style>
    <style:style style:name="P22" style:family="paragraph" style:parent-style-name="Table_20_Contents">
      <style:paragraph-properties fo:margin-top="0cm" fo:margin-bottom="0cm" style:contextual-spacing="false"/>
      <style:text-properties style:use-window-font-color="true" loext:opacity="0%" fo:language="pt" fo:country="BR" style:script-type="latin"/>
    </style:style>
    <style:style style:name="P23" style:family="paragraph" style:parent-style-name="Table_20_Contents">
      <style:paragraph-properties fo:margin-top="0cm" fo:margin-bottom="0cm" style:contextual-spacing="false"/>
      <style:text-properties fo:color="#ff0000" loext:opacity="100%" fo:language="pt" fo:country="BR" officeooo:rsid="001c011a" officeooo:paragraph-rsid="001c011a" style:script-type="latin"/>
    </style:style>
    <style:style style:name="P24" style:family="paragraph" style:parent-style-name="Table_20_Contents">
      <style:paragraph-properties fo:margin-top="0cm" fo:margin-bottom="0cm" style:contextual-spacing="false"/>
      <style:text-properties fo:color="#ff0000" loext:opacity="100%" fo:language="pt" fo:country="BR" officeooo:rsid="001a8aff" officeooo:paragraph-rsid="001c011a" style:script-type="latin"/>
    </style:style>
    <style:style style:name="P25" style:family="paragraph" style:parent-style-name="Standard">
      <style:paragraph-properties fo:margin-top="0cm" fo:margin-bottom="0cm" style:contextual-spacing="false"/>
      <style:text-properties fo:color="#ff0000" loext:opacity="100%" fo:language="pt" fo:country="BR" officeooo:rsid="001901e3" officeooo:paragraph-rsid="001c011a" style:script-type="latin"/>
    </style:style>
    <style:style style:name="P26" style:family="paragraph" style:parent-style-name="Standard">
      <style:paragraph-properties fo:margin-top="0cm" fo:margin-bottom="0cm" style:contextual-spacing="false"/>
      <style:text-properties fo:color="#ff0000" loext:opacity="100%" fo:language="pt" fo:country="BR" officeooo:rsid="001a8aff" officeooo:paragraph-rsid="001c011a" style:script-type="latin"/>
    </style:style>
    <style:style style:name="P27" style:family="paragraph" style:parent-style-name="Standard">
      <style:text-properties style:font-name="Courier New" fo:font-size="9pt" style:font-size-asian="9pt" style:font-size-complex="9pt"/>
    </style:style>
    <style:style style:name="P28" style:family="paragraph" style:parent-style-name="Heading_20_2">
      <style:text-properties officeooo:rsid="002b7580" officeooo:paragraph-rsid="002b7580"/>
    </style:style>
    <style:style style:name="P29" style:family="paragraph" style:parent-style-name="Heading_20_2">
      <style:text-properties officeooo:paragraph-rsid="002b7580"/>
    </style:style>
    <style:style style:name="P30" style:family="paragraph" style:parent-style-name="Standard">
      <style:text-properties style:font-name="Courier New" fo:font-size="9pt" officeooo:paragraph-rsid="002b7580" style:font-size-asian="9pt" style:font-size-complex="9pt"/>
    </style:style>
    <style:style style:name="P31" style:family="paragraph" style:parent-style-name="Standard">
      <style:paragraph-properties style:writing-mode="lr-tb" style:writing-mode-automatic="false"/>
      <style:text-properties style:font-name="Courier New" fo:font-size="9pt" officeooo:paragraph-rsid="002b7580" style:font-size-asian="9pt" style:font-size-complex="9pt"/>
    </style:style>
    <style:style style:name="P32" style:family="paragraph" style:parent-style-name="Standard">
      <style:paragraph-properties style:writing-mode="lr-tb" style:writing-mode-automatic="false"/>
      <style:text-properties style:font-name="Courier New" fo:font-size="9pt" officeooo:rsid="002b7580" officeooo:paragraph-rsid="002b7580" style:font-size-asian="9pt" style:font-size-complex="9pt"/>
    </style:style>
    <style:style style:name="P33" style:family="paragraph" style:parent-style-name="Heading_20_1">
      <style:text-properties fo:language="pt" fo:country="BR" officeooo:paragraph-rsid="002fe69c" style:script-type="latin"/>
    </style:style>
    <style:style style:name="P34" style:family="paragraph" style:parent-style-name="Heading_20_1">
      <style:text-properties style:use-window-font-color="true" loext:opacity="0%" style:font-name="Courier New1" fo:font-size="9pt" fo:language="pt" fo:country="BR" officeooo:paragraph-rsid="002fe69c" style:font-name-asian="Courier New2" style:font-size-asian="9pt" style:script-type="latin"/>
    </style:style>
    <style:style style:name="P35" style:family="paragraph" style:parent-style-name="Standard">
      <style:text-properties style:use-window-font-color="true" loext:opacity="0%" style:font-name="Courier New1" fo:font-size="9pt" fo:language="pt" fo:country="BR" style:font-name-asian="Courier New2" style:font-size-asian="9pt" style:script-type="latin"/>
    </style:style>
    <style:style style:name="P36" style:family="paragraph" style:parent-style-name="Standard">
      <style:paragraph-properties style:writing-mode="lr-tb" style:writing-mode-automatic="false"/>
      <style:text-properties style:use-window-font-color="true" loext:opacity="0%" style:font-name="Courier New1" fo:font-size="9pt" fo:language="pt" fo:country="BR" style:font-name-asian="Courier New2" style:font-size-asian="9pt" style:script-type="latin"/>
    </style:style>
    <style:style style:name="P37" style:family="paragraph" style:parent-style-name="Standard">
      <style:paragraph-properties fo:margin-top="0cm" fo:margin-bottom="0cm" style:contextual-spacing="false"/>
      <style:text-properties fo:language="pt" fo:country="BR" style:script-type="latin"/>
    </style:style>
    <style:style style:name="P38" style:family="paragraph" style:parent-style-name="Standard">
      <style:text-properties style:use-window-font-color="true" loext:opacity="0%" fo:language="pt" fo:country="BR" officeooo:rsid="002ffd9f" officeooo:paragraph-rsid="00318eaa" style:script-type="latin"/>
    </style:style>
    <style:style style:name="P39" style:family="paragraph" style:parent-style-name="Standard">
      <style:text-properties style:use-window-font-color="true" loext:opacity="0%" style:font-name="Courier New1" fo:font-size="9pt" fo:language="pt" fo:country="BR" officeooo:paragraph-rsid="002ffd9f" style:font-name-asian="Courier New2" style:font-size-asian="9pt" style:script-type="latin"/>
    </style:style>
    <style:style style:name="P40" style:family="paragraph" style:parent-style-name="Standard">
      <style:paragraph-properties style:writing-mode="lr-tb" style:writing-mode-automatic="false"/>
      <style:text-properties style:use-window-font-color="true" loext:opacity="0%" style:font-name="Courier New1" fo:font-size="9pt" fo:language="pt" fo:country="BR" officeooo:paragraph-rsid="002ffd9f" style:font-name-asian="Courier New2" style:font-size-asian="9pt" style:script-type="latin"/>
    </style:style>
    <style:style style:name="P41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Cambria" fo:font-size="11pt" fo:language="pt" fo:country="BR" style:letter-kerning="false" style:font-name-asian="ＭＳ 明朝" style:font-size-asian="11pt" style:language-asian="en" style:country-asian="US" style:font-size-complex="11pt" style:language-complex="ar" style:country-complex="SA" style:script-type="latin"/>
    </style:style>
    <style:style style:name="P42" style:family="paragraph" style:parent-style-name="Standard">
      <style:text-properties style:use-window-font-color="true" loext:opacity="0%" fo:language="pt" fo:country="BR" officeooo:paragraph-rsid="0033a18f" style:script-type="latin"/>
    </style:style>
    <style:style style:name="P43" style:family="paragraph" style:parent-style-name="Standard">
      <style:paragraph-properties fo:margin-top="0cm" fo:margin-bottom="0cm" style:contextual-spacing="false" fo:line-height="100%" fo:text-align="left" style:justify-single-word="false" fo:orphans="2" fo:widows="2" style:writing-mode="lr-tb" style:writing-mode-automatic="false"/>
      <style:text-properties style:font-name="Cambria" fo:font-size="11pt" fo:language="pt" fo:country="BR" officeooo:paragraph-rsid="0033a18f" style:letter-kerning="false" style:font-name-asian="ＭＳ 明朝" style:font-size-asian="11pt" style:language-asian="en" style:country-asian="US" style:font-size-complex="11pt" style:language-complex="ar" style:country-complex="SA" style:script-type="latin"/>
    </style:style>
    <style:style style:name="P44" style:family="paragraph" style:parent-style-name="Standard">
      <style:text-properties style:use-window-font-color="true" loext:opacity="0%" fo:language="pt" fo:country="BR" officeooo:paragraph-rsid="0033e77f" style:script-type="latin"/>
    </style:style>
    <style:style style:name="P45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Cambria" fo:font-size="11pt" fo:language="pt" fo:country="BR" officeooo:paragraph-rsid="0033a18f" style:letter-kerning="false" style:font-name-asian="ＭＳ 明朝" style:font-size-asian="11pt" style:language-asian="en" style:country-asian="US" style:font-size-complex="11pt" style:language-complex="ar" style:country-complex="SA" style:script-type="latin"/>
    </style:style>
    <style:style style:name="P46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Cambria" fo:font-size="11pt" fo:language="pt" fo:country="BR" officeooo:rsid="00373437" officeooo:paragraph-rsid="00373437" style:letter-kerning="false" style:font-name-asian="ＭＳ 明朝" style:font-size-asian="11pt" style:language-asian="en" style:country-asian="US" style:font-size-complex="11pt" style:language-complex="ar" style:country-complex="SA" style:script-type="latin"/>
    </style:style>
    <style:style style:name="P47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fo:color="#ff0000" loext:opacity="100%" style:font-name="Cambria" fo:font-size="11pt" fo:language="pt" fo:country="BR" officeooo:rsid="0038043f" officeooo:paragraph-rsid="0038043f" style:letter-kerning="false" style:font-name-asian="ＭＳ 明朝" style:font-size-asian="11pt" style:language-asian="en" style:country-asian="US" style:font-size-complex="11pt" style:language-complex="ar" style:country-complex="SA" style:script-type="latin"/>
    </style:style>
    <style:style style:name="P48" style:family="paragraph" style:parent-style-name="Standard">
      <style:text-properties fo:color="#ff0000" loext:opacity="100%" fo:language="pt" fo:country="BR" officeooo:paragraph-rsid="0038043f" style:script-type="latin"/>
    </style:style>
    <style:style style:name="P49" style:family="paragraph" style:parent-style-name="Standard">
      <style:text-properties fo:color="#ee0000" loext:opacity="100%" fo:language="pt" fo:country="BR" officeooo:paragraph-rsid="0038043f" style:script-type="latin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mbria" fo:font-size="11pt" fo:language="pt" fo:country="BR" fo:font-weight="bold" style:letter-kerning="false" style:font-name-asian="ＭＳ 明朝" style:font-size-asian="11pt" style:language-asian="en" style:country-asian="US" style:font-weight-asian="bold" style:font-size-complex="11pt" style:language-complex="ar" style:country-complex="SA" style:font-weight-complex="bold" style:script-type="latin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mbria" fo:font-size="11pt" fo:language="pt" fo:country="BR" style:letter-kerning="false" style:font-name-asian="ＭＳ 明朝" style:font-size-asian="11pt" style:language-asian="en" style:country-asian="US" style:font-size-complex="11pt" style:language-complex="ar" style:country-complex="SA" style:script-type="latin"/>
    </style:style>
    <style:style style:name="P52" style:family="paragraph" style:parent-style-name="Standard">
      <style:text-properties fo:language="pt" fo:country="BR" style:script-type="latin"/>
    </style:style>
    <style:style style:name="P53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Cambria" fo:font-size="11pt" fo:language="pt" fo:country="BR" fo:font-weight="bold" style:letter-kerning="false" style:font-name-asian="ＭＳ 明朝" style:font-size-asian="11pt" style:language-asian="en" style:country-asian="US" style:font-weight-asian="bold" style:font-size-complex="11pt" style:language-complex="ar" style:country-complex="SA" style:font-weight-complex="bold" style:script-type="latin"/>
    </style:style>
    <style:style style:name="P54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0997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ae7a" style:font-weight-asian="normal" style:font-weight-complex="normal"/>
    </style:style>
    <style:style style:name="T5" style:family="text">
      <style:text-properties officeooo:rsid="000a5244"/>
    </style:style>
    <style:style style:name="T6" style:family="text">
      <style:text-properties officeooo:rsid="00102856"/>
    </style:style>
    <style:style style:name="T7" style:family="text">
      <style:text-properties officeooo:rsid="0011c336"/>
    </style:style>
    <style:style style:name="T8" style:family="text">
      <style:text-properties officeooo:rsid="00221753"/>
    </style:style>
    <style:style style:name="T9" style:family="text">
      <style:text-properties officeooo:rsid="000e81d8"/>
    </style:style>
    <style:style style:name="T10" style:family="text">
      <style:text-properties officeooo:rsid="00154a3b"/>
    </style:style>
    <style:style style:name="T11" style:family="text">
      <style:text-properties officeooo:rsid="001a8aff"/>
    </style:style>
    <style:style style:name="T12" style:family="text">
      <style:text-properties officeooo:rsid="001901e3"/>
    </style:style>
    <style:style style:name="T13" style:family="text">
      <style:text-properties officeooo:rsid="001c011a"/>
    </style:style>
    <style:style style:name="T14" style:family="text">
      <style:text-properties style:font-name="Courier New"/>
    </style:style>
    <style:style style:name="T15" style:family="text">
      <style:text-properties officeooo:rsid="002b7580"/>
    </style:style>
    <style:style style:name="T16" style:family="text">
      <style:text-properties officeooo:rsid="002fe69c"/>
    </style:style>
    <style:style style:name="T17" style:family="text">
      <style:text-properties officeooo:rsid="00318eaa"/>
    </style:style>
    <style:style style:name="T18" style:family="text">
      <style:text-properties officeooo:rsid="0033e77f"/>
    </style:style>
    <style:style style:name="T19" style:family="text">
      <style:text-properties officeooo:rsid="0038043f"/>
    </style:style>
    <style:style style:name="T20" style:family="text">
      <style:text-properties officeooo:rsid="00332d91"/>
    </style:style>
    <style:style style:name="T21" style:family="text">
      <style:text-properties officeooo:rsid="003ba6f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do Projeto Final</text:p>
      <text:p text:style-name="P1">Módulo de HTML5 e CSS3</text:p>
      <text:h text:style-name="P2" text:outline-level="1">1. Objetivo Geral</text:h>
      <text:p text:style-name="P3">O objetivo é desenvolver uma aplicação web estática, responsiva e acessível, utilizando HTML5 semântico e CSS3 (Flexbox/Grid); seguindo as boas práticas de codificação, responsividade e conformidade com WCAG 2.2 nível AA.</text:p>
      <text:p text:style-name="P3">A aplicação web desenvolvida será feita focando-se no método de produtividade Eat The Frog, onde o usuário, a cada dia, deve elencar qual das tarefas dispostas para aquele dia é a mais importante para ele completar, e assim, o usuário deve focar em completar essa tarefa primeiro. <text:span text:style-name="T1">Outro objetivo da aplicação é ter uma opção de tarefas recorrentes e, as tarefas que não forem, serão herdadas para a lista de tarefas do dia seguinte.</text:span></text:p>
      <text:h text:style-name="P4" text:outline-level="1">2. Identificação do Projeto</text:h>
      <text:p text:style-name="P5"><text:span text:style-name="T2">Nome do projeto:</text:span><text:span text:style-name="T3"> </text:span><text:span text:style-name="T4">tad</text:span></text:p>
      <text:p text:style-name="P5"><text:span text:style-name="T2">Equipe (nomes e RA): </text:span><text:span text:style-name="T5">Marianne de L Ferreira</text:span></text:p>
      <text:p text:style-name="P5"><text:span text:style-name="T2">Repositório (URL):</text:span> https://github.com/mako-ko/tad</text:p>
      <text:p text:style-name="P5"><text:span text:style-name="T2">Página publicada (URL): </text:span><text:span text:style-name="T3">https://mako-ko.github.io/tad/src/</text:span></text:p>
      <text:p text:style-name="P6">Resumo (2–3 linhas sobre o problema e a solução):</text:p>
      <text:h text:style-name="P2" text:outline-level="1">3. Arquitetura de Informação e Páginas</text:h>
      <text:p text:style-name="P7">Estrutura de diretórios:</text:p>
      <text:p text:style-name="P8">src/<text:line-break/>|-- index.html<text:line-break/>|-- pages/<text:line-break/>| <text:s text:c="2"/>|-- <text:span text:style-name="T6">about</text:span>.html<text:line-break/>| <text:s text:c="2"/>|-- <text:span text:style-name="T6">login</text:span>.html<text:line-break/>| <text:s text:c="2"/>|-- <text:span text:style-name="T6">signin</text:span>.html<text:line-break/>| <text:s text:c="2"/>|-- <text:span text:style-name="T6">dashboard</text:span>.html<text:line-break/>| <text:s text:c="2"/>|-- <text:span text:style-name="T6">newtask</text:span>.html<text:line-break/>| <text:s text:c="2"/>|-- <text:span text:style-name="T6">00001</text:span>.html<text:line-break/>| <text:s text:c="2"/>|-- <text:span text:style-name="T6">00001-edit</text:span>.html<text:line-break/>|-- css/<text:line-break/>| <text:s text:c="2"/>|-- <text:span text:style-name="T7">style</text:span><text:span text:style-name="T8">s</text:span>.css<text:line-break/>|-- img/<text:line-break/>| <text:s text:c="2"/>|-- <text:span text:style-name="T8">girino-01.svg<text:line-break/></text:span>| <text:s text:c="2"/>|-- <text:span text:style-name="T8">girino-02.svg<text:line-break/></text:span>| <text:s text:c="2"/>|-- <text:span text:style-name="T8">girino-03.svg</text:span><text:line-break/>|-- js/<text:line-break/><text:soft-page-break/><text:span text:style-name="T9">README.md<text:line-break/>.gitignore</text:span></text:p>
      <text:p text:style-name="P7">Mapa do site:</text:p>
      <text:list text:style-name="L1">
        <text:list-item>
          <text:p text:style-name="P9">Home (index.html)</text:p>
        </text:list-item>
        <text:list-item>
          <text:p text:style-name="P10">Sobre (about.html)</text:p>
        </text:list-item>
        <text:list-item>
          <text:p text:style-name="P11"><text:span text:style-name="T10">Login</text:span> (login.html)</text:p>
        </text:list-item>
        <text:list-item>
          <text:p text:style-name="P11">Cadastro (<text:span text:style-name="T10">signin.html)</text:span></text:p>
        </text:list-item>
        <text:list-item>
          <text:p text:style-name="P10">Nova Tarefa (newtask.html)</text:p>
        </text:list-item>
        <text:list-item>
          <text:p text:style-name="P10">Tarefa Modelo (00001.html)</text:p>
        </text:list-item>
        <text:list-item>
          <text:p text:style-name="P10">Editar Tarefa Modelo (00001-edit.html)</text:p>
        </text:list-item>
        <text:list-item>
          <text:p text:style-name="P12">Painel de Tarefas (dashboard.html)</text:p>
        </text:list-item>
      </text:list>
      <text:p text:style-name="P13">Links para wireframes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office:value-type="string">
            <text:p text:style-name="P14">Página/Tela</text:p>
          </table:table-cell>
          <table:table-cell table:style-name="Tabela4.A1" office:value-type="string">
            <text:p text:style-name="P14">Breakpoint</text:p>
          </table:table-cell>
          <table:table-cell table:style-name="Tabela4.A1" office:value-type="string">
            <text:p text:style-name="P14">Endereço</text:p>
          </table:table-cell>
          <table:table-cell table:style-name="Tabela4.A1" office:value-type="string">
            <text:p text:style-name="P14">Versão</text:p>
          </table:table-cell>
          <table:table-cell table:style-name="Tabela4.A1" office:value-type="string">
            <text:p text:style-name="P14">Data</text:p>
          </table:table-cell>
          <table:table-cell table:style-name="Tabela4.F1" office:value-type="string">
            <text:p text:style-name="P14">Observações</text:p>
          </table:table-cell>
        </table:table-row>
        <table:table-row>
          <table:table-cell table:style-name="Tabela4.A2" office:value-type="string">
            <text:p text:style-name="P15">Todas</text:p>
          </table:table-cell>
          <table:table-cell table:style-name="Tabela4.A2" office:value-type="string">
            <text:p text:style-name="P15">Mobile (375px)</text:p>
          </table:table-cell>
          <table:table-cell table:style-name="Tabela4.A2" office:value-type="string">
            <text:p text:style-name="P16">https://drive.google.com/file/d/1nq6bjGBbByQbEHK-IuLMKQFD30Bq8lF3/view?usp=sharing</text:p>
          </table:table-cell>
          <table:table-cell table:style-name="Tabela4.A2" office:value-type="string">
            <text:p text:style-name="P15">1.0</text:p>
          </table:table-cell>
          <table:table-cell table:style-name="Tabela4.A2" office:value-type="string">
            <text:p text:style-name="P15">6/5</text:p>
          </table:table-cell>
          <table:table-cell table:style-name="Tabela4.F2" office:value-type="string">
            <text:p text:style-name="P17">Primeira versão.</text:p>
          </table:table-cell>
        </table:table-row>
      </table:table>
      <text:h text:style-name="P2" text:outline-level="1">4. Requisitos <text:s/><text:span text:style-name="T11">(versão 1.0)</text:span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8">ID</text:p>
          </table:table-cell>
          <table:table-cell table:style-name="Tabela6.A1" office:value-type="string">
            <text:p text:style-name="P18">Descrição</text:p>
          </table:table-cell>
          <table:table-cell table:style-name="Tabela6.A1" office:value-type="string">
            <text:p text:style-name="P18">Critério de Aceite</text:p>
          </table:table-cell>
          <table:table-cell table:style-name="Tabela6.D1" office:value-type="string">
            <text:p text:style-name="P18">Evidência (link)</text:p>
          </table:table-cell>
        </table:table-row>
        <table:table-row>
          <table:table-cell table:style-name="Tabela6.A2" office:value-type="string">
            <text:p text:style-name="P19">RF-01</text:p>
          </table:table-cell>
          <table:table-cell table:style-name="Tabela6.A2" office:value-type="string">
            <text:p text:style-name="P20">O usuário consegue criar um perfil para usar o aplicativo web.</text:p>
          </table:table-cell>
          <table:table-cell table:style-name="Tabela6.A2" office:value-type="string">
            <text:p text:style-name="P21"/>
          </table:table-cell>
          <table:table-cell table:style-name="Tabela6.D2" office:value-type="string">
            <text:p text:style-name="P22"/>
          </table:table-cell>
        </table:table-row>
        <table:table-row>
          <table:table-cell table:style-name="Tabela6.A2" office:value-type="string">
            <text:p text:style-name="P19">RF-02</text:p>
          </table:table-cell>
          <table:table-cell table:style-name="Tabela6.A2" office:value-type="string">
            <text:p text:style-name="P20">O usuário consegue fazer o login no aplicativo web.</text:p>
          </table:table-cell>
          <table:table-cell table:style-name="Tabela6.A2" office:value-type="string">
            <text:p text:style-name="P22"/>
          </table:table-cell>
          <table:table-cell table:style-name="Tabela6.D2" office:value-type="string">
            <text:p text:style-name="P22"/>
          </table:table-cell>
        </table:table-row>
        <table:table-row>
          <table:table-cell table:style-name="Tabela6.A2" office:value-type="string">
            <text:p text:style-name="P19">RF-03</text:p>
          </table:table-cell>
          <table:table-cell table:style-name="Tabela6.A2" office:value-type="string">
            <text:p text:style-name="P20">O usuário consegue acessar a dashboard, <text:span text:style-name="T12">onde ele pode visualizar e acessar</text:span> todas as suas tarefas cadastradas.</text:p>
          </table:table-cell>
          <table:table-cell table:style-name="Tabela6.A2" office:value-type="string">
            <text:p text:style-name="P22"/>
          </table:table-cell>
          <table:table-cell table:style-name="Tabela6.D2" office:value-type="string">
            <text:p text:style-name="P22"/>
          </table:table-cell>
        </table:table-row>
        <table:table-row>
          <table:table-cell table:style-name="Tabela6.A2" office:value-type="string">
            <text:p text:style-name="P19">RF-04</text:p>
          </table:table-cell>
          <table:table-cell table:style-name="Tabela6.A2" office:value-type="string">
            <text:p text:style-name="P20">O usuário consegue criar uma tarefa nova.</text:p>
          </table:table-cell>
          <table:table-cell table:style-name="Tabela6.A2" office:value-type="string">
            <text:p text:style-name="P22"/>
          </table:table-cell>
          <table:table-cell table:style-name="Tabela6.D2" office:value-type="string">
            <text:p text:style-name="P22"/>
          </table:table-cell>
        </table:table-row>
        <table:table-row>
          <table:table-cell table:style-name="Tabela6.A2" office:value-type="string">
            <text:p text:style-name="P19">RF-05</text:p>
          </table:table-cell>
          <table:table-cell table:style-name="Tabela6.A2" office:value-type="string">
            <text:p text:style-name="P20">O usuário consegue editar a tarefa criada.</text:p>
          </table:table-cell>
          <table:table-cell table:style-name="Tabela6.A2" office:value-type="string">
            <text:p text:style-name="P22"/>
          </table:table-cell>
          <table:table-cell table:style-name="Tabela6.D2" office:value-type="string">
            <text:p text:style-name="P22"/>
          </table:table-cell>
        </table:table-row>
        <text:soft-page-break/>
        <table:table-row>
          <table:table-cell table:style-name="Tabela6.A2" office:value-type="string">
            <text:p text:style-name="P19">RF-06</text:p>
          </table:table-cell>
          <table:table-cell table:style-name="Tabela6.A2" office:value-type="string">
            <text:p text:style-name="P20">O usuário c<text:span text:style-name="T12">onsegue acessar uma página com informações sobre o aplicativo web, o autor e sobre as versões do aplicativo.</text:span></text:p>
          </table:table-cell>
          <table:table-cell table:style-name="Tabela6.A2" office:value-type="string">
            <text:p text:style-name="P22"/>
          </table:table-cell>
          <table:table-cell table:style-name="Tabela6.D2" office:value-type="string">
            <text:p text:style-name="P22"/>
          </table:table-cell>
        </table:table-row>
        <table:table-row>
          <table:table-cell table:style-name="Tabela6.A2" office:value-type="string">
            <text:p text:style-name="P19">RNF-01</text:p>
          </table:table-cell>
          <table:table-cell table:style-name="Tabela6.A2" office:value-type="string">
            <text:p text:style-name="P23">O site deve ter boa usabilidade.</text:p>
          </table:table-cell>
          <table:table-cell table:style-name="Tabela6.A2" office:value-type="string">
            <text:p text:style-name="P22"/>
          </table:table-cell>
          <table:table-cell table:style-name="Tabela6.D2" office:value-type="string">
            <text:p text:style-name="P22"/>
          </table:table-cell>
        </table:table-row>
        <table:table-row>
          <table:table-cell table:style-name="Tabela6.A2" office:value-type="string">
            <text:p text:style-name="P24">RNF-0<text:span text:style-name="T13">2</text:span></text:p>
          </table:table-cell>
          <table:table-cell table:style-name="Tabela6.A2" office:value-type="string">
            <text:p text:style-name="P25">O site deve <text:span text:style-name="T11">ser acessível.</text:span></text:p>
          </table:table-cell>
          <table:table-cell table:style-name="Tabela6.A2" office:value-type="string">
            <text:p text:style-name="P22"/>
          </table:table-cell>
          <table:table-cell table:style-name="Tabela6.D2" office:value-type="string">
            <text:p text:style-name="P22"/>
          </table:table-cell>
        </table:table-row>
        <table:table-row>
          <table:table-cell table:style-name="Tabela6.A2" office:value-type="string">
            <text:p text:style-name="P24">RNF-0<text:span text:style-name="T13">3</text:span></text:p>
          </table:table-cell>
          <table:table-cell table:style-name="Tabela6.A2" office:value-type="string">
            <text:p text:style-name="P26">O site tem tempo de carregamento &lt; 2 segundos.</text:p>
          </table:table-cell>
          <table:table-cell table:style-name="Tabela6.A2" office:value-type="string">
            <text:p text:style-name="P22"/>
          </table:table-cell>
          <table:table-cell table:style-name="Tabela6.D2" office:value-type="string">
            <text:p text:style-name="P22"/>
          </table:table-cell>
        </table:table-row>
        <table:table-row>
          <table:table-cell table:style-name="Tabela6.A2" office:value-type="string">
            <text:p text:style-name="P24">RNF-0<text:span text:style-name="T13">4</text:span></text:p>
          </table:table-cell>
          <table:table-cell table:style-name="Tabela6.A2" office:value-type="string">
            <text:p text:style-name="P26">O site respeita o contraste de texto mínimo de 4:5:1.</text:p>
          </table:table-cell>
          <table:table-cell table:style-name="Tabela6.A2" office:value-type="string">
            <text:p text:style-name="P22"/>
          </table:table-cell>
          <table:table-cell table:style-name="Tabela6.D2" office:value-type="string">
            <text:p text:style-name="P22"/>
          </table:table-cell>
        </table:table-row>
      </table:table>
      <text:h text:style-name="P2" text:outline-level="1">5. Informações Técnicas — HTML5</text:h>
      <text:h text:style-name="Heading_20_2" text:outline-level="2">index.html</text:h>
      <text:p text:style-name="P27">&lt;!DOCTYPE html&gt;</text:p>
      <text:p text:style-name="P27">&lt;html lang="pt-BR"&gt;</text:p>
      <text:p text:style-name="P27"/>
      <text:p text:style-name="P27">&lt;head&gt;</text:p>
      <text:p text:style-name="P27"><text:s text:c="4"/>&lt;meta charset="UTF-8"&gt;</text:p>
      <text:p text:style-name="P27"><text:s text:c="4"/>&lt;meta name="viewport" content="width=device-width, initial-scale=1.0"&gt;</text:p>
      <text:p text:style-name="P27"><text:s text:c="4"/>&lt;title&gt;tad - sistema gerenciador de tarefas&lt;/title&gt;</text:p>
      <text:p text:style-name="P27"><text:s text:c="4"/>&lt;link href="https://mako-ko.github.io/tad/src/img/tad-icon.svg" rel="icon" /&gt;</text:p>
      <text:p text:style-name="P27"/>
      <text:p text:style-name="P27"><text:s text:c="4"/>&lt;!-- Google Fonts, Playfair Display para títulos e Inter para corpo do texto --&gt;</text:p>
      <text:p text:style-name="P27"><text:s text:c="4"/>&lt;link rel="preconnect" href="https://fonts.googleapis.com"&gt;</text:p>
      <text:p text:style-name="P27"><text:s text:c="4"/>&lt;link rel="preconnect" href="https://fonts.gstatic.com" crossorigin&gt;</text:p>
      <text:p text:style-name="P27"><text:s text:c="4"/>&lt;link</text:p>
      <text:p text:style-name="P27"><text:s text:c="8"/>href="https://fonts.googleapis.com/css2?family=Noto+Sans+Mono:wght@100..900&amp;family=Sour+Gummy:ital,wght@0,100..900;1,100..900&amp;display=swap"</text:p>
      <text:p text:style-name="P27"><text:s text:c="8"/>rel="stylesheet"&gt;</text:p>
      <text:p text:style-name="P27"/>
      <text:p text:style-name="P27"><text:s text:c="4"/>&lt;!-- Redirecionamento para a página de criação de conta --&gt;</text:p>
      <text:p text:style-name="P27"><text:soft-page-break/><text:s text:c="4"/>&lt;meta http-equiv="refresh" content="0; url=https://mako-ko.github.io/tad/src/pages/signin.html"&gt;</text:p>
      <text:p text:style-name="P27"/>
      <text:p text:style-name="P27"><text:s text:c="4"/>&lt;!-- Estilos personalizados --&gt;</text:p>
      <text:p text:style-name="P27"><text:s text:c="4"/>&lt;link rel="stylesheet" href="https://mako-ko.github.io/tad/src/css/styles.css"&gt;</text:p>
      <text:p text:style-name="P27">&lt;/head&gt;</text:p>
      <text:p text:style-name="P27"/>
      <text:p text:style-name="P27">&lt;body&gt;</text:p>
      <text:p text:style-name="P27">&lt;/body&gt;</text:p>
      <text:p text:style-name="P27"/>
      <text:p text:style-name="P27">&lt;/html&gt;</text:p>
      <text:h text:style-name="P28" text:outline-level="2">signin.html</text:h>
      <text:p text:style-name="P27">&lt;!DOCTYPE html&gt;</text:p>
      <text:p text:style-name="P27">&lt;html lang="pt-BR"&gt;</text:p>
      <text:p text:style-name="P27"/>
      <text:p text:style-name="P27">&lt;head&gt;</text:p>
      <text:p text:style-name="P27"><text:s text:c="4"/>&lt;meta charset="UTF-8"&gt;</text:p>
      <text:p text:style-name="P27"><text:s text:c="4"/>&lt;meta name="viewport" content="width=device-width, initial-scale=1.0"&gt;</text:p>
      <text:p text:style-name="P27"><text:s text:c="4"/>&lt;title&gt;tad - sistema gerenciador de tarefas&lt;/title&gt;</text:p>
      <text:p text:style-name="P27"><text:s text:c="4"/>&lt;link href="https://mako-ko.github.io/tad/src/img/tad-icon.svg" rel="icon" /&gt;</text:p>
      <text:p text:style-name="P27"/>
      <text:p text:style-name="P27"><text:s text:c="4"/>&lt;!-- Google Fonts, Playfair Display para títulos e Inter para corpo do texto --&gt;</text:p>
      <text:p text:style-name="P27"><text:s text:c="4"/>&lt;link rel="preconnect" href="https://fonts.googleapis.com"&gt;</text:p>
      <text:p text:style-name="P27"><text:s text:c="4"/>&lt;link rel="preconnect" href="https://fonts.gstatic.com" crossorigin&gt;</text:p>
      <text:p text:style-name="P27"><text:s text:c="4"/>&lt;link</text:p>
      <text:p text:style-name="P27"><text:s text:c="8"/>href="https://fonts.googleapis.com/css2?family=Noto+Sans+Mono:wght@100..900&amp;family=Sour+Gummy:ital,wght@0,100..900;1,100..900&amp;display=swap"</text:p>
      <text:p text:style-name="P27"><text:s text:c="8"/>rel="stylesheet"&gt;</text:p>
      <text:p text:style-name="P27"/>
      <text:p text:style-name="P27"><text:s text:c="4"/>&lt;!-- Estilos personalizados --&gt;</text:p>
      <text:p text:style-name="P27"><text:s text:c="4"/>&lt;link rel="stylesheet" href="https://mako-ko.github.io/tad/src/css/styles.css"&gt;</text:p>
      <text:p text:style-name="P27"><text:soft-page-break/>&lt;/head&gt;</text:p>
      <text:p text:style-name="P27"/>
      <text:p text:style-name="P27">&lt;body&gt;</text:p>
      <text:p text:style-name="P27"><text:s text:c="4"/>&lt;!-- Barra de Navegação --&gt;</text:p>
      <text:p text:style-name="P27"><text:s text:c="4"/>&lt;a class="skip-line" href="#conteudo-principal"&gt;Pular para o conteúdo principal.&lt;/a&gt;</text:p>
      <text:p text:style-name="P27"><text:s text:c="4"/>&lt;header class="header"&gt;</text:p>
      <text:p text:style-name="P27"><text:s text:c="8"/>&lt;!-- Logo --&gt;</text:p>
      <text:p text:style-name="P27"><text:s text:c="8"/>&lt;a class="logo" href="https://mako-ko.github.io/tad/src/index.html"&gt;</text:p>
      <text:p text:style-name="P27"><text:s text:c="12"/>&lt;div class="logo-icon"&gt;</text:p>
      <text:p text:style-name="P27"><text:s text:c="16"/>&lt;img loading="lazy" src="https://mako-ko.github.io/tad/src/img/tad-logo.svg"</text:p>
      <text:p text:style-name="P27"><text:s text:c="20"/>alt="tad, sistema gerenciador de tarefas"&gt;</text:p>
      <text:p text:style-name="P27"><text:s text:c="12"/>&lt;/div&gt;</text:p>
      <text:p text:style-name="P27"><text:s text:c="8"/>&lt;/a&gt;</text:p>
      <text:p text:style-name="P27"><text:s text:c="8"/>&lt;!-- Menu de Navegação --&gt;</text:p>
      <text:p text:style-name="P27"><text:s text:c="8"/>&lt;nav class="nav"&gt;</text:p>
      <text:p text:style-name="P27"><text:s text:c="12"/>&lt;ul&gt;</text:p>
      <text:p text:style-name="P27"><text:s text:c="16"/>&lt;li&gt;&lt;a href="https://mako-ko.github.io/tad/src/pages/about.html"&gt;Sobre o TAD&lt;/a&gt;&lt;/li&gt;</text:p>
      <text:p text:style-name="P27"><text:s text:c="16"/>&lt;li&gt;&lt;a href="https://mako-ko.github.io/tad/src/pages/login.html"&gt;Faça login&lt;/a&gt;&lt;/li&gt;</text:p>
      <text:p text:style-name="P27"><text:s text:c="12"/>&lt;/ul&gt;</text:p>
      <text:p text:style-name="P27"><text:s text:c="8"/>&lt;/nav&gt;</text:p>
      <text:p text:style-name="P27"><text:s text:c="8"/>&lt;/div&gt;</text:p>
      <text:p text:style-name="P27"><text:s text:c="4"/>&lt;/header&gt;</text:p>
      <text:p text:style-name="P27"/>
      <text:p text:style-name="P27"><text:s text:c="4"/>&lt;!-- Conteúdo Principal --&gt;</text:p>
      <text:p text:style-name="P27"><text:s text:c="4"/>&lt;main class="main" id="conteudo-principal" tabindex="-1"&gt;</text:p>
      <text:p text:style-name="P27"><text:s text:c="8"/>&lt;div class="section"&gt;</text:p>
      <text:p text:style-name="P27"><text:s text:c="12"/>&lt;h1&gt;Crie sua conta&lt;/h1&gt;</text:p>
      <text:p text:style-name="P27"><text:s text:c="12"/>&lt;form class="form-signin"&gt;</text:p>
      <text:p text:style-name="P27"><text:s text:c="16"/>&lt;p&gt;</text:p>
      <text:p text:style-name="P27"><text:s text:c="20"/>&lt;label for="nome"&gt;Nome:&lt;/label&gt;</text:p>
      <text:p text:style-name="P27"><text:soft-page-break/><text:s text:c="20"/>&lt;input type="text" id="nome" name="nome" placeholder="Seu nome completo..." required&gt;</text:p>
      <text:p text:style-name="P27"><text:s text:c="16"/>&lt;/p&gt;</text:p>
      <text:p text:style-name="P27"><text:s text:c="16"/>&lt;p&gt;</text:p>
      <text:p text:style-name="P27"><text:s text:c="20"/>&lt;label for="email"&gt;Seu e-mail de preferência:&lt;/label&gt;</text:p>
      <text:p text:style-name="P27"><text:s text:c="20"/>&lt;input type="email" id="email" name="email" placeholder="seunome@email.com" required&gt;</text:p>
      <text:p text:style-name="P27"><text:s text:c="16"/>&lt;/p&gt;</text:p>
      <text:p text:style-name="P27"><text:s text:c="16"/>&lt;p&gt;</text:p>
      <text:p text:style-name="P27"><text:s text:c="20"/>&lt;label for="senha"&gt;Senha:&lt;/label&gt;</text:p>
      <text:p text:style-name="P27"><text:s text:c="20"/>&lt;input type="password" id="senha" name="senha" placeholder="Sua senha..." required&gt;</text:p>
      <text:p text:style-name="P27"><text:s text:c="16"/>&lt;/p&gt;</text:p>
      <text:p text:style-name="P27"><text:s text:c="16"/>&lt;button class="btn-submit" type="submit"&gt;Cadastrar&lt;/button&gt;</text:p>
      <text:p text:style-name="P27"><text:s text:c="12"/>&lt;/form&gt;</text:p>
      <text:p text:style-name="P27"><text:s text:c="12"/>&lt;p&gt;Já tem uma conta? &lt;a href="https://mako-ko.github.io/tad/src/pages/login.html"&gt;Faça login&lt;/a&gt;&lt;/p&gt;</text:p>
      <text:p text:style-name="P27"><text:s text:c="8"/>&lt;/div&gt;</text:p>
      <text:p text:style-name="P27"><text:s text:c="4"/>&lt;/main&gt;</text:p>
      <text:p text:style-name="P27"><text:s text:c="4"/>&lt;footer id="footer" class="footer"&gt;2026. tad - sistema gerenciador de tarefas. &lt;br&gt;</text:p>
      <text:p text:style-name="P27"><text:s text:c="8"/>Marianne L Ferreira. Projeto para o Centro de Educação Profissional - Escola Ténica de Guará.</text:p>
      <text:p text:style-name="P27"><text:s text:c="4"/>&lt;/footer&gt;</text:p>
      <text:p text:style-name="P27">&lt;/body&gt;</text:p>
      <text:p text:style-name="P27"/>
      <text:p text:style-name="P27">&lt;/html&gt;</text:p>
      <text:h text:style-name="Heading_20_2" text:outline-level="2">login.html</text:h>
      <text:p text:style-name="P27">&lt;!DOCTYPE html&gt;</text:p>
      <text:p text:style-name="P27">&lt;html lang="pt-BR"&gt;</text:p>
      <text:p text:style-name="P27"/>
      <text:p text:style-name="P27">&lt;head&gt;</text:p>
      <text:p text:style-name="P27"><text:s text:c="4"/>&lt;meta charset="UTF-8"&gt;</text:p>
      <text:p text:style-name="P27"><text:s text:c="4"/>&lt;meta name="viewport" content="width=device-width, initial-scale=1.0"&gt;</text:p>
      <text:p text:style-name="P27"><text:soft-page-break/><text:s text:c="4"/>&lt;title&gt;tad - sistema gerenciador de tarefas&lt;/title&gt;</text:p>
      <text:p text:style-name="P27"><text:s text:c="4"/>&lt;link href="https://mako-ko.github.io/tad/src/img/tad-icon.svg" rel="icon" /&gt;</text:p>
      <text:p text:style-name="P27"/>
      <text:p text:style-name="P27"><text:s text:c="4"/>&lt;!-- Google Fonts, Playfair Display para títulos e Inter para corpo do texto --&gt;</text:p>
      <text:p text:style-name="P27"><text:s text:c="4"/>&lt;link rel="preconnect" href="https://fonts.googleapis.com"&gt;</text:p>
      <text:p text:style-name="P27"><text:s text:c="4"/>&lt;link rel="preconnect" href="https://fonts.gstatic.com" crossorigin&gt;</text:p>
      <text:p text:style-name="P27"><text:s text:c="4"/>&lt;link</text:p>
      <text:p text:style-name="P27"><text:s text:c="8"/>href="https://fonts.googleapis.com/css2?family=Noto+Sans+Mono:wght@100..900&amp;family=Sour+Gummy:ital,wght@0,100..900;1,100..900&amp;display=swap"</text:p>
      <text:p text:style-name="P27"><text:s text:c="8"/>rel="stylesheet"&gt;</text:p>
      <text:p text:style-name="P27"/>
      <text:p text:style-name="P27"><text:s text:c="4"/>&lt;!-- Estilos personalizados --&gt;</text:p>
      <text:p text:style-name="P27"><text:s text:c="4"/>&lt;link rel="stylesheet" href="https://mako-ko.github.io/tad/src/css/styles.css"&gt;</text:p>
      <text:p text:style-name="P27">&lt;/head&gt;</text:p>
      <text:p text:style-name="P27"/>
      <text:p text:style-name="P27">&lt;body&gt;</text:p>
      <text:p text:style-name="P27"><text:s text:c="4"/>&lt;!-- Barra de Navegação --&gt;</text:p>
      <text:p text:style-name="P27"><text:s text:c="4"/>&lt;a class="skip-line" href="#conteudo-principal"&gt;Pular para o conteúdo principal.&lt;/a&gt;</text:p>
      <text:p text:style-name="P27"><text:s text:c="4"/>&lt;header class="header"&gt;</text:p>
      <text:p text:style-name="P27"><text:s text:c="8"/>&lt;!-- Logo --&gt;</text:p>
      <text:p text:style-name="P27"><text:s text:c="8"/>&lt;a class="logo" href="https://mako-ko.github.io/tad/src/index.html"&gt;</text:p>
      <text:p text:style-name="P27"><text:s text:c="12"/>&lt;div class="logo-icon"&gt;</text:p>
      <text:p text:style-name="P27"><text:s text:c="16"/>&lt;img loading="lazy" src="https://mako-ko.github.io/tad/src/img/tad-logo.svg"</text:p>
      <text:p text:style-name="P27"><text:s text:c="20"/>alt="tad, sistema gerenciador de tarefas"&gt;</text:p>
      <text:p text:style-name="P27"><text:s text:c="12"/>&lt;/div&gt;</text:p>
      <text:p text:style-name="P27"><text:s text:c="8"/>&lt;/a&gt;</text:p>
      <text:p text:style-name="P27"><text:s text:c="8"/>&lt;!-- Menu de Navegação --&gt;</text:p>
      <text:p text:style-name="P27"><text:s text:c="8"/>&lt;nav class="nav"&gt;</text:p>
      <text:p text:style-name="P27"><text:s text:c="12"/>&lt;ul&gt;</text:p>
      <text:p text:style-name="P27"><text:s text:c="16"/>&lt;li&gt;&lt;a href="https://mako-ko.github.io/tad/src/pages/about.html"&gt;Sobre o TAD&lt;/a&gt;&lt;/li&gt;</text:p>
      <text:p text:style-name="P27"><text:soft-page-break/><text:s text:c="16"/>&lt;li&gt;&lt;a href="https://mako-ko.github.io/tad/src/pages/signin.html"&gt;Criar conta&lt;/a&gt;&lt;/li&gt;</text:p>
      <text:p text:style-name="P27"><text:s text:c="12"/>&lt;/ul&gt;</text:p>
      <text:p text:style-name="P27"><text:s text:c="8"/>&lt;/nav&gt;</text:p>
      <text:p text:style-name="P27"><text:s text:c="8"/>&lt;/div&gt;</text:p>
      <text:p text:style-name="P27"><text:s text:c="4"/>&lt;/header&gt;</text:p>
      <text:p text:style-name="P27"/>
      <text:p text:style-name="P27"><text:s text:c="4"/>&lt;!-- Conteúdo Principal --&gt;</text:p>
      <text:p text:style-name="P27"><text:s text:c="4"/>&lt;main class="main" id="conteudo-principal" tabindex="-1"&gt;</text:p>
      <text:p text:style-name="P27"><text:s text:c="8"/>&lt;div class="section"&gt;</text:p>
      <text:p text:style-name="P27"><text:s text:c="12"/>&lt;h1&gt;Acesse sua conta&lt;/h1&gt;</text:p>
      <text:p text:style-name="P27"><text:s text:c="12"/>&lt;form class="form-signin"&gt;</text:p>
      <text:p text:style-name="P27"><text:s text:c="16"/>&lt;p&gt;</text:p>
      <text:p text:style-name="P27"><text:s text:c="20"/>&lt;label for="email"&gt;E-mail:&lt;/label&gt;</text:p>
      <text:p text:style-name="P27"><text:s text:c="20"/>&lt;input type="email" id="email" name="email" placeholder="seunome@email.com" value="" required&gt;</text:p>
      <text:p text:style-name="P27"><text:s text:c="16"/>&lt;/p&gt;</text:p>
      <text:p text:style-name="P27"><text:s text:c="16"/>&lt;p&gt;</text:p>
      <text:p text:style-name="P27"><text:s text:c="20"/>&lt;label for="senha"&gt;Senha:&lt;/label&gt;</text:p>
      <text:p text:style-name="P27"><text:s text:c="20"/>&lt;input type="password" id="senha" name="senha" placeholder="Sua senha..." value="" required&gt;</text:p>
      <text:p text:style-name="P27"><text:s text:c="16"/>&lt;/p&gt;</text:p>
      <text:p text:style-name="P27"/>
      <text:p text:style-name="P27"><text:s text:c="16"/>&lt;button class="btn-submit" type="submit"&gt;Entrar&lt;/button&gt;</text:p>
      <text:p text:style-name="P27"><text:s text:c="12"/>&lt;/form&gt;</text:p>
      <text:p text:style-name="P27"><text:s text:c="12"/>&lt;p&gt;Primeira vez aqui? &lt;a href="https://mako-ko.github.io/tad/src/pages/signin.html"&gt;Crie uma conta&lt;/a&gt;&lt;/p&gt;</text:p>
      <text:p text:style-name="P27"><text:s text:c="8"/>&lt;/div&gt;</text:p>
      <text:p text:style-name="P27"><text:s text:c="4"/>&lt;/main&gt;</text:p>
      <text:p text:style-name="P27"><text:s text:c="4"/>&lt;footer id="footer" class="footer"&gt;2026. tad - sistema gerenciador de tarefas. &lt;br&gt;</text:p>
      <text:p text:style-name="P27"><text:s text:c="8"/>Marianne L Ferreira. Projeto para o Centro de Educação Profissional - Escola Ténica de Guará.</text:p>
      <text:p text:style-name="P27"><text:s text:c="4"/>&lt;/footer&gt;</text:p>
      <text:p text:style-name="P27"><text:soft-page-break/>&lt;/body&gt;</text:p>
      <text:p text:style-name="P27"/>
      <text:p text:style-name="P27">&lt;/html&gt;</text:p>
      <text:h text:style-name="Heading_20_2" text:outline-level="2">about.html</text:h>
      <text:p text:style-name="P27">&lt;!DOCTYPE html&gt;</text:p>
      <text:p text:style-name="P27">&lt;html lang="pt-BR"&gt;</text:p>
      <text:p text:style-name="P27"/>
      <text:p text:style-name="P27">&lt;head&gt;</text:p>
      <text:p text:style-name="P27"><text:s text:c="4"/>&lt;meta charset="UTF-8"&gt;</text:p>
      <text:p text:style-name="P27"><text:s text:c="4"/>&lt;meta name="viewport" content="width=device-width, initial-scale=1.0"&gt;</text:p>
      <text:p text:style-name="P27"><text:s text:c="4"/>&lt;title&gt;tad - sistema gerenciador de tarefas&lt;/title&gt;</text:p>
      <text:p text:style-name="P27"><text:s text:c="4"/>&lt;link href="https://mako-ko.github.io/tad/src/img/tad-icon.svg" rel="icon" /&gt;</text:p>
      <text:p text:style-name="P27"/>
      <text:p text:style-name="P27"><text:s text:c="4"/>&lt;!-- Google Fonts, Playfair Display para títulos e Inter para corpo do texto --&gt;</text:p>
      <text:p text:style-name="P27"><text:s text:c="4"/>&lt;link rel="preconnect" href="https://fonts.googleapis.com"&gt;</text:p>
      <text:p text:style-name="P27"><text:s text:c="4"/>&lt;link rel="preconnect" href="https://fonts.gstatic.com" crossorigin&gt;</text:p>
      <text:p text:style-name="P27"><text:s text:c="4"/>&lt;link</text:p>
      <text:p text:style-name="P27"><text:s text:c="8"/>href="https://fonts.googleapis.com/css2?family=Noto+Sans+Mono:wght@100..900&amp;family=Sour+Gummy:ital,wght@0,100..900;1,100..900&amp;display=swap"</text:p>
      <text:p text:style-name="P27"><text:s text:c="8"/>rel="stylesheet"&gt;</text:p>
      <text:p text:style-name="P27"/>
      <text:p text:style-name="P27"><text:s text:c="4"/>&lt;!-- Estilos personalizados --&gt;</text:p>
      <text:p text:style-name="P27"><text:s text:c="4"/>&lt;link rel="stylesheet" href="https://mako-ko.github.io/tad/src/css/about.css"&gt;</text:p>
      <text:p text:style-name="P27">&lt;/head&gt;</text:p>
      <text:p text:style-name="P27"/>
      <text:p text:style-name="P27">&lt;body&gt;</text:p>
      <text:p text:style-name="P27"><text:s text:c="4"/>&lt;!-- Barra de Navegação --&gt;</text:p>
      <text:p text:style-name="P27"><text:s text:c="4"/>&lt;a class="skip-line" href="#conteudo-principal"&gt;Pular para o conteúdo principal.&lt;/a&gt;</text:p>
      <text:p text:style-name="P27"><text:s text:c="4"/>&lt;header class="header"&gt;</text:p>
      <text:p text:style-name="P27"><text:s text:c="8"/>&lt;!-- Logo --&gt;</text:p>
      <text:p text:style-name="P27"><text:s text:c="8"/>&lt;a class="logo" href="https://mako-ko.github.io/tad/src/index.html"&gt;</text:p>
      <text:p text:style-name="P27"><text:soft-page-break/><text:s text:c="12"/>&lt;div class="logo-icon"&gt;</text:p>
      <text:p text:style-name="P27"><text:s text:c="16"/>&lt;img loading="lazy" src="https://mako-ko.github.io/tad/src/img/tad-logo.svg"</text:p>
      <text:p text:style-name="P27"><text:s text:c="20"/>alt="tad, sistema gerenciador de tarefas"&gt;</text:p>
      <text:p text:style-name="P27"><text:s text:c="12"/>&lt;/div&gt;</text:p>
      <text:p text:style-name="P27"><text:s text:c="8"/>&lt;/a&gt;</text:p>
      <text:p text:style-name="P27"><text:s text:c="8"/>&lt;!-- Menu de Navegação --&gt;</text:p>
      <text:p text:style-name="P27"><text:s text:c="8"/>&lt;nav class="nav"&gt;</text:p>
      <text:p text:style-name="P27"><text:s text:c="12"/>&lt;ul&gt;</text:p>
      <text:p text:style-name="P27"><text:s text:c="16"/>&lt;li&gt;&lt;a href="https://mako-ko.github.io/tad/src/pages/signin.html"&gt;Criar conta&lt;/a&gt;&lt;/li&gt;</text:p>
      <text:p text:style-name="P27"><text:s text:c="16"/>&lt;li&gt;&lt;a href="https://mako-ko.github.io/tad/src/pages/login.html"&gt;Faça login&lt;/a&gt;&lt;/li&gt;</text:p>
      <text:p text:style-name="P27"><text:s text:c="12"/>&lt;/ul&gt;</text:p>
      <text:p text:style-name="P27"><text:s text:c="8"/>&lt;/nav&gt;</text:p>
      <text:p text:style-name="P27"><text:s text:c="8"/>&lt;/div&gt;</text:p>
      <text:p text:style-name="P27"><text:s text:c="4"/>&lt;/header&gt;</text:p>
      <text:p text:style-name="P27"/>
      <text:p text:style-name="P27"><text:s text:c="4"/>&lt;!-- Conteúdo Principal --&gt;</text:p>
      <text:p text:style-name="P27"><text:s text:c="4"/>&lt;main class="main" id="conteudo-principal" tabindex="-1"&gt;</text:p>
      <text:p text:style-name="P27"><text:s text:c="8"/>&lt;h1&gt;Sobre o TAD&lt;/h1&gt;</text:p>
      <text:p text:style-name="P27"><text:s text:c="8"/>&lt;div class="section"&gt;</text:p>
      <text:p text:style-name="P27"><text:s text:c="12"/>&lt;p class="p"&gt;O tad é um sistema gerenciador de tarefas desenvolvido para facilitar a organização e o acompanhamento</text:p>
      <text:p text:style-name="P27"><text:s text:c="16"/>de atividades diárias. &lt;/p&gt;</text:p>
      <text:p text:style-name="P27"><text:s text:c="12"/>&lt;p&gt;O objetivo é desenvolver uma aplicação web estática, responsiva e acessível, utilizando HTML5 semântico e</text:p>
      <text:p text:style-name="P27"><text:s text:c="16"/>CSS3 (Flexbox/Grid); seguindo as boas práticas de codificação, responsividade e conformidade com WCAG</text:p>
      <text:p text:style-name="P27"><text:s text:c="16"/>2.2 nível AA.&lt;/p&gt;</text:p>
      <text:p text:style-name="P27"><text:s text:c="12"/>&lt;p&gt;A aplicação web desenvolvida será feita focando-se no método de produtividade Eat The Frog, onde o</text:p>
      <text:p text:style-name="P27"><text:s text:c="16"/>usuário, a cada dia, deve elencar qual das tarefas dispostas para aquele dia é a mais importante para</text:p>
      <text:p text:style-name="P27"><text:s text:c="16"/>ele completar, e assim, o usuário deve focar em completar essa tarefa primeiro. &lt;br&gt;</text:p>
      <text:p text:style-name="P27"><text:soft-page-break/><text:s text:c="16"/>Outro objetivo da aplicação é ter uma opção de tarefas recorrentes e, as tarefas que não forem, serão</text:p>
      <text:p text:style-name="P27"><text:s text:c="16"/>herdadas para a lista de tarefas do dia seguinte.&lt;/p&gt;</text:p>
      <text:p text:style-name="P27"><text:s text:c="12"/>&lt;h2&gt;Versões do TAD&lt;/h2&gt;</text:p>
      <text:p text:style-name="P27"><text:s text:c="12"/>&lt;h3&gt;Versão Pre-Alpha 1.0 - 2026&lt;/h3&gt;</text:p>
      <text:p text:style-name="P27"><text:s text:c="12"/>&lt;p&gt;Esta é a primeira versão deste aplicativo web, onde foram desenvolvidas apenas as telas estáticas das principais telas do aplicativo.&lt;/p&gt;</text:p>
      <text:p text:style-name="P27"><text:s text:c="12"/>&lt;p&gt;Temos no momento dois links para acessar o aplicativo web: A &lt;a href="https://mako-ko.github.io/tad/src/index.html"&gt;página inicial&lt;/a&gt;, que automaticamente encaminha o usuário para a página de &lt;i&gt;Cadastro&lt;/i&gt; de uma conta nova. E a dashboard denominadas &lt;a href="https://mako-ko.github.io/tad/src/pages/dashboard.html"&gt;&lt;i&gt;Minhas Tarefas&lt;/i&gt;&lt;/a&gt;, o ambiente após o login do usuário.&lt;/p&gt;</text:p>
      <text:p text:style-name="P27"><text:s text:c="8"/>&lt;/div&gt;</text:p>
      <text:p text:style-name="P27"><text:s text:c="4"/>&lt;/main&gt;</text:p>
      <text:p text:style-name="P27"><text:s text:c="4"/>&lt;footer id="footer" class="footer"&gt;2026. tad - sistema gerenciador de tarefas. &lt;br&gt;</text:p>
      <text:p text:style-name="P27"><text:s text:c="8"/>Marianne L Ferreira. Projeto para o Centro de Educação Profissional - Escola Ténica de Guará.</text:p>
      <text:p text:style-name="P27"><text:s text:c="4"/>&lt;/footer&gt;</text:p>
      <text:p text:style-name="P27">&lt;/body&gt;</text:p>
      <text:p text:style-name="P27"/>
      <text:p text:style-name="P27">&lt;/html&gt;</text:p>
      <text:h text:style-name="Heading_20_2" text:outline-level="2">dashboard.html</text:h>
      <text:p text:style-name="P27">&lt;!DOCTYPE html&gt;</text:p>
      <text:p text:style-name="P27">&lt;html lang="pt-BR"&gt;</text:p>
      <text:p text:style-name="P27"/>
      <text:p text:style-name="P27">&lt;head&gt;</text:p>
      <text:p text:style-name="P27"><text:s text:c="4"/>&lt;meta charset="UTF-8"&gt;</text:p>
      <text:p text:style-name="P27"><text:s text:c="4"/>&lt;meta name="viewport" content="width=device-width, initial-scale=1.0"&gt;</text:p>
      <text:p text:style-name="P27"><text:s text:c="4"/>&lt;title&gt;tad - sistema gerenciador de tarefas&lt;/title&gt;</text:p>
      <text:p text:style-name="P27"><text:s text:c="4"/>&lt;link href="https://mako-ko.github.io/tad/src/img/tad-icon.svg" rel="icon" /&gt;</text:p>
      <text:p text:style-name="P27"/>
      <text:p text:style-name="P27"><text:s text:c="4"/>&lt;!-- Google Fonts, Playfair Display para títulos e Inter para corpo do texto --&gt;</text:p>
      <text:p text:style-name="P27"><text:s text:c="4"/>&lt;link rel="preconnect" href="https://fonts.googleapis.com"&gt;</text:p>
      <text:p text:style-name="P27"><text:s text:c="4"/>&lt;link rel="preconnect" href="https://fonts.gstatic.com" crossorigin&gt;</text:p>
      <text:p text:style-name="P27"><text:soft-page-break/><text:s text:c="4"/>&lt;link</text:p>
      <text:p text:style-name="P27"><text:s text:c="8"/>href="https://fonts.googleapis.com/css2?family=Noto+Sans+Mono:wght@100..900&amp;family=Sour+Gummy:ital,wght@0,100..900;1,100..900&amp;display=swap"</text:p>
      <text:p text:style-name="P27"><text:s text:c="8"/>rel="stylesheet"&gt;</text:p>
      <text:p text:style-name="P27"/>
      <text:p text:style-name="P27"><text:s text:c="4"/>&lt;!-- Estilos personalizados --&gt;</text:p>
      <text:p text:style-name="P27"><text:s text:c="4"/>&lt;link rel="stylesheet" href="https://mako-ko.github.io/tad/src/css/dashboard.css"&gt;</text:p>
      <text:p text:style-name="P27">&lt;/head&gt;</text:p>
      <text:p text:style-name="P27"/>
      <text:p text:style-name="P27">&lt;body&gt;</text:p>
      <text:p text:style-name="P27"><text:s text:c="4"/>&lt;!-- Barra de Navegação --&gt;</text:p>
      <text:p text:style-name="P27"><text:s text:c="4"/>&lt;a class="skip-line" href="#conteudo-principal"&gt;Pular para o conteúdo principal.&lt;/a&gt;</text:p>
      <text:p text:style-name="P27"><text:s text:c="4"/>&lt;header class="header"&gt;</text:p>
      <text:p text:style-name="P27"><text:s text:c="8"/>&lt;!-- Logo --&gt;</text:p>
      <text:p text:style-name="P27"><text:s text:c="8"/>&lt;a class="logo" href="https://mako-ko.github.io/tad/src/index.html"&gt;</text:p>
      <text:p text:style-name="P27"><text:s text:c="12"/>&lt;div class="logo-icon"&gt;</text:p>
      <text:p text:style-name="P27"><text:s text:c="16"/>&lt;img loading="lazy" src="https://mako-ko.github.io/tad/src/img/icon.svg"</text:p>
      <text:p text:style-name="P27"><text:s text:c="20"/>alt="tad, sistema gerenciador de tarefas"&gt;</text:p>
      <text:p text:style-name="P27"><text:s text:c="12"/>&lt;/div&gt;</text:p>
      <text:p text:style-name="P27"><text:s text:c="8"/>&lt;/a&gt;</text:p>
      <text:p text:style-name="P27"><text:s text:c="8"/>&lt;!-- Menu de Navegação --&gt;</text:p>
      <text:p text:style-name="P27"><text:s text:c="8"/>&lt;nav class="nav"&gt;</text:p>
      <text:p text:style-name="P27"><text:s text:c="12"/>&lt;ul&gt;</text:p>
      <text:p text:style-name="P27"><text:s text:c="16"/>&lt;li class="nav-link"&gt;&lt;a href="https://mako-ko.github.io/tad/src/pages/dashboard.html"&gt;Minhas tarefas&lt;/a&gt;</text:p>
      <text:p text:style-name="P27"><text:s text:c="16"/>&lt;/li&gt;</text:p>
      <text:p text:style-name="P27"><text:s text:c="16"/>&lt;li&gt;&lt;a href="https://mako-ko.github.io/tad/src/pages/newtask.html"&gt;Criar tarefa&lt;/a&gt;&lt;/li&gt;</text:p>
      <text:p text:style-name="P27"><text:s text:c="16"/>&lt;li&gt;&lt;a href="https://mako-ko.github.io/tad/src/pages/config.html"&gt;Configurações&lt;/a&gt;&lt;/li&gt;</text:p>
      <text:p text:style-name="P27"><text:s text:c="16"/>&lt;li&gt;&lt;a href="https://mako-ko.github.io/tad/src/index.html"&gt;Sair&lt;/a&gt;&lt;/li&gt;</text:p>
      <text:p text:style-name="P27"><text:s text:c="12"/>&lt;/ul&gt;</text:p>
      <text:p text:style-name="P27"><text:soft-page-break/><text:s text:c="8"/>&lt;/nav&gt;</text:p>
      <text:p text:style-name="P27"><text:s text:c="4"/>&lt;/header&gt;</text:p>
      <text:p text:style-name="P27"/>
      <text:p text:style-name="P27"><text:s text:c="4"/>&lt;!-- Conteúdo Principal --&gt;</text:p>
      <text:p text:style-name="P27"><text:s text:c="4"/>&lt;main class="main" id="conteudo-principal" tabindex="-1"&gt;</text:p>
      <text:p text:style-name="P27"><text:s text:c="8"/>&lt;h1&gt;minhas tarefas&lt;/h1&gt;</text:p>
      <text:p text:style-name="P27"><text:s text:c="8"/>&lt;div class="taskboard"&gt;</text:p>
      <text:p text:style-name="P27"/>
      <text:p text:style-name="P27"><text:s text:c="12"/>&lt;!-- exemplo de tarefa prioritária--&gt;</text:p>
      <text:p text:style-name="P27"><text:s text:c="12"/>&lt;div class="task-card-frog"&gt;</text:p>
      <text:p text:style-name="P27"><text:s text:c="16"/>&lt;a href="https://mako-ko.github.io/tad/src/pages/00001.html" class="task-link"&gt;</text:p>
      <text:p text:style-name="P27"><text:s text:c="20"/>&lt;h3&gt;🐸 Tarefa Prioridade 1&lt;/h3&gt;</text:p>
      <text:p text:style-name="P27"><text:s text:c="20"/>&lt;p&gt;Descrição da tarefa prioridade 1.&lt;/p&gt;</text:p>
      <text:p text:style-name="P27"><text:s text:c="16"/>&lt;/a&gt;</text:p>
      <text:p text:style-name="P27"><text:s text:c="16"/>&lt;div class="btn-group"&gt;</text:p>
      <text:p text:style-name="P27"><text:s text:c="20"/>&lt;button class="btn-edit" type="button"&gt;&lt;a</text:p>
      <text:p text:style-name="P27"><text:s text:c="28"/>href="https://mako-ko.github.io/tad/src/pages/00001-edit.html"&gt;Editar&lt;/a&gt;&lt;/button&gt;</text:p>
      <text:p text:style-name="P27"><text:s text:c="20"/>&lt;button class="btn-check" type="button"&gt;Concluir&lt;/button&gt;</text:p>
      <text:p text:style-name="P27"><text:s text:c="16"/>&lt;/div&gt;</text:p>
      <text:p text:style-name="P27"><text:s text:c="12"/>&lt;/div&gt;</text:p>
      <text:p text:style-name="P27"/>
      <text:p text:style-name="P27"><text:s text:c="12"/>&lt;!-- exemplo de tarefa prioritária--&gt;</text:p>
      <text:p text:style-name="P27"><text:s text:c="12"/>&lt;div class="task-card-frog"&gt;</text:p>
      <text:p text:style-name="P27"><text:s text:c="16"/>&lt;a href="https://mako-ko.github.io/tad/src/pages/00002.html" class="task-link"&gt;</text:p>
      <text:p text:style-name="P27"><text:s text:c="20"/>&lt;h3&gt;🐸 Tarefa Prioridade 2&lt;/h3&gt;</text:p>
      <text:p text:style-name="P27"><text:s text:c="20"/>&lt;p&gt;Descrição da tarefa prioridade 2.&lt;/p&gt;</text:p>
      <text:p text:style-name="P27"><text:s text:c="16"/>&lt;/a&gt;</text:p>
      <text:p text:style-name="P27"><text:s text:c="16"/>&lt;div class="btn-group"&gt;</text:p>
      <text:p text:style-name="P27"><text:s text:c="20"/>&lt;button class="btn-edit" type="button"&gt;&lt;a</text:p>
      <text:p text:style-name="P27"><text:soft-page-break/><text:s text:c="28"/>href="https://mako-ko.github.io/tad/src/pages/00002-edit.html"&gt;Editar&lt;/a&gt;&lt;/button&gt;</text:p>
      <text:p text:style-name="P27"><text:s text:c="20"/>&lt;button class="btn-check" type="button"&gt;Concluir&lt;/button&gt;</text:p>
      <text:p text:style-name="P27"><text:s text:c="16"/>&lt;/div&gt;</text:p>
      <text:p text:style-name="P27"><text:s text:c="12"/>&lt;/div&gt;</text:p>
      <text:p text:style-name="P27"><text:s text:c="12"/></text:p>
      <text:p text:style-name="P27"/>
      <text:p text:style-name="P27"><text:s text:c="12"/>&lt;!-- exemplo de tarefa normal --&gt;</text:p>
      <text:p text:style-name="P27"><text:s text:c="12"/>&lt;div class="task-card"&gt;</text:p>
      <text:p text:style-name="P27"><text:s text:c="16"/>&lt;a href="https://mako-ko.github.io/tad/src/pages/00003.html" class="task-link"&gt;</text:p>
      <text:p text:style-name="P27"><text:s text:c="20"/>&lt;h3&gt;Tarefa 3&lt;/h3&gt;</text:p>
      <text:p text:style-name="P27"><text:s text:c="20"/>&lt;p&gt;Descrição da tarefa 3.&lt;/p&gt;</text:p>
      <text:p text:style-name="P27"><text:s text:c="16"/>&lt;/a&gt;</text:p>
      <text:p text:style-name="P27"><text:s text:c="16"/>&lt;div class="btn-group"&gt;</text:p>
      <text:p text:style-name="P27"><text:s text:c="20"/>&lt;button class="btn-edit" type="button"&gt;&lt;a</text:p>
      <text:p text:style-name="P27"><text:s text:c="28"/>href="https://mako-ko.github.io/tad/src/pages/00003-edit.html"&gt;Editar&lt;/a&gt;&lt;/button&gt;</text:p>
      <text:p text:style-name="P27"><text:s text:c="20"/>&lt;button class="btn-check" type="button"&gt;Concluir&lt;/button&gt;</text:p>
      <text:p text:style-name="P27"><text:s text:c="16"/>&lt;/div&gt;</text:p>
      <text:p text:style-name="P27"/>
      <text:p text:style-name="P27"><text:s text:c="12"/>&lt;/div&gt;</text:p>
      <text:p text:style-name="P27"/>
      <text:p text:style-name="P27"><text:s text:c="12"/>&lt;div class="task-card"&gt;</text:p>
      <text:p text:style-name="P27"><text:s text:c="16"/>&lt;a href="https://mako-ko.github.io/tad/src/pages/00004.html" class="task-link"&gt;</text:p>
      <text:p text:style-name="P27"><text:s text:c="20"/>&lt;h3&gt;Tarefa 4&lt;/h3&gt;</text:p>
      <text:p text:style-name="P27"><text:s text:c="20"/>&lt;p&gt;Descrição da tarefa 4.&lt;/p&gt;</text:p>
      <text:p text:style-name="P27"><text:s text:c="16"/>&lt;/a&gt;</text:p>
      <text:p text:style-name="P27"><text:s text:c="16"/>&lt;div class="btn-group"&gt;</text:p>
      <text:p text:style-name="P27"><text:s text:c="20"/>&lt;button class="btn-edit" type="button"&gt;&lt;a</text:p>
      <text:p text:style-name="P27"><text:s text:c="28"/>href="https://mako-ko.github.io/tad/src/pages/00004-edit.html"&gt;Editar&lt;/a&gt;&lt;/button&gt;</text:p>
      <text:p text:style-name="P27"><text:soft-page-break/><text:s text:c="20"/>&lt;button class="btn-check" type="button"&gt;Concluir&lt;/button&gt;</text:p>
      <text:p text:style-name="P27"><text:s text:c="16"/>&lt;/div&gt;</text:p>
      <text:p text:style-name="P27"/>
      <text:p text:style-name="P27"><text:s text:c="12"/>&lt;/div&gt;</text:p>
      <text:p text:style-name="P27"/>
      <text:p text:style-name="P27"><text:s text:c="12"/>&lt;div class="task-card"&gt;</text:p>
      <text:p text:style-name="P27"><text:s text:c="16"/>&lt;a href="https://mako-ko.github.io/tad/src/pages/00005.html" class="task-link"&gt;</text:p>
      <text:p text:style-name="P27"><text:s text:c="20"/>&lt;h3&gt;Tarefa 5&lt;/h3&gt;</text:p>
      <text:p text:style-name="P27"><text:s text:c="20"/>&lt;p&gt;Descrição da tarefa 5.&lt;/p&gt;</text:p>
      <text:p text:style-name="P27"><text:s text:c="16"/>&lt;/a&gt;</text:p>
      <text:p text:style-name="P27"><text:s text:c="16"/>&lt;div class="btn-group"&gt;</text:p>
      <text:p text:style-name="P27"><text:s text:c="20"/>&lt;button class="btn-edit" type="button"&gt;&lt;a</text:p>
      <text:p text:style-name="P27"><text:s text:c="28"/>href="https://mako-ko.github.io/tad/src/pages/00005-edit.html"&gt;Editar&lt;/a&gt;&lt;/button&gt;</text:p>
      <text:p text:style-name="P27"><text:s text:c="20"/>&lt;button class="btn-check" type="button"&gt;Concluir&lt;/button&gt;</text:p>
      <text:p text:style-name="P27"><text:s text:c="16"/>&lt;/div&gt;</text:p>
      <text:p text:style-name="P27"/>
      <text:p text:style-name="P27"><text:s text:c="12"/>&lt;/div&gt;</text:p>
      <text:p text:style-name="P27"/>
      <text:p text:style-name="P27"><text:s text:c="12"/>&lt;div class="task-card"&gt;</text:p>
      <text:p text:style-name="P27"><text:s text:c="16"/>&lt;a href="https://mako-ko.github.io/tad/src/pages/00006.html" class="task-link"&gt;</text:p>
      <text:p text:style-name="P27"><text:s text:c="20"/>&lt;h3&gt;Tarefa 6&lt;/h3&gt;</text:p>
      <text:p text:style-name="P27"><text:s text:c="20"/>&lt;p&gt;Descrição da tarefa 6.&lt;/p&gt;</text:p>
      <text:p text:style-name="P27"><text:s text:c="16"/>&lt;/a&gt;</text:p>
      <text:p text:style-name="P27"><text:s text:c="16"/>&lt;div class="btn-group"&gt;</text:p>
      <text:p text:style-name="P27"><text:s text:c="20"/>&lt;button class="btn-edit" type="button"&gt;&lt;a</text:p>
      <text:p text:style-name="P27"><text:s text:c="28"/>href="https://mako-ko.github.io/tad/src/pages/00006-edit.html"&gt;Editar&lt;/a&gt;&lt;/button&gt;</text:p>
      <text:p text:style-name="P27"><text:s text:c="20"/>&lt;button class="btn-check" type="button"&gt;Concluir&lt;/button&gt;</text:p>
      <text:p text:style-name="P27"><text:s text:c="16"/>&lt;/div&gt;</text:p>
      <text:p text:style-name="P27"/>
      <text:p text:style-name="P27"><text:soft-page-break/><text:s text:c="12"/>&lt;/div&gt;</text:p>
      <text:p text:style-name="P27"/>
      <text:p text:style-name="P27"><text:s text:c="12"/>&lt;div class="task-card"&gt;</text:p>
      <text:p text:style-name="P27"><text:s text:c="16"/>&lt;a href="https://mako-ko.github.io/tad/src/pages/00007.html" class="task-link"&gt;</text:p>
      <text:p text:style-name="P27"><text:s text:c="20"/>&lt;h3&gt;Tarefa 7&lt;/h3&gt;</text:p>
      <text:p text:style-name="P27"><text:s text:c="20"/>&lt;p&gt;Descrição da tarefa 7.&lt;/p&gt;</text:p>
      <text:p text:style-name="P27"><text:s text:c="16"/>&lt;/a&gt;</text:p>
      <text:p text:style-name="P27"><text:s text:c="16"/>&lt;div class="btn-group"&gt;</text:p>
      <text:p text:style-name="P27"><text:s text:c="20"/>&lt;button class="btn-edit" type="button"&gt;&lt;a</text:p>
      <text:p text:style-name="P27"><text:s text:c="28"/>href="https://mako-ko.github.io/tad/src/pages/00007-edit.html"&gt;Editar&lt;/a&gt;&lt;/button&gt;</text:p>
      <text:p text:style-name="P27"><text:s text:c="20"/>&lt;button class="btn-check" type="button"&gt;Concluir&lt;/button&gt;</text:p>
      <text:p text:style-name="P27"><text:s text:c="16"/>&lt;/div&gt;</text:p>
      <text:p text:style-name="P27"/>
      <text:p text:style-name="P27"><text:s text:c="12"/>&lt;/div&gt;</text:p>
      <text:p text:style-name="P27"><text:s text:c="8"/>&lt;/div&gt;</text:p>
      <text:p text:style-name="P27"><text:s text:c="4"/>&lt;/main&gt;</text:p>
      <text:p text:style-name="P27"/>
      <text:p text:style-name="P27"><text:s text:c="4"/>&lt;footer id="footer" class="footer"&gt;2026. tad - sistema gerenciador de tarefas. &lt;br&gt;</text:p>
      <text:p text:style-name="P27"><text:s text:c="8"/>Marianne L Ferreira. Projeto para o Centro de Educação Profissional - Escola Ténica de Guará.</text:p>
      <text:p text:style-name="P27"><text:s text:c="4"/>&lt;/footer&gt;</text:p>
      <text:p text:style-name="P27">&lt;/body&gt;</text:p>
      <text:p text:style-name="P27"/>
      <text:p text:style-name="P27">&lt;/html&gt;</text:p>
      <text:h text:style-name="P29" text:outline-level="2">Nova tarefa (newtask.html)<text:span text:style-name="T14"/></text:h>
      <text:p text:style-name="P30">&lt;!DOCTYPE html&gt;</text:p>
      <text:p text:style-name="P30">&lt;html lang="pt-BR"&gt;</text:p>
      <text:p text:style-name="P30"/>
      <text:p text:style-name="P30">&lt;head&gt;</text:p>
      <text:p text:style-name="P30"><text:s text:c="4"/>&lt;meta charset="UTF-8"&gt;</text:p>
      <text:p text:style-name="P30"><text:soft-page-break/><text:s text:c="4"/>&lt;meta name="viewport" content="width=device-width, initial-scale=1.0"&gt;</text:p>
      <text:p text:style-name="P30"><text:s text:c="4"/>&lt;title&gt;tad - sistema gerenciador de tarefas&lt;/title&gt;</text:p>
      <text:p text:style-name="P30"><text:s text:c="4"/>&lt;link href="https://mako-ko.github.io/tad/src/img/tad-icon.svg" rel="icon" /&gt;</text:p>
      <text:p text:style-name="P30"/>
      <text:p text:style-name="P30"><text:s text:c="4"/>&lt;!-- Google Fonts, Playfair Display para títulos e Inter para corpo do texto --&gt;</text:p>
      <text:p text:style-name="P30"><text:s text:c="4"/>&lt;link rel="preconnect" href="https://fonts.googleapis.com"&gt;</text:p>
      <text:p text:style-name="P30"><text:s text:c="4"/>&lt;link rel="preconnect" href="https://fonts.gstatic.com" crossorigin&gt;</text:p>
      <text:p text:style-name="P30"><text:s text:c="4"/>&lt;link</text:p>
      <text:p text:style-name="P30"><text:s text:c="8"/>href="https://fonts.googleapis.com/css2?family=Noto+Sans+Mono:wght@100..900&amp;family=Sour+Gummy:ital,wght@0,100..900;1,100..900&amp;display=swap"</text:p>
      <text:p text:style-name="P30"><text:s text:c="8"/>rel="stylesheet"&gt;</text:p>
      <text:p text:style-name="P30"/>
      <text:p text:style-name="P30"><text:s text:c="4"/>&lt;!-- Estilos personalizados --&gt;</text:p>
      <text:p text:style-name="P30"><text:s text:c="4"/>&lt;link rel="stylesheet" href="https://mako-ko.github.io/tad/src/css/dashboard.css"&gt;</text:p>
      <text:p text:style-name="P30">&lt;/head&gt;</text:p>
      <text:p text:style-name="P30"/>
      <text:p text:style-name="P30">&lt;body&gt;</text:p>
      <text:p text:style-name="P30"><text:s text:c="4"/>&lt;!-- Barra de Navegação --&gt;</text:p>
      <text:p text:style-name="P30"><text:s text:c="4"/>&lt;a class="skip-line" href="#conteudo-principal"&gt;Pular para o conteúdo principal.&lt;/a&gt;</text:p>
      <text:p text:style-name="P30"><text:s text:c="4"/>&lt;header class="header"&gt;</text:p>
      <text:p text:style-name="P30"><text:s text:c="8"/>&lt;!-- Logo --&gt;</text:p>
      <text:p text:style-name="P30"><text:s text:c="8"/>&lt;a class="logo" href="https://mako-ko.github.io/tad/src/index.html"&gt;</text:p>
      <text:p text:style-name="P30"><text:s text:c="12"/>&lt;div class="logo-icon"&gt;</text:p>
      <text:p text:style-name="P30"><text:s text:c="16"/>&lt;img loading="lazy" src="https://mako-ko.github.io/tad/src/img/icon.svg"</text:p>
      <text:p text:style-name="P30"><text:s text:c="20"/>alt="tad, sistema gerenciador de tarefas"&gt;</text:p>
      <text:p text:style-name="P30"><text:s text:c="12"/>&lt;/div&gt;</text:p>
      <text:p text:style-name="P30"><text:s text:c="8"/>&lt;/a&gt;</text:p>
      <text:p text:style-name="P30"><text:s text:c="8"/>&lt;!-- Menu de Navegação --&gt;</text:p>
      <text:p text:style-name="P30"><text:s text:c="8"/>&lt;nav class="nav"&gt;</text:p>
      <text:p text:style-name="P30"><text:s text:c="12"/>&lt;ul&gt;</text:p>
      <text:p text:style-name="P30"><text:soft-page-break/><text:s text:c="16"/>&lt;li&gt;&lt;a href="https://mako-ko.github.io/tad/src/pages/dashboard.html"&gt;Minhas tarefas&lt;/a&gt;&lt;/li&gt;</text:p>
      <text:p text:style-name="P30"><text:s text:c="16"/>&lt;li class="nav-link"&gt;&lt;a href="https://mako-ko.github.io/tad/src/pages/newtask.html"&gt;Criar tarefa&lt;/a&gt;</text:p>
      <text:p text:style-name="P30"><text:s text:c="16"/>&lt;/li&gt;</text:p>
      <text:p text:style-name="P30"><text:s text:c="16"/>&lt;li&gt;&lt;a href="https://mako-ko.github.io/tad/src/pages/config.html"&gt;Configurações&lt;/a&gt;&lt;/li&gt;</text:p>
      <text:p text:style-name="P30"><text:s text:c="16"/>&lt;li&gt;&lt;a href="https://mako-ko.github.io/tad/src/index.html"&gt;Sair&lt;/a&gt;&lt;/li&gt;</text:p>
      <text:p text:style-name="P30"><text:s text:c="12"/>&lt;/ul&gt;</text:p>
      <text:p text:style-name="P30"><text:s text:c="8"/>&lt;/nav&gt;</text:p>
      <text:p text:style-name="P30"><text:s text:c="4"/>&lt;/header&gt;</text:p>
      <text:p text:style-name="P30"/>
      <text:p text:style-name="P30"><text:s text:c="4"/>&lt;!-- Conteúdo Principal --&gt;</text:p>
      <text:p text:style-name="P30"><text:s text:c="4"/>&lt;main class="main" id="conteudo-principal" tabindex="-1"&gt;</text:p>
      <text:p text:style-name="P30"><text:s text:c="8"/>&lt;h1&gt;nova tarefa&lt;/h1&gt;</text:p>
      <text:p text:style-name="P30"><text:s text:c="8"/>&lt;div class="taskboard"&gt;</text:p>
      <text:p text:style-name="P30"/>
      <text:p text:style-name="P30"><text:s text:c="12"/>&lt;!-- página estática de uma nova tarefa --&gt;</text:p>
      <text:p text:style-name="P30"><text:s text:c="12"/>&lt;div class="task-card-frog"&gt;</text:p>
      <text:p text:style-name="P30"><text:s text:c="16"/>&lt;form class="form-task"&gt;</text:p>
      <text:p text:style-name="P30"><text:s text:c="20"/>&lt;div class="title-task"&gt;</text:p>
      <text:p text:style-name="P30"><text:s text:c="24"/>&lt;input type="text" id="task" name="task-title" placeholder="Tarefa..." required&gt;</text:p>
      <text:p text:style-name="P30"><text:s text:c="20"/>&lt;/div&gt;</text:p>
      <text:p text:style-name="P30"><text:s text:c="20"/>&lt;div class="form-1"&gt;</text:p>
      <text:p text:style-name="P30"><text:s text:c="24"/>&lt;p&gt;</text:p>
      <text:p text:style-name="P30"><text:s text:c="28"/>&lt;label for="date"&gt;Data:&lt;/label&gt;</text:p>
      <text:p text:style-name="P30"><text:s text:c="28"/>&lt;input type="datetime" id="date" name="date" placeholder="DD/MM/AAAA" required&gt;</text:p>
      <text:p text:style-name="P30"><text:s text:c="24"/>&lt;/p&gt;</text:p>
      <text:p text:style-name="P30"><text:s text:c="24"/>&lt;p&gt;</text:p>
      <text:p text:style-name="P30"><text:s text:c="28"/>&lt;label for="priority"&gt;Prioridade:&lt;/label&gt;</text:p>
      <text:p text:style-name="P30"><text:s text:c="28"/>&lt;select id="priority" name="priority"&gt;</text:p>
      <text:p text:style-name="P30"><text:soft-page-break/><text:s text:c="32"/>&lt;option value="frog"&gt;Sapo&lt;/option&gt;</text:p>
      <text:p text:style-name="P30"><text:s text:c="32"/>&lt;option value="no-frog"&gt;Outra&lt;/option&gt;</text:p>
      <text:p text:style-name="P30"><text:s text:c="28"/>&lt;/select&gt;</text:p>
      <text:p text:style-name="P30"><text:s text:c="24"/>&lt;/p&gt;</text:p>
      <text:p text:style-name="P30"><text:s text:c="20"/>&lt;/div&gt;</text:p>
      <text:p text:style-name="P30"><text:s text:c="20"/>&lt;p&gt;</text:p>
      <text:p text:style-name="P30"><text:s text:c="24"/>&lt;label for="details"&gt;Descrição:&lt;/label&gt;</text:p>
      <text:p text:style-name="P30"><text:s text:c="24"/>&lt;textarea name="details" rows="10" cols="30"</text:p>
      <text:p text:style-name="P30"><text:s text:c="28"/>placeholder="Coloque aqui os detalhes da tarefa..."&gt;&lt;/textarea&gt;</text:p>
      <text:p text:style-name="P30"><text:s text:c="20"/>&lt;/p&gt;</text:p>
      <text:p text:style-name="P30"><text:s text:c="16"/>&lt;/form&gt;</text:p>
      <text:p text:style-name="P30"><text:s text:c="16"/>&lt;div class="btn-group"&gt;</text:p>
      <text:p text:style-name="P30"><text:s text:c="20"/>&lt;button class="btn-reset" type="reset"&gt;Desfazer&lt;/button&gt;</text:p>
      <text:p text:style-name="P30"><text:s text:c="20"/>&lt;button class="btn-save" type="button"&gt;&lt;a</text:p>
      <text:p text:style-name="P30"><text:s text:c="28"/>href="https://mako-ko.github.io/tad/src/pages/dashboard.html"&gt;Salvar&lt;/a&gt;&lt;/button&gt;</text:p>
      <text:p text:style-name="P30"><text:s text:c="16"/>&lt;/div&gt;</text:p>
      <text:p text:style-name="P30"><text:s text:c="12"/>&lt;/div&gt;</text:p>
      <text:p text:style-name="P30"><text:s text:c="8"/>&lt;/div&gt;</text:p>
      <text:p text:style-name="P30"><text:s text:c="4"/>&lt;/main&gt;</text:p>
      <text:p text:style-name="P30"/>
      <text:p text:style-name="P30"><text:s text:c="4"/>&lt;footer id="footer" class="footer"&gt;2026. tad - sistema gerenciador de tarefas. &lt;br&gt;</text:p>
      <text:p text:style-name="P30"><text:s text:c="8"/>Marianne L Ferreira. Projeto para o Centro de Educação Profissional - Escola Ténica de Guará.</text:p>
      <text:p text:style-name="P30"><text:s text:c="4"/>&lt;/footer&gt;</text:p>
      <text:p text:style-name="P30">&lt;/body&gt;</text:p>
      <text:p text:style-name="P30"/>
      <text:p text:style-name="P31">&lt;/html&gt;</text:p>
      <text:h text:style-name="Heading_20_2" text:outline-level="2">Tarefa criada (00001.html)</text:h>
      <text:p text:style-name="P32">&lt;!DOCTYPE html&gt;</text:p>
      <text:p text:style-name="P32">&lt;html lang="pt-BR"&gt;</text:p>
      <text:p text:style-name="P32"/>
      <text:p text:style-name="P32"><text:soft-page-break/>&lt;head&gt;</text:p>
      <text:p text:style-name="P32"><text:s text:c="4"/>&lt;meta charset="UTF-8"&gt;</text:p>
      <text:p text:style-name="P32"><text:s text:c="4"/>&lt;meta name="viewport" content="width=device-width, initial-scale=1.0"&gt;</text:p>
      <text:p text:style-name="P32"><text:s text:c="4"/>&lt;title&gt;tad - sistema gerenciador de tarefas&lt;/title&gt;</text:p>
      <text:p text:style-name="P32"><text:s text:c="4"/>&lt;link href="https://mako-ko.github.io/tad/src/img/tad-icon.svg" rel="icon" /&gt;</text:p>
      <text:p text:style-name="P32"/>
      <text:p text:style-name="P32"><text:s text:c="4"/>&lt;!-- Google Fonts, Playfair Display para títulos e Inter para corpo do texto --&gt;</text:p>
      <text:p text:style-name="P32"><text:s text:c="4"/>&lt;link rel="preconnect" href="https://fonts.googleapis.com"&gt;</text:p>
      <text:p text:style-name="P32"><text:s text:c="4"/>&lt;link rel="preconnect" href="https://fonts.gstatic.com" crossorigin&gt;</text:p>
      <text:p text:style-name="P32"><text:s text:c="4"/>&lt;link</text:p>
      <text:p text:style-name="P32"><text:s text:c="8"/>href="https://fonts.googleapis.com/css2?family=Noto+Sans+Mono:wght@100..900&amp;family=Sour+Gummy:ital,wght@0,100..900;1,100..900&amp;display=swap"</text:p>
      <text:p text:style-name="P32"><text:s text:c="8"/>rel="stylesheet"&gt;</text:p>
      <text:p text:style-name="P32"/>
      <text:p text:style-name="P32"><text:s text:c="4"/>&lt;!-- Estilos personalizados --&gt;</text:p>
      <text:p text:style-name="P32"><text:s text:c="4"/>&lt;link rel="stylesheet" href="https://mako-ko.github.io/tad/src/css/dashboard.css"&gt;</text:p>
      <text:p text:style-name="P32">&lt;/head&gt;</text:p>
      <text:p text:style-name="P32"/>
      <text:p text:style-name="P32">&lt;body&gt;</text:p>
      <text:p text:style-name="P32"><text:s text:c="4"/>&lt;!-- Barra de Navegação --&gt;</text:p>
      <text:p text:style-name="P32"><text:s text:c="4"/>&lt;a class="skip-line" href="#conteudo-principal"&gt;Pular para o conteúdo principal.&lt;/a&gt;</text:p>
      <text:p text:style-name="P32"><text:s text:c="4"/>&lt;header class="header"&gt;</text:p>
      <text:p text:style-name="P32"><text:s text:c="8"/>&lt;!-- Logo --&gt;</text:p>
      <text:p text:style-name="P32"><text:s text:c="8"/>&lt;a class="logo" href="https://mako-ko.github.io/tad/src/index.html"&gt;</text:p>
      <text:p text:style-name="P32"><text:s text:c="12"/>&lt;div class="logo-icon"&gt;</text:p>
      <text:p text:style-name="P32"><text:s text:c="16"/>&lt;img loading="lazy" src="https://mako-ko.github.io/tad/src/img/icon.svg"</text:p>
      <text:p text:style-name="P32"><text:s text:c="20"/>alt="tad, sistema gerenciador de tarefas"&gt;</text:p>
      <text:p text:style-name="P32"><text:s text:c="12"/>&lt;/div&gt;</text:p>
      <text:p text:style-name="P32"><text:s text:c="8"/>&lt;/a&gt;</text:p>
      <text:p text:style-name="P32"><text:s text:c="8"/>&lt;!-- Menu de Navegação --&gt;</text:p>
      <text:p text:style-name="P32"><text:s text:c="8"/>&lt;nav class="nav"&gt;</text:p>
      <text:p text:style-name="P32"><text:soft-page-break/><text:s text:c="12"/>&lt;ul&gt;</text:p>
      <text:p text:style-name="P32"><text:s text:c="16"/>&lt;li&gt;&lt;a href="https://mako-ko.github.io/tad/src/pages/dashboard.html"&gt;Minhas tarefas&lt;/a&gt;&lt;/li&gt;</text:p>
      <text:p text:style-name="P32"><text:s text:c="16"/>&lt;li&gt;&lt;a href="https://mako-ko.github.io/tad/src/pages/newtask.html"&gt;Criar tarefa&lt;/a&gt;&lt;/li&gt;</text:p>
      <text:p text:style-name="P32"><text:s text:c="16"/>&lt;li&gt;&lt;a href="https://mako-ko.github.io/tad/src/pages/config.html"&gt;Configurações&lt;/a&gt;&lt;/li&gt;</text:p>
      <text:p text:style-name="P32"><text:s text:c="16"/>&lt;li&gt;&lt;a href="https://mako-ko.github.io/tad/src/pages/index.html"&gt;Sair&lt;/a&gt;&lt;/li&gt;</text:p>
      <text:p text:style-name="P32"><text:s text:c="12"/>&lt;/ul&gt;</text:p>
      <text:p text:style-name="P32"><text:s text:c="8"/>&lt;/nav&gt;</text:p>
      <text:p text:style-name="P32"><text:s text:c="4"/>&lt;/header&gt;</text:p>
      <text:p text:style-name="P32"/>
      <text:p text:style-name="P32"><text:s text:c="4"/>&lt;!-- Conteúdo Principal --&gt;</text:p>
      <text:p text:style-name="P32"><text:s text:c="4"/>&lt;main class="main" id="conteudo-principal" tabindex="-1"&gt;</text:p>
      <text:p text:style-name="P32"><text:s text:c="8"/>&lt;div class="taskboard"&gt;</text:p>
      <text:p text:style-name="P32"/>
      <text:p text:style-name="P32"><text:s text:c="12"/>&lt;!-- página estática da tarefa prioridade 1 --&gt;</text:p>
      <text:p text:style-name="P32"><text:s text:c="12"/>&lt;div class="task-card-frog"&gt;</text:p>
      <text:p text:style-name="P32"><text:s text:c="16"/>&lt;div class="task-title"&gt;</text:p>
      <text:p text:style-name="P32"><text:s text:c="20"/>&lt;h2&gt;Tarefa Prioridade 1&lt;/h2&gt;</text:p>
      <text:p text:style-name="P32"><text:s text:c="20"/>&lt;button class="btn-cancel" type="button"&gt;&lt;a</text:p>
      <text:p text:style-name="P32"><text:s text:c="28"/>href="https://mako-ko.github.io/tad/src/pages/dashboard.html"&gt;Voltar&lt;/a&gt;&lt;/button&gt;</text:p>
      <text:p text:style-name="P32"><text:s text:c="16"/>&lt;/div&gt;</text:p>
      <text:p text:style-name="P32"><text:s text:c="16"/>&lt;form class="form-task"&gt;</text:p>
      <text:p text:style-name="P32"><text:s text:c="20"/>&lt;div class="form-1"&gt;</text:p>
      <text:p text:style-name="P32"><text:s text:c="24"/>&lt;p&gt;</text:p>
      <text:p text:style-name="P32"><text:s text:c="28"/>&lt;label for="date"&gt;Data:&lt;/label&gt;</text:p>
      <text:p text:style-name="P32"><text:s text:c="28"/>&lt;input type="datetime" id="date" name="date" placeholder="06/04/2026" required&gt;</text:p>
      <text:p text:style-name="P32"><text:s text:c="24"/>&lt;/p&gt;</text:p>
      <text:p text:style-name="P32"><text:s text:c="24"/>&lt;p&gt;</text:p>
      <text:p text:style-name="P32"><text:s text:c="28"/>&lt;label for="priority"&gt;Prioridade:&lt;/label&gt;</text:p>
      <text:p text:style-name="P32"><text:soft-page-break/><text:s text:c="28"/>&lt;select id="priority" name="priority"&gt;</text:p>
      <text:p text:style-name="P32"><text:s text:c="32"/>&lt;option value="frog" selected&gt;Sapo&lt;/option&gt;</text:p>
      <text:p text:style-name="P32"><text:s text:c="32"/>&lt;option value="no-frog"&gt;Outra&lt;/option&gt;</text:p>
      <text:p text:style-name="P32"><text:s text:c="28"/>&lt;/select&gt;</text:p>
      <text:p text:style-name="P32"><text:s text:c="24"/>&lt;/p&gt;</text:p>
      <text:p text:style-name="P32"><text:s text:c="20"/>&lt;/div&gt;</text:p>
      <text:p text:style-name="P32"><text:s text:c="20"/>&lt;p&gt;</text:p>
      <text:p text:style-name="P32"><text:s text:c="24"/>&lt;label for="details"&gt;Descrição:&lt;/label&gt;</text:p>
      <text:p text:style-name="P32"><text:s text:c="24"/>&lt;textarea name="details" rows="10" cols="30"&gt;Aqui deve aparecer uma descrição completa do que seria a tarefa prioridade 1. Seguindo o método Eat The Frog, essa seria a maior e mais importante tarefa a ser concluída no seu dia. Assim, deve se usar bons critérios para que ela seja escolhida como tal.&lt;/textarea&gt;</text:p>
      <text:p text:style-name="P32"><text:s text:c="20"/>&lt;/p&gt;</text:p>
      <text:p text:style-name="P32"><text:s text:c="16"/>&lt;/form&gt;</text:p>
      <text:p text:style-name="P32"><text:s text:c="16"/>&lt;div class="btn-group"&gt;</text:p>
      <text:p text:style-name="P32"><text:s text:c="20"/>&lt;button class="btn-edit" type="button"&gt;&lt;a</text:p>
      <text:p text:style-name="P32"><text:s text:c="28"/>href="https://mako-ko.github.io/tad/src/pages/00001-edit.html"&gt;Editar&lt;/a&gt;&lt;/button&gt;</text:p>
      <text:p text:style-name="P32"><text:s text:c="20"/>&lt;button class="btn-check" type="button"&gt;Concluir&lt;/button&gt;</text:p>
      <text:p text:style-name="P32"><text:s text:c="16"/>&lt;/div&gt;</text:p>
      <text:p text:style-name="P32"><text:s text:c="12"/>&lt;/div&gt;</text:p>
      <text:p text:style-name="P32"><text:s text:c="8"/>&lt;/div&gt;</text:p>
      <text:p text:style-name="P32"><text:s text:c="4"/>&lt;/main&gt;</text:p>
      <text:p text:style-name="P32"/>
      <text:p text:style-name="P32"><text:s text:c="4"/>&lt;footer id="footer" class="footer"&gt;2026. tad - sistema gerenciador de tarefas. &lt;br&gt;</text:p>
      <text:p text:style-name="P32"><text:s text:c="8"/>Marianne L Ferreira. Projeto para o Centro de Educação Profissional - Escola Ténica de Guará.</text:p>
      <text:p text:style-name="P32"><text:s text:c="4"/>&lt;/footer&gt;</text:p>
      <text:p text:style-name="P32">&lt;/body&gt;</text:p>
      <text:p text:style-name="P32"/>
      <text:p text:style-name="P32">&lt;/html&gt;</text:p>
      <text:h text:style-name="Heading_20_2" text:outline-level="2">Editar tarefa criada (00001-edit.html)</text:h>
      <text:p text:style-name="P31">&lt;!DOCTYPE html&gt;</text:p>
      <text:p text:style-name="P31"><text:soft-page-break/>&lt;html lang="pt-BR"&gt;</text:p>
      <text:p text:style-name="P31"/>
      <text:p text:style-name="P31">&lt;head&gt;</text:p>
      <text:p text:style-name="P31"><text:s text:c="4"/>&lt;meta charset="UTF-8"&gt;</text:p>
      <text:p text:style-name="P31"><text:s text:c="4"/>&lt;meta name="viewport" content="width=device-width, initial-scale=1.0"&gt;</text:p>
      <text:p text:style-name="P31"><text:s text:c="4"/>&lt;title&gt;tad - sistema gerenciador de tarefas&lt;/title&gt;</text:p>
      <text:p text:style-name="P31"><text:s text:c="4"/>&lt;link href="https://mako-ko.github.io/tad/src/img/tad-icon.svg" rel="icon" /&gt;</text:p>
      <text:p text:style-name="P31"/>
      <text:p text:style-name="P31"><text:s text:c="4"/>&lt;!-- Google Fonts, Playfair Display para títulos e Inter para corpo do texto --&gt;</text:p>
      <text:p text:style-name="P31"><text:s text:c="4"/>&lt;link rel="preconnect" href="https://fonts.googleapis.com"&gt;</text:p>
      <text:p text:style-name="P31"><text:s text:c="4"/>&lt;link rel="preconnect" href="https://fonts.gstatic.com" crossorigin&gt;</text:p>
      <text:p text:style-name="P31"><text:s text:c="4"/>&lt;link</text:p>
      <text:p text:style-name="P31"><text:s text:c="8"/>href="https://fonts.googleapis.com/css2?family=Noto+Sans+Mono:wght@100..900&amp;family=Sour+Gummy:ital,wght@0,100..900;1,100..900&amp;display=swap"</text:p>
      <text:p text:style-name="P31"><text:s text:c="8"/>rel="stylesheet"&gt;</text:p>
      <text:p text:style-name="P31"/>
      <text:p text:style-name="P31"><text:s text:c="4"/>&lt;!-- Estilos personalizados --&gt;</text:p>
      <text:p text:style-name="P31"><text:s text:c="4"/>&lt;link rel="stylesheet" href="https://mako-ko.github.io/tad/src/css/dashboard.css"&gt;</text:p>
      <text:p text:style-name="P31">&lt;/head&gt;</text:p>
      <text:p text:style-name="P31"/>
      <text:p text:style-name="P31">&lt;body&gt;</text:p>
      <text:p text:style-name="P31"><text:s text:c="4"/>&lt;!-- Barra de Navegação --&gt;</text:p>
      <text:p text:style-name="P31"><text:s text:c="4"/>&lt;a class="skip-line" href="#conteudo-principal"&gt;Pular para o conteúdo principal.&lt;/a&gt;</text:p>
      <text:p text:style-name="P31"><text:s text:c="4"/>&lt;header class="header"&gt;</text:p>
      <text:p text:style-name="P31"><text:s text:c="8"/>&lt;!-- Logo --&gt;</text:p>
      <text:p text:style-name="P31"><text:s text:c="8"/>&lt;a class="logo" href="https://mako-ko.github.io/tad/src/index.html"&gt;</text:p>
      <text:p text:style-name="P31"><text:s text:c="12"/>&lt;div class="logo-icon"&gt;</text:p>
      <text:p text:style-name="P31"><text:s text:c="16"/>&lt;img loading="lazy" src="https://mako-ko.github.io/tad/src/img/icon.svg"</text:p>
      <text:p text:style-name="P31"><text:s text:c="20"/>alt="tad, sistema gerenciador de tarefas"&gt;</text:p>
      <text:p text:style-name="P31"><text:s text:c="12"/>&lt;/div&gt;</text:p>
      <text:p text:style-name="P31"><text:s text:c="8"/>&lt;/a&gt;</text:p>
      <text:p text:style-name="P31"><text:soft-page-break/><text:s text:c="8"/>&lt;!-- Menu de Navegação --&gt;</text:p>
      <text:p text:style-name="P31"><text:s text:c="8"/>&lt;nav class="nav"&gt;</text:p>
      <text:p text:style-name="P31"><text:s text:c="12"/>&lt;ul&gt;</text:p>
      <text:p text:style-name="P31"><text:s text:c="16"/>&lt;li&gt;&lt;a href="https://mako-ko.github.io/tad/src/pages/dashboard.html"&gt;Minhas tarefas&lt;/a&gt;&lt;/li&gt;</text:p>
      <text:p text:style-name="P31"><text:s text:c="16"/>&lt;li&gt;&lt;a href="https://mako-ko.github.io/tad/src/pages/newtask.html"&gt;Criar tarefa&lt;/a&gt;&lt;/li&gt;</text:p>
      <text:p text:style-name="P31"><text:s text:c="16"/>&lt;li&gt;&lt;a href="https://mako-ko.github.io/tad/src/pages/config.html"&gt;Configurações&lt;/a&gt;&lt;/li&gt;</text:p>
      <text:p text:style-name="P31"><text:s text:c="16"/>&lt;li&gt;&lt;a href="https://mako-ko.github.io/tad/src/index.html"&gt;Sair&lt;/a&gt;&lt;/li&gt;</text:p>
      <text:p text:style-name="P31"><text:s text:c="12"/>&lt;/ul&gt;</text:p>
      <text:p text:style-name="P31"><text:s text:c="8"/>&lt;/nav&gt;</text:p>
      <text:p text:style-name="P31"><text:s text:c="4"/>&lt;/header&gt;</text:p>
      <text:p text:style-name="P31"/>
      <text:p text:style-name="P31"><text:s text:c="4"/>&lt;!-- Conteúdo Principal --&gt;</text:p>
      <text:p text:style-name="P31"><text:s text:c="4"/>&lt;main class="main" id="conteudo-principal" tabindex="-1"&gt;</text:p>
      <text:p text:style-name="P31"><text:s text:c="8"/>&lt;div class="taskboard"&gt;</text:p>
      <text:p text:style-name="P31"/>
      <text:p text:style-name="P31"><text:s text:c="12"/>&lt;!-- página estática da tarefa prioridade 1 --&gt;</text:p>
      <text:p text:style-name="P31"><text:s text:c="12"/>&lt;div class="task-card-frog"&gt;</text:p>
      <text:p text:style-name="P31"><text:s text:c="16"/>&lt;form class="form-task"&gt;</text:p>
      <text:p text:style-name="P31"><text:s text:c="20"/>&lt;div class="title-task"&gt;</text:p>
      <text:p text:style-name="P31"><text:s text:c="24"/>&lt;input type="text" id="task" name="task-title" value="Tarefa Prioridade 1" required&gt;</text:p>
      <text:p text:style-name="P31"><text:s text:c="20"/>&lt;/div&gt;</text:p>
      <text:p text:style-name="P31"><text:s text:c="20"/>&lt;div class="form-1"&gt;</text:p>
      <text:p text:style-name="P31"><text:s text:c="24"/>&lt;p&gt;</text:p>
      <text:p text:style-name="P31"><text:s text:c="28"/>&lt;label for="date"&gt;Data:&lt;/label&gt;</text:p>
      <text:p text:style-name="P31"><text:s text:c="28"/>&lt;input type="datetime" id="date" name="date" value="06/04/2026" required&gt;</text:p>
      <text:p text:style-name="P31"><text:s text:c="24"/>&lt;/p&gt;</text:p>
      <text:p text:style-name="P31"><text:s text:c="24"/>&lt;p&gt;</text:p>
      <text:p text:style-name="P31"><text:s text:c="28"/>&lt;label for="priority"&gt;Prioridade:&lt;/label&gt;</text:p>
      <text:p text:style-name="P31"><text:soft-page-break/><text:s text:c="28"/>&lt;select id="priority" name="priority"&gt;</text:p>
      <text:p text:style-name="P31"><text:s text:c="32"/>&lt;option value="frog" selected&gt;Sapo&lt;/option&gt;</text:p>
      <text:p text:style-name="P31"><text:s text:c="32"/>&lt;option value="no-frog"&gt;Outra&lt;/option&gt;</text:p>
      <text:p text:style-name="P31"><text:s text:c="28"/>&lt;/select&gt;</text:p>
      <text:p text:style-name="P31"><text:s text:c="24"/>&lt;/p&gt;</text:p>
      <text:p text:style-name="P31"><text:s text:c="20"/>&lt;/div&gt;</text:p>
      <text:p text:style-name="P31"><text:s text:c="20"/>&lt;p&gt;</text:p>
      <text:p text:style-name="P31"><text:s text:c="24"/>&lt;label for="details"&gt;Descrição:&lt;/label&gt;</text:p>
      <text:p text:style-name="P31"><text:s text:c="24"/>&lt;textarea name="details" rows="10" cols="30"&gt;Aqui deve aparecer uma descrição completa do que seria a tarefa prioridade 1. Seguindo o método Eat The Frog, essa seria a maior e mais importante tarefa a ser concluída no seu dia. Assim, deve se usar bons critérios para que ela seja escolhida como tal.&lt;/textarea&gt;</text:p>
      <text:p text:style-name="P31"><text:s text:c="20"/>&lt;/p&gt;</text:p>
      <text:p text:style-name="P31"><text:s text:c="16"/>&lt;/form&gt;</text:p>
      <text:p text:style-name="P31"><text:s text:c="16"/>&lt;div class="btn-group"&gt;</text:p>
      <text:p text:style-name="P31"><text:s text:c="20"/>&lt;button class="btn-reset" type="reset"&gt;Desfazer&lt;/button&gt;</text:p>
      <text:p text:style-name="P31"><text:s text:c="20"/>&lt;button class="btn-save" type="button"&gt;&lt;a</text:p>
      <text:p text:style-name="P31"><text:s text:c="28"/>href="https://mako-ko.github.io/tad/src/pages/00001.html"&gt;Salvar&lt;/a&gt;&lt;/button&gt;</text:p>
      <text:p text:style-name="P31"><text:s text:c="20"/>&lt;button class="btn-check" type="button"&gt;Concluir&lt;/button&gt;</text:p>
      <text:p text:style-name="P31"><text:s text:c="16"/>&lt;/div&gt;</text:p>
      <text:p text:style-name="P31"><text:s text:c="12"/>&lt;/div&gt;</text:p>
      <text:p text:style-name="P31"><text:s text:c="8"/>&lt;/div&gt;</text:p>
      <text:p text:style-name="P31"><text:s text:c="4"/>&lt;/main&gt;</text:p>
      <text:p text:style-name="P31"/>
      <text:p text:style-name="P31"><text:s text:c="4"/>&lt;footer id="footer" class="footer"&gt;2026. tad - sistema gerenciador de tarefas. &lt;br&gt;</text:p>
      <text:p text:style-name="P31"><text:s text:c="8"/>Marianne L Ferreira. Projeto para o Centro de Educação Profissional - Escola Ténica de Guará.</text:p>
      <text:p text:style-name="P31"><text:s text:c="4"/>&lt;/footer&gt;</text:p>
      <text:p text:style-name="P31">&lt;/body&gt;</text:p>
      <text:p text:style-name="P31">&lt;/html&gt;</text:p>
      <text:h text:style-name="P33" text:outline-level="1"><text:soft-page-break/>6. Informações Técnicas — CSS3</text:h>
      <text:h text:style-name="Heading_20_2" text:outline-level="2">styles.css</text:h>
      <text:h text:style-name="P34" text:outline-level="1">/* styles.css - Estilos para o sistema gerenciador de tarefas "tad" */</text:h>
      <text:p text:style-name="P35"/>
      <text:p text:style-name="P35">/* Root: define as variáveis de design das fontes, cores e tamanhos de texto */</text:p>
      <text:p text:style-name="P35">:root {</text:p>
      <text:p text:style-name="P35"><text:s text:c="4"/>/* Fontes */</text:p>
      <text:p text:style-name="P35"><text:s text:c="4"/>--font-sour-gummy: 'Sour Gummy', sans-serif;</text:p>
      <text:p text:style-name="P35"><text:s text:c="4"/>--font-noto-sans-mono: 'Noto Sans Mono', monospace;</text:p>
      <text:p text:style-name="P35"/>
      <text:p text:style-name="P35"><text:s text:c="4"/>/* Tamanhos de Texto */</text:p>
      <text:p text:style-name="P35"><text:s text:c="4"/>--text-xs: 0.75rem;</text:p>
      <text:p text:style-name="P35"><text:s text:c="4"/>--text-sm: 0.875rem;</text:p>
      <text:p text:style-name="P35"><text:s text:c="4"/>--text-base: 1rem;</text:p>
      <text:p text:style-name="P35"><text:s text:c="4"/>--text-lg: 1.125rem;</text:p>
      <text:p text:style-name="P35"><text:s text:c="4"/>--text-xl: 1.25rem;</text:p>
      <text:p text:style-name="P35"><text:s text:c="4"/>--text-2xl: 1.5rem;</text:p>
      <text:p text:style-name="P35"><text:s text:c="4"/>--text-3xl: 1.875rem;</text:p>
      <text:p text:style-name="P35"><text:s text:c="4"/>--text-4xl: 2.25rem;</text:p>
      <text:p text:style-name="P35"><text:s text:c="4"/>--text-5xl: 3rem;</text:p>
      <text:p text:style-name="P35"/>
      <text:p text:style-name="P35"><text:s text:c="4"/>/* Cores */</text:p>
      <text:p text:style-name="P35"><text:s text:c="4"/>--color-primary: #A1FF63;</text:p>
      <text:p text:style-name="P35"><text:s text:c="4"/>--color-primary-light: #dfffca;</text:p>
      <text:p text:style-name="P35"><text:s text:c="4"/>--color-primary-dark: #58A624;</text:p>
      <text:p text:style-name="P35"><text:s text:c="4"/>--color-primary-contrast: #182c00;</text:p>
      <text:p text:style-name="P35"/>
      <text:p text:style-name="P35"><text:s text:c="4"/>--color-secondary: #f1a363;</text:p>
      <text:p text:style-name="P35"><text:s text:c="4"/>--color-secondary-light: #fcc5a5;</text:p>
      <text:p text:style-name="P35"><text:s text:c="4"/>--color-secondary-dark: #ca6d38;</text:p>
      <text:p text:style-name="P35"><text:soft-page-break/><text:s text:c="4"/>--color-secondary-contrast: #3b1a00;</text:p>
      <text:p text:style-name="P35"/>
      <text:p text:style-name="P35"><text:s text:c="4"/>/* Cores Neutras */</text:p>
      <text:p text:style-name="P35"><text:s text:c="4"/>--color-gray-50: #f9fafb;</text:p>
      <text:p text:style-name="P35"><text:s text:c="4"/>--color-gray-100: #f3f4f6;</text:p>
      <text:p text:style-name="P35"><text:s text:c="4"/>--color-gray-200: #e5e7eb;</text:p>
      <text:p text:style-name="P35"><text:s text:c="4"/>--color-gray-300: #d1d5db;</text:p>
      <text:p text:style-name="P35"><text:s text:c="4"/>--color-gray-400: #9ca3af;</text:p>
      <text:p text:style-name="P35"><text:s text:c="4"/>--color-gray-500: #6b7280;</text:p>
      <text:p text:style-name="P35"><text:s text:c="4"/>--color-gray-600: #4b5563;</text:p>
      <text:p text:style-name="P35"><text:s text:c="4"/>--color-gray-700: #374151;</text:p>
      <text:p text:style-name="P35"><text:s text:c="4"/>--color-gray-800: #1f2937;</text:p>
      <text:p text:style-name="P35"><text:s text:c="4"/>--color-gray-900: #111827;</text:p>
      <text:p text:style-name="P35"/>
      <text:p text:style-name="P35"><text:s text:c="4"/>/* Cores Semânticas */</text:p>
      <text:p text:style-name="P35"><text:s text:c="4"/>--color-success: #10b981;</text:p>
      <text:p text:style-name="P35"><text:s text:c="4"/>--color-warning: #f59e0b;</text:p>
      <text:p text:style-name="P35"><text:s text:c="4"/>--color-error: #ef4444;</text:p>
      <text:p text:style-name="P35"><text:s text:c="4"/>--color-info: #643bf6;</text:p>
      <text:p text:style-name="P35"/>
      <text:p text:style-name="P35"><text:s text:c="4"/>/* Cores Links */</text:p>
      <text:p text:style-name="P35"><text:s text:c="4"/>--color-link: #71d81d;</text:p>
      <text:p text:style-name="P35"><text:s text:c="4"/>--color-link-hover: #58A624;</text:p>
      <text:p text:style-name="P35"><text:s text:c="4"/>--color-link-contrast: #182c00;</text:p>
      <text:p text:style-name="P35"><text:s text:c="4"/>--color-link-secondary: #f1a363;</text:p>
      <text:p text:style-name="P35"><text:s text:c="4"/>--color-link-secondary-hover: #ca6d38;</text:p>
      <text:p text:style-name="P35"/>
      <text:p text:style-name="P35"><text:s text:c="4"/>/* Cores de Fundo */</text:p>
      <text:p text:style-name="P35"><text:s text:c="4"/>--color-bg-primary: #f7fff2;</text:p>
      <text:p text:style-name="P35"><text:s text:c="4"/>--color-bg-secondary: #f4f6f3;</text:p>
      <text:p text:style-name="P35"><text:s text:c="4"/>--color-bg-terciary: #e7ebe5;</text:p>
      <text:p text:style-name="P35"><text:soft-page-break/></text:p>
      <text:p text:style-name="P35"><text:s text:c="4"/>/* Gradientes */</text:p>
      <text:p text:style-name="P35"><text:s text:c="4"/>--gradient-primary: linear-gradient(135deg, #A1FF63 0%, #58A624 100%);</text:p>
      <text:p text:style-name="P35"><text:s text:c="4"/>--gradient-secondary: linear-gradient(135deg, #f1a363 0%, #ca6d38 100%);</text:p>
      <text:p text:style-name="P35"><text:s text:c="4"/>--gradient-gray: linear-gradient(135deg, #f9fafb 0%, #111827 100%);</text:p>
      <text:p text:style-name="P35"><text:s text:c="4"/>--gradient-success: linear-gradient(135deg, #10b981 0%, #047857 100%);</text:p>
      <text:p text:style-name="P35"><text:s text:c="4"/>--gradient-warning: linear-gradient(135deg, #f59e0b 0%, #d97706 100%);</text:p>
      <text:p text:style-name="P35"><text:s text:c="4"/>--gradient-error: linear-gradient(135deg, #ef4444 0%, #dc2626 100%);</text:p>
      <text:p text:style-name="P35"><text:s text:c="4"/>--gradient-info: linear-gradient(135deg, #643bf6 0%, #4f3bf6 100%);</text:p>
      <text:p text:style-name="P35">}</text:p>
      <text:p text:style-name="P35"/>
      <text:p text:style-name="P35"/>
      <text:p text:style-name="P35">/* Font Sour Gummy </text:p>
      <text:p text:style-name="P35"/>
      <text:p text:style-name="P35">&lt;weight&gt;: Use a value from 100 to 900</text:p>
      <text:p text:style-name="P35">&lt;uniquifier&gt;: Use a unique and descriptive class name */</text:p>
      <text:p text:style-name="P35"/>
      <text:p text:style-name="P35">.sour-gummy-&lt;uniquifier&gt; {</text:p>
      <text:p text:style-name="P35"><text:s text:c="4"/>font-family: "Sour Gummy", sans-serif;</text:p>
      <text:p text:style-name="P35"><text:s text:c="4"/>font-optical-sizing: auto;</text:p>
      <text:p text:style-name="P35"><text:s text:c="4"/>font-weight: &lt;weight&gt;;</text:p>
      <text:p text:style-name="P35"><text:s text:c="4"/>font-style: normal;</text:p>
      <text:p text:style-name="P35"><text:s text:c="4"/>font-variation-settings:</text:p>
      <text:p text:style-name="P35"><text:s text:c="8"/>"wdth" 100;</text:p>
      <text:p text:style-name="P35">}</text:p>
      <text:p text:style-name="P35"/>
      <text:p text:style-name="P35">/* Font Noto Sans Mono</text:p>
      <text:p text:style-name="P35"/>
      <text:p text:style-name="P35">&lt;weight&gt;: Use a value from 100 to 900</text:p>
      <text:p text:style-name="P35">&lt;uniquifier&gt;: Use a unique and descriptive class name */</text:p>
      <text:p text:style-name="P35"/>
      <text:p text:style-name="P35"><text:soft-page-break/>.noto-sans-mono-&lt;uniquifier&gt; {</text:p>
      <text:p text:style-name="P35"><text:s text:c="4"/>font-family: "Noto Sans Mono", monospace;</text:p>
      <text:p text:style-name="P35"><text:s text:c="4"/>font-optical-sizing: auto;</text:p>
      <text:p text:style-name="P35"><text:s text:c="4"/>font-weight: &lt;weight&gt;;</text:p>
      <text:p text:style-name="P35"><text:s text:c="4"/>font-style: normal;</text:p>
      <text:p text:style-name="P35"><text:s text:c="4"/>font-variation-settings:</text:p>
      <text:p text:style-name="P35"><text:s text:c="8"/>"wdth" 100;</text:p>
      <text:p text:style-name="P35">}</text:p>
      <text:p text:style-name="P35"/>
      <text:p text:style-name="P35">/* Base Styles */</text:p>
      <text:p text:style-name="P35"/>
      <text:p text:style-name="P35">* {</text:p>
      <text:p text:style-name="P35"><text:s text:c="4"/>margin: 0;</text:p>
      <text:p text:style-name="P35"><text:s text:c="4"/>padding: 0;</text:p>
      <text:p text:style-name="P35"><text:s text:c="4"/>box-sizing: border-box;</text:p>
      <text:p text:style-name="P35">}</text:p>
      <text:p text:style-name="P35"/>
      <text:p text:style-name="P35">html {</text:p>
      <text:p text:style-name="P35"><text:s text:c="4"/>display: grid;</text:p>
      <text:p text:style-name="P35"><text:s text:c="4"/>justify-content: center;</text:p>
      <text:p text:style-name="P35"><text:s text:c="4"/>scroll-behavior: smooth;</text:p>
      <text:p text:style-name="P35">}</text:p>
      <text:p text:style-name="P35"/>
      <text:p text:style-name="P35">/* Body */</text:p>
      <text:p text:style-name="P35">body {</text:p>
      <text:p text:style-name="P35"><text:s text:c="4"/>display: grid;</text:p>
      <text:p text:style-name="P35"><text:s text:c="4"/>grid-template-columns: 1fr minmax(auto, 1200px) 1fr;</text:p>
      <text:p text:style-name="P35"><text:s text:c="4"/>grid-template-areas:</text:p>
      <text:p text:style-name="P35"><text:s text:c="8"/>". header ."</text:p>
      <text:p text:style-name="P35"><text:s text:c="8"/>". main ."</text:p>
      <text:p text:style-name="P35"><text:s text:c="8"/>". footer .";</text:p>
      <text:p text:style-name="P35"><text:soft-page-break/><text:s text:c="4"/>min-height: 100%;</text:p>
      <text:p text:style-name="P35"><text:s text:c="4"/>font-family: var(--font-noto-sans-mono);</text:p>
      <text:p text:style-name="P35"><text:s text:c="4"/>background-color: var(--color-bg-primary);</text:p>
      <text:p text:style-name="P35"><text:s text:c="4"/>color: var(--color-gray-900);</text:p>
      <text:p text:style-name="P35"><text:s text:c="4"/>line-height: 1.6;</text:p>
      <text:p text:style-name="P35"><text:s text:c="4"/>margin: 0;</text:p>
      <text:p text:style-name="P35"><text:s text:c="4"/>padding: 20px;</text:p>
      <text:p text:style-name="P35">}</text:p>
      <text:p text:style-name="P35"/>
      <text:p text:style-name="P35">/* Titulos */</text:p>
      <text:p text:style-name="P35">h1,</text:p>
      <text:p text:style-name="P35">h2,</text:p>
      <text:p text:style-name="P35">h3,</text:p>
      <text:p text:style-name="P35">h4,</text:p>
      <text:p text:style-name="P35">h5,</text:p>
      <text:p text:style-name="P35">h6 {</text:p>
      <text:p text:style-name="P35"><text:s text:c="4"/>font-family: var(--font-sour-gummy);</text:p>
      <text:p text:style-name="P35"><text:s text:c="4"/>color: var(--color-primary-contrast);</text:p>
      <text:p text:style-name="P35"><text:s text:c="4"/>line-height: 1.6;</text:p>
      <text:p text:style-name="P35"><text:s text:c="4"/>margin-top: 1rem;</text:p>
      <text:p text:style-name="P35"><text:s text:c="4"/>margin-bottom: 1rem;</text:p>
      <text:p text:style-name="P35"><text:s text:c="4"/>text-align: center;</text:p>
      <text:p text:style-name="P35">}</text:p>
      <text:p text:style-name="P35"/>
      <text:p text:style-name="P35">h1 {</text:p>
      <text:p text:style-name="P35"><text:s text:c="4"/>font-size: var(--text-4xl);</text:p>
      <text:p text:style-name="P35">}</text:p>
      <text:p text:style-name="P35"/>
      <text:p text:style-name="P35">h2 {</text:p>
      <text:p text:style-name="P35"><text:s text:c="4"/>font-size: var(--text-3xl);</text:p>
      <text:p text:style-name="P35">}</text:p>
      <text:p text:style-name="P35"><text:soft-page-break/></text:p>
      <text:p text:style-name="P35">h3 {</text:p>
      <text:p text:style-name="P35"><text:s text:c="4"/>font-size: var(--text-2xl);</text:p>
      <text:p text:style-name="P35">}</text:p>
      <text:p text:style-name="P35"/>
      <text:p text:style-name="P35">h4 {</text:p>
      <text:p text:style-name="P35"><text:s text:c="4"/>font-size: var(--text-xl);</text:p>
      <text:p text:style-name="P35">}</text:p>
      <text:p text:style-name="P35"/>
      <text:p text:style-name="P35">h5 {</text:p>
      <text:p text:style-name="P35"><text:s text:c="4"/>font-size: var(--text-lg);</text:p>
      <text:p text:style-name="P35">}</text:p>
      <text:p text:style-name="P35"/>
      <text:p text:style-name="P35">h6 {</text:p>
      <text:p text:style-name="P35"><text:s text:c="4"/>font-size: var(--text-base);</text:p>
      <text:p text:style-name="P35"><text:s text:c="4"/>font-weight: 800;</text:p>
      <text:p text:style-name="P35">}</text:p>
      <text:p text:style-name="P35"/>
      <text:p text:style-name="P35">p {</text:p>
      <text:p text:style-name="P35"><text:s text:c="4"/>margin-top: 1rem;</text:p>
      <text:p text:style-name="P35"><text:s text:c="4"/>margin-bottom: 1rem;</text:p>
      <text:p text:style-name="P35"><text:s text:c="4"/>font-size: var(--text-base);</text:p>
      <text:p text:style-name="P35"><text:s text:c="4"/>font-weight: 400;</text:p>
      <text:p text:style-name="P35">}</text:p>
      <text:p text:style-name="P35"/>
      <text:p text:style-name="P35">/* Header */</text:p>
      <text:p text:style-name="P35">.header {</text:p>
      <text:p text:style-name="P35"><text:s text:c="4"/>grid-area: header;</text:p>
      <text:p text:style-name="P35"><text:s text:c="4"/>display: grid;</text:p>
      <text:p text:style-name="P35"><text:s text:c="4"/>grid-template-columns: 1fr;</text:p>
      <text:p text:style-name="P35"><text:s text:c="4"/>grid-template-rows: auto auto;</text:p>
      <text:p text:style-name="P35"><text:soft-page-break/><text:s text:c="4"/>align-items: center;</text:p>
      <text:p text:style-name="P35"><text:s text:c="4"/>gap: 0.875rem;</text:p>
      <text:p text:style-name="P35"><text:s text:c="4"/>background: transparent;</text:p>
      <text:p text:style-name="P35"><text:s text:c="4"/>padding: 0.875rem 1rem;</text:p>
      <text:p text:style-name="P35"><text:s text:c="4"/>max-width: 1400px;</text:p>
      <text:p text:style-name="P35"><text:s text:c="4"/>margin: 0 auto;</text:p>
      <text:p text:style-name="P35"><text:s text:c="4"/>width: 100%;</text:p>
      <text:p text:style-name="P35">}</text:p>
      <text:p text:style-name="P35"/>
      <text:p text:style-name="P35"/>
      <text:p text:style-name="P35">.logo {</text:p>
      <text:p text:style-name="P35"><text:s text:c="4"/>width: 120px;</text:p>
      <text:p text:style-name="P35"><text:s text:c="4"/>height: 60px;</text:p>
      <text:p text:style-name="P35"><text:s text:c="4"/>justify-self: center;</text:p>
      <text:p text:style-name="P35"><text:s text:c="4"/>text-decoration: none;</text:p>
      <text:p text:style-name="P35"><text:s text:c="4"/>align-items: center;</text:p>
      <text:p text:style-name="P35">}</text:p>
      <text:p text:style-name="P35"/>
      <text:p text:style-name="P35">.logo-icon {</text:p>
      <text:p text:style-name="P35"><text:s text:c="4"/>display: flex;</text:p>
      <text:p text:style-name="P35"><text:s text:c="4"/>align-items: center;</text:p>
      <text:p text:style-name="P35"><text:s text:c="4"/>line-height: 0;</text:p>
      <text:p text:style-name="P35">}</text:p>
      <text:p text:style-name="P35"/>
      <text:p text:style-name="P35">.logo-icon img {</text:p>
      <text:p text:style-name="P35"><text:s text:c="4"/>display: block;</text:p>
      <text:p text:style-name="P35"><text:s text:c="4"/>width: auto;</text:p>
      <text:p text:style-name="P35"><text:s text:c="4"/>height: auto;</text:p>
      <text:p text:style-name="P35"><text:s text:c="4"/>max-height: 60px;</text:p>
      <text:p text:style-name="P35"><text:s text:c="4"/>/* Logo menor em mobile */</text:p>
      <text:p text:style-name="P35"><text:s text:c="4"/>max-width: 160px;</text:p>
      <text:p text:style-name="P35"><text:soft-page-break/><text:s text:c="4"/>object-fit: contain;</text:p>
      <text:p text:style-name="P35"><text:s text:c="4"/>transition: opacity 0.2s ease;</text:p>
      <text:p text:style-name="P35">}</text:p>
      <text:p text:style-name="P35"/>
      <text:p text:style-name="P35">.logo:hover .logo-icon img {</text:p>
      <text:p text:style-name="P35"><text:s text:c="4"/>opacity: 0.8;</text:p>
      <text:p text:style-name="P35">}</text:p>
      <text:p text:style-name="P35"/>
      <text:p text:style-name="P35">.nav {</text:p>
      <text:p text:style-name="P35"><text:s text:c="4"/>justify-self: center;</text:p>
      <text:p text:style-name="P35"><text:s text:c="4"/>width: 100%;</text:p>
      <text:p text:style-name="P35">}</text:p>
      <text:p text:style-name="P35"/>
      <text:p text:style-name="P35">.nav ul {</text:p>
      <text:p text:style-name="P35"><text:s text:c="4"/>display: flex;</text:p>
      <text:p text:style-name="P35"><text:s text:c="4"/>flex-direction: column;</text:p>
      <text:p text:style-name="P35"><text:s text:c="4"/>gap: 0.75rem;</text:p>
      <text:p text:style-name="P35"><text:s text:c="4"/>list-style: none;</text:p>
      <text:p text:style-name="P35"><text:s text:c="4"/>align-items: center;</text:p>
      <text:p text:style-name="P35"><text:s text:c="4"/>width: 100%;</text:p>
      <text:p text:style-name="P35">}</text:p>
      <text:p text:style-name="P35"/>
      <text:p text:style-name="P35">.nav li {</text:p>
      <text:p text:style-name="P35"><text:s text:c="4"/>width: 100%;</text:p>
      <text:p text:style-name="P35"><text:s text:c="4"/>text-align: center;</text:p>
      <text:p text:style-name="P35"/>
      <text:p text:style-name="P35">}</text:p>
      <text:p text:style-name="P35"/>
      <text:p text:style-name="P35">.nav a {</text:p>
      <text:p text:style-name="P35"><text:s text:c="4"/>text-decoration: none;</text:p>
      <text:p text:style-name="P35"><text:s text:c="4"/>font-weight: 500;</text:p>
      <text:p text:style-name="P35"><text:soft-page-break/><text:s text:c="4"/>padding: 0.5rem 0.75rem;</text:p>
      <text:p text:style-name="P35"><text:s text:c="4"/>color: var(--color-primary-contrast);</text:p>
      <text:p text:style-name="P35"><text:s text:c="4"/>transition: all 0.2s ease;</text:p>
      <text:p text:style-name="P35"><text:s text:c="4"/>letter-spacing: -0.01rem;</text:p>
      <text:p text:style-name="P35">}</text:p>
      <text:p text:style-name="P35"/>
      <text:p text:style-name="P35">.nav a:hover {</text:p>
      <text:p text:style-name="P35"><text:s text:c="4"/>color: var(--color-primary-dark);</text:p>
      <text:p text:style-name="P35"><text:s text:c="4"/>transform: translateY(-1px);</text:p>
      <text:p text:style-name="P35">}</text:p>
      <text:p text:style-name="P35"/>
      <text:p text:style-name="P35">.nav a:active {</text:p>
      <text:p text:style-name="P35"><text:s text:c="4"/>color: var(--color-primary-dark);</text:p>
      <text:p text:style-name="P35"><text:s text:c="4"/>transform: translateY(0);</text:p>
      <text:p text:style-name="P35">}</text:p>
      <text:p text:style-name="P35"/>
      <text:p text:style-name="P35">.nav a:focus-visible {</text:p>
      <text:p text:style-name="P35"><text:s text:c="4"/>outline: 2px solid var(--color-primary-dark);</text:p>
      <text:p text:style-name="P35"><text:s text:c="4"/>outline-offset: 4px;</text:p>
      <text:p text:style-name="P35"><text:s text:c="4"/>border-radius: 4px;</text:p>
      <text:p text:style-name="P35">}</text:p>
      <text:p text:style-name="P35"/>
      <text:p text:style-name="P35">.skip-line {</text:p>
      <text:p text:style-name="P35"><text:s text:c="4"/>display: none;</text:p>
      <text:p text:style-name="P35">}</text:p>
      <text:p text:style-name="P35"/>
      <text:p text:style-name="P35">.text-center {</text:p>
      <text:p text:style-name="P35"><text:s text:c="4"/>text-align: center;</text:p>
      <text:p text:style-name="P35">}</text:p>
      <text:p text:style-name="P35"/>
      <text:p text:style-name="P35">.hidden {</text:p>
      <text:p text:style-name="P35"><text:soft-page-break/><text:s text:c="4"/>display: none;</text:p>
      <text:p text:style-name="P35">}</text:p>
      <text:p text:style-name="P35"/>
      <text:p text:style-name="P35">/* Conteúdo Principal */</text:p>
      <text:p text:style-name="P35">.main {</text:p>
      <text:p text:style-name="P35"><text:s text:c="4"/>grid-area: main;</text:p>
      <text:p text:style-name="P35"><text:s text:c="4"/>width: 100%;</text:p>
      <text:p text:style-name="P35"><text:s text:c="4"/>display: flex;</text:p>
      <text:p text:style-name="P35"><text:s text:c="4"/>align-items: center;</text:p>
      <text:p text:style-name="P35"><text:s text:c="4"/>justify-content: center;</text:p>
      <text:p text:style-name="P35">}</text:p>
      <text:p text:style-name="P35"/>
      <text:p text:style-name="P35">.section {</text:p>
      <text:p text:style-name="P35"><text:s text:c="4"/>background-color: var(--color-gray-50);</text:p>
      <text:p text:style-name="P35"><text:s text:c="4"/>border-radius: 1.5rem;</text:p>
      <text:p text:style-name="P35"><text:s text:c="4"/>box-shadow: 0 4px 6px rgba(0, 0, 0, 0.1);</text:p>
      <text:p text:style-name="P35"><text:s text:c="4"/>padding: 2rem 1.5rem;</text:p>
      <text:p text:style-name="P35"><text:s text:c="4"/>width: 100%;</text:p>
      <text:p text:style-name="P35"><text:s text:c="4"/>max-width: 450px;</text:p>
      <text:p text:style-name="P35"><text:s text:c="4"/>transition: all 0.2s ease;</text:p>
      <text:p text:style-name="P35">}</text:p>
      <text:p text:style-name="P35"/>
      <text:p text:style-name="P35">.section p {</text:p>
      <text:p text:style-name="P35"><text:s text:c="4"/>color: var(--color-gray-700);</text:p>
      <text:p text:style-name="P35"><text:s text:c="4"/>font-size: var(--text-base);</text:p>
      <text:p text:style-name="P35">}</text:p>
      <text:p text:style-name="P35"/>
      <text:p text:style-name="P35">.form-signin {</text:p>
      <text:p text:style-name="P35"><text:s text:c="4"/>display: flex;</text:p>
      <text:p text:style-name="P35"><text:s text:c="4"/>flex-direction: column;</text:p>
      <text:p text:style-name="P35"><text:s text:c="4"/>gap: 1.25rem;</text:p>
      <text:p text:style-name="P35"><text:soft-page-break/>}</text:p>
      <text:p text:style-name="P35"/>
      <text:p text:style-name="P35">.form-signin p {</text:p>
      <text:p text:style-name="P35"><text:s text:c="4"/>display: flex;</text:p>
      <text:p text:style-name="P35"><text:s text:c="4"/>flex-direction: column;</text:p>
      <text:p text:style-name="P35"><text:s text:c="4"/>gap: 0.5rem;</text:p>
      <text:p text:style-name="P35">}</text:p>
      <text:p text:style-name="P35"/>
      <text:p text:style-name="P35">.form-signin label {</text:p>
      <text:p text:style-name="P35"><text:s text:c="4"/>font-weight: 600;</text:p>
      <text:p text:style-name="P35"><text:s text:c="4"/>color: var(--color-gray-700);</text:p>
      <text:p text:style-name="P35">}</text:p>
      <text:p text:style-name="P35"/>
      <text:p text:style-name="P35">.form-signin input,</text:p>
      <text:p text:style-name="P35">.form-signin textarea {</text:p>
      <text:p text:style-name="P35"><text:s text:c="4"/>width: 100%;</text:p>
      <text:p text:style-name="P35"><text:s text:c="4"/>padding: 0.85rem 1rem;</text:p>
      <text:p text:style-name="P35"><text:s text:c="4"/>font-family: var(--font-noto-sans-mono);</text:p>
      <text:p text:style-name="P35"><text:s text:c="4"/>font-size: var(--text-base);</text:p>
      <text:p text:style-name="P35"><text:s text:c="4"/>border: 1px solid var(--color-gray-300);</text:p>
      <text:p text:style-name="P35"><text:s text:c="4"/>border-radius: 0.75rem;</text:p>
      <text:p text:style-name="P35"><text:s text:c="4"/>transition: all 0.2s ease;</text:p>
      <text:p text:style-name="P35">}</text:p>
      <text:p text:style-name="P35"/>
      <text:p text:style-name="P35">.form-signin input:focus,</text:p>
      <text:p text:style-name="P35">.form-signin textarea:focus {</text:p>
      <text:p text:style-name="P35"><text:s text:c="4"/>outline: none;</text:p>
      <text:p text:style-name="P35"><text:s text:c="4"/>border-color: var(--color-primary);</text:p>
      <text:p text:style-name="P35"><text:s text:c="4"/>color: var(--color-primary-dark);</text:p>
      <text:p text:style-name="P35">}</text:p>
      <text:p text:style-name="P35"/>
      <text:p text:style-name="P35"><text:soft-page-break/>.form-signin input::placeholder,</text:p>
      <text:p text:style-name="P35">.form-signin textarea::placeholder {</text:p>
      <text:p text:style-name="P35"><text:s text:c="4"/>color: var(--color-gray-400);</text:p>
      <text:p text:style-name="P35"><text:s text:c="4"/>opacity: 0.5;</text:p>
      <text:p text:style-name="P35">}</text:p>
      <text:p text:style-name="P35"/>
      <text:p text:style-name="P35">.btn-submit {</text:p>
      <text:p text:style-name="P35"><text:s text:c="4"/>background-color: var(--color-primary);</text:p>
      <text:p text:style-name="P35"><text:s text:c="4"/>color: var(--color-primary-contrast);</text:p>
      <text:p text:style-name="P35"><text:s text:c="4"/>border: none;</text:p>
      <text:p text:style-name="P35"><text:s text:c="4"/>padding: 0.75rem 1rem;</text:p>
      <text:p text:style-name="P35"><text:s text:c="4"/>font-family: var(--font-noto-sans-mono);</text:p>
      <text:p text:style-name="P35"><text:s text:c="4"/>font-size: var(--text-base);</text:p>
      <text:p text:style-name="P35"><text:s text:c="4"/>font-weight: 600;</text:p>
      <text:p text:style-name="P35"><text:s text:c="4"/>cursor: pointer;</text:p>
      <text:p text:style-name="P35"><text:s text:c="4"/>transition: all 0.2s ease;</text:p>
      <text:p text:style-name="P35"><text:s text:c="4"/>border-radius: 2rem;</text:p>
      <text:p text:style-name="P35"><text:s text:c="4"/>width: 50%;</text:p>
      <text:p text:style-name="P35"><text:s text:c="4"/>box-shadow: 0 1px 2px rgba(0, 0, 0, 0.05);</text:p>
      <text:p text:style-name="P35">}</text:p>
      <text:p text:style-name="P35"/>
      <text:p text:style-name="P35">.btn-submit:hover {</text:p>
      <text:p text:style-name="P35"><text:s text:c="4"/>background-color: var(--color-secondary);</text:p>
      <text:p text:style-name="P35"><text:s text:c="4"/>transform: translateY(-1px);</text:p>
      <text:p text:style-name="P35"><text:s text:c="4"/>box-shadow: 0 4px 12px rgba(0, 0, 0, 0.1);</text:p>
      <text:p text:style-name="P35">}</text:p>
      <text:p text:style-name="P35"/>
      <text:p text:style-name="P35">.btn-submit:active {</text:p>
      <text:p text:style-name="P35"><text:s text:c="4"/>background-color: var(--color-secondary-dark);</text:p>
      <text:p text:style-name="P35"><text:s text:c="4"/>transform: translateY(0);</text:p>
      <text:p text:style-name="P35"><text:s text:c="4"/>box-shadow: 0 1px 2px rgba(0, 0, 0, 0.05);</text:p>
      <text:p text:style-name="P35"><text:soft-page-break/>}</text:p>
      <text:p text:style-name="P35"/>
      <text:p text:style-name="P35">.btn-submit:focus-visible {</text:p>
      <text:p text:style-name="P35"><text:s text:c="4"/>outline: 2px solid var(--color-secondary-dark);</text:p>
      <text:p text:style-name="P35"><text:s text:c="4"/>outline-offset: 4px;</text:p>
      <text:p text:style-name="P35">}</text:p>
      <text:p text:style-name="P35"/>
      <text:p text:style-name="P35">.section a {</text:p>
      <text:p text:style-name="P35"><text:s text:c="4"/>color: var(--color-link);</text:p>
      <text:p text:style-name="P35"><text:s text:c="4"/>text-decoration: none;</text:p>
      <text:p text:style-name="P35"><text:s text:c="4"/>font-weight: 600;</text:p>
      <text:p text:style-name="P35"><text:s text:c="4"/>transition: all 0.2s ease;</text:p>
      <text:p text:style-name="P35">}</text:p>
      <text:p text:style-name="P35"/>
      <text:p text:style-name="P35">.section a:hover {</text:p>
      <text:p text:style-name="P35"><text:s text:c="4"/>color: var(--color-link-hover);</text:p>
      <text:p text:style-name="P35"><text:s text:c="4"/>text-decoration: underline;</text:p>
      <text:p text:style-name="P35">}</text:p>
      <text:p text:style-name="P35"/>
      <text:p text:style-name="P35">/* Footer */</text:p>
      <text:p text:style-name="P35">footer {</text:p>
      <text:p text:style-name="P35"><text:s text:c="4"/>grid-area: footer;</text:p>
      <text:p text:style-name="P35"><text:s text:c="4"/>background: transparent;</text:p>
      <text:p text:style-name="P35"><text:s text:c="4"/>color: var(--color-gray-900);</text:p>
      <text:p text:style-name="P35"><text:s text:c="4"/>font-size: var(--text-sm);</text:p>
      <text:p text:style-name="P35"><text:s text:c="4"/>opacity: 0.35;</text:p>
      <text:p text:style-name="P35"><text:s text:c="4"/>text-align: center;</text:p>
      <text:p text:style-name="P35"><text:s text:c="4"/>padding: 1.5rem 1rem;</text:p>
      <text:p text:style-name="P35"><text:s text:c="4"/>min-width: 100%;</text:p>
      <text:p text:style-name="P35">}</text:p>
      <text:p text:style-name="P35"/>
      <text:h text:style-name="Heading_20_2" text:outline-level="2"><text:soft-page-break/>about.css</text:h>
      <text:p text:style-name="P35">/* styles.css - Estilos para o sistema gerenciador de tarefas "tad" */</text:p>
      <text:p text:style-name="P35"/>
      <text:p text:style-name="P35">/* Root: define as variáveis de design das fontes, cores e tamanhos de texto */</text:p>
      <text:p text:style-name="P35">:root {</text:p>
      <text:p text:style-name="P35"><text:s text:c="4"/>/* Fontes */</text:p>
      <text:p text:style-name="P35"><text:s text:c="4"/>--font-sour-gummy: 'Sour Gummy', sans-serif;</text:p>
      <text:p text:style-name="P35"><text:s text:c="4"/>--font-noto-sans-mono: 'Noto Sans Mono', monospace;</text:p>
      <text:p text:style-name="P35"/>
      <text:p text:style-name="P35"><text:s text:c="4"/>/* Tamanhos de Texto */</text:p>
      <text:p text:style-name="P35"><text:s text:c="4"/>--text-xs: 0.75rem;</text:p>
      <text:p text:style-name="P35"><text:s text:c="4"/>--text-sm: 0.875rem;</text:p>
      <text:p text:style-name="P35"><text:s text:c="4"/>--text-base: 1rem;</text:p>
      <text:p text:style-name="P35"><text:s text:c="4"/>--text-lg: 1.125rem;</text:p>
      <text:p text:style-name="P35"><text:s text:c="4"/>--text-xl: 1.25rem;</text:p>
      <text:p text:style-name="P35"><text:s text:c="4"/>--text-2xl: 1.5rem;</text:p>
      <text:p text:style-name="P35"><text:s text:c="4"/>--text-3xl: 1.875rem;</text:p>
      <text:p text:style-name="P35"><text:s text:c="4"/>--text-4xl: 2.25rem;</text:p>
      <text:p text:style-name="P35"><text:s text:c="4"/>--text-5xl: 3rem;</text:p>
      <text:p text:style-name="P35"/>
      <text:p text:style-name="P35"><text:s text:c="4"/>/* Cores */</text:p>
      <text:p text:style-name="P35"><text:s text:c="4"/>--color-primary: #A1FF63;</text:p>
      <text:p text:style-name="P35"><text:s text:c="4"/>--color-primary-light: #dfffca;</text:p>
      <text:p text:style-name="P35"><text:s text:c="4"/>--color-primary-dark: #58A624;</text:p>
      <text:p text:style-name="P35"><text:s text:c="4"/>--color-primary-contrast: #182c00;</text:p>
      <text:p text:style-name="P35"/>
      <text:p text:style-name="P35"><text:s text:c="4"/>--color-secondary: #f1a363;</text:p>
      <text:p text:style-name="P35"><text:s text:c="4"/>--color-secondary-light: #fcc5a5;</text:p>
      <text:p text:style-name="P35"><text:s text:c="4"/>--color-secondary-dark: #ca6d38;</text:p>
      <text:p text:style-name="P35"><text:s text:c="4"/>--color-secondary-contrast: #3b1a00;</text:p>
      <text:p text:style-name="P35"/>
      <text:p text:style-name="P35"><text:soft-page-break/><text:s text:c="4"/>/* Cores Neutras */</text:p>
      <text:p text:style-name="P35"><text:s text:c="4"/>--color-gray-50: #f9fafb;</text:p>
      <text:p text:style-name="P35"><text:s text:c="4"/>--color-gray-100: #f3f4f6;</text:p>
      <text:p text:style-name="P35"><text:s text:c="4"/>--color-gray-200: #e5e7eb;</text:p>
      <text:p text:style-name="P35"><text:s text:c="4"/>--color-gray-300: #d1d5db;</text:p>
      <text:p text:style-name="P35"><text:s text:c="4"/>--color-gray-400: #9ca3af;</text:p>
      <text:p text:style-name="P35"><text:s text:c="4"/>--color-gray-500: #6b7280;</text:p>
      <text:p text:style-name="P35"><text:s text:c="4"/>--color-gray-600: #4b5563;</text:p>
      <text:p text:style-name="P35"><text:s text:c="4"/>--color-gray-700: #374151;</text:p>
      <text:p text:style-name="P35"><text:s text:c="4"/>--color-gray-800: #1f2937;</text:p>
      <text:p text:style-name="P35"><text:s text:c="4"/>--color-gray-900: #111827;</text:p>
      <text:p text:style-name="P35"/>
      <text:p text:style-name="P35"><text:s text:c="4"/>/* Cores Semânticas */</text:p>
      <text:p text:style-name="P35"><text:s text:c="4"/>--color-success: #10b981;</text:p>
      <text:p text:style-name="P35"><text:s text:c="4"/>--color-warning: #f59e0b;</text:p>
      <text:p text:style-name="P35"><text:s text:c="4"/>--color-error: #ef4444;</text:p>
      <text:p text:style-name="P35"><text:s text:c="4"/>--color-info: #643bf6;</text:p>
      <text:p text:style-name="P35"/>
      <text:p text:style-name="P35"><text:s text:c="4"/>/* Cores Links */</text:p>
      <text:p text:style-name="P35"><text:s text:c="4"/>--color-link: #71d81d;</text:p>
      <text:p text:style-name="P35"><text:s text:c="4"/>--color-link-hover: #58A624;</text:p>
      <text:p text:style-name="P35"><text:s text:c="4"/>--color-link-contrast: #182c00;</text:p>
      <text:p text:style-name="P35"><text:s text:c="4"/>--color-link-secondary: #f1a363;</text:p>
      <text:p text:style-name="P35"><text:s text:c="4"/>--color-link-secondary-hover: #ca6d38;</text:p>
      <text:p text:style-name="P35"/>
      <text:p text:style-name="P35"><text:s text:c="4"/>/* Cores de Fundo */</text:p>
      <text:p text:style-name="P35"><text:s text:c="4"/>--color-bg-primary: #f7fff2;</text:p>
      <text:p text:style-name="P35"><text:s text:c="4"/>--color-bg-secondary: #f4f6f3;</text:p>
      <text:p text:style-name="P35"><text:s text:c="4"/>--color-bg-terciary: #e7ebe5;</text:p>
      <text:p text:style-name="P35"/>
      <text:p text:style-name="P35"><text:s text:c="4"/>/* Gradientes */</text:p>
      <text:p text:style-name="P35"><text:soft-page-break/><text:s text:c="4"/>--gradient-primary: linear-gradient(135deg, #A1FF63 0%, #58A624 100%);</text:p>
      <text:p text:style-name="P35"><text:s text:c="4"/>--gradient-secondary: linear-gradient(135deg, #f1a363 0%, #ca6d38 100%);</text:p>
      <text:p text:style-name="P35"><text:s text:c="4"/>--gradient-gray: linear-gradient(135deg, #f9fafb 0%, #111827 100%);</text:p>
      <text:p text:style-name="P35"><text:s text:c="4"/>--gradient-success: linear-gradient(135deg, #10b981 0%, #047857 100%);</text:p>
      <text:p text:style-name="P35"><text:s text:c="4"/>--gradient-warning: linear-gradient(135deg, #f59e0b 0%, #d97706 100%);</text:p>
      <text:p text:style-name="P35"><text:s text:c="4"/>--gradient-error: linear-gradient(135deg, #ef4444 0%, #dc2626 100%);</text:p>
      <text:p text:style-name="P35"><text:s text:c="4"/>--gradient-info: linear-gradient(135deg, #643bf6 0%, #4f3bf6 100%);</text:p>
      <text:p text:style-name="P35">}</text:p>
      <text:p text:style-name="P35"/>
      <text:p text:style-name="P35"/>
      <text:p text:style-name="P35">/* Font Sour Gummy </text:p>
      <text:p text:style-name="P35"/>
      <text:p text:style-name="P35">&lt;weight&gt;: Use a value from 100 to 900</text:p>
      <text:p text:style-name="P35">&lt;uniquifier&gt;: Use a unique and descriptive class name */</text:p>
      <text:p text:style-name="P35"/>
      <text:p text:style-name="P35">.sour-gummy-&lt;uniquifier&gt; {</text:p>
      <text:p text:style-name="P35"><text:s text:c="4"/>font-family: "Sour Gummy", sans-serif;</text:p>
      <text:p text:style-name="P35"><text:s text:c="4"/>font-optical-sizing: auto;</text:p>
      <text:p text:style-name="P35"><text:s text:c="4"/>font-weight: &lt;weight&gt;;</text:p>
      <text:p text:style-name="P35"><text:s text:c="4"/>font-style: normal;</text:p>
      <text:p text:style-name="P35"><text:s text:c="4"/>font-variation-settings:</text:p>
      <text:p text:style-name="P35"><text:s text:c="8"/>"wdth" 100;</text:p>
      <text:p text:style-name="P35">}</text:p>
      <text:p text:style-name="P35"/>
      <text:p text:style-name="P35">/* Font Noto Sans Mono</text:p>
      <text:p text:style-name="P35"/>
      <text:p text:style-name="P35">&lt;weight&gt;: Use a value from 100 to 900</text:p>
      <text:p text:style-name="P35">&lt;uniquifier&gt;: Use a unique and descriptive class name */</text:p>
      <text:p text:style-name="P35"/>
      <text:p text:style-name="P35">.noto-sans-mono-&lt;uniquifier&gt; {</text:p>
      <text:p text:style-name="P35"><text:s text:c="4"/>font-family: "Noto Sans Mono", monospace;</text:p>
      <text:p text:style-name="P35"><text:soft-page-break/><text:s text:c="4"/>font-optical-sizing: auto;</text:p>
      <text:p text:style-name="P35"><text:s text:c="4"/>font-weight: &lt;weight&gt;;</text:p>
      <text:p text:style-name="P35"><text:s text:c="4"/>font-style: normal;</text:p>
      <text:p text:style-name="P35"><text:s text:c="4"/>font-variation-settings:</text:p>
      <text:p text:style-name="P35"><text:s text:c="8"/>"wdth" 100;</text:p>
      <text:p text:style-name="P35">}</text:p>
      <text:p text:style-name="P35"/>
      <text:p text:style-name="P35">/* Base Styles */</text:p>
      <text:p text:style-name="P35"/>
      <text:p text:style-name="P35">* {</text:p>
      <text:p text:style-name="P35"><text:s text:c="4"/>margin: 0;</text:p>
      <text:p text:style-name="P35"><text:s text:c="4"/>padding: 0;</text:p>
      <text:p text:style-name="P35"><text:s text:c="4"/>box-sizing: border-box;</text:p>
      <text:p text:style-name="P35">}</text:p>
      <text:p text:style-name="P35"/>
      <text:p text:style-name="P35">html {</text:p>
      <text:p text:style-name="P35"><text:s text:c="4"/>display: grid;</text:p>
      <text:p text:style-name="P35"><text:s text:c="4"/>justify-content: center;</text:p>
      <text:p text:style-name="P35"><text:s text:c="4"/>scroll-behavior: smooth;</text:p>
      <text:p text:style-name="P35">}</text:p>
      <text:p text:style-name="P35"/>
      <text:p text:style-name="P35">/* Body */</text:p>
      <text:p text:style-name="P35">body {</text:p>
      <text:p text:style-name="P35"><text:s text:c="4"/>display: grid;</text:p>
      <text:p text:style-name="P35"><text:s text:c="4"/>grid-template-columns: 1fr minmax(auto, 1200px) 1fr;</text:p>
      <text:p text:style-name="P35"><text:s text:c="4"/>grid-template-areas:</text:p>
      <text:p text:style-name="P35"><text:s text:c="8"/>". header ."</text:p>
      <text:p text:style-name="P35"><text:s text:c="8"/>". main ."</text:p>
      <text:p text:style-name="P35"><text:s text:c="8"/>". footer .";</text:p>
      <text:p text:style-name="P35"><text:s text:c="4"/>min-height: 100%;</text:p>
      <text:p text:style-name="P35"><text:s text:c="4"/>font-family: var(--font-noto-sans-mono);</text:p>
      <text:p text:style-name="P35"><text:soft-page-break/><text:s text:c="4"/>background-color: var(--color-bg-primary);</text:p>
      <text:p text:style-name="P35"><text:s text:c="4"/>color: var(--color-gray-900);</text:p>
      <text:p text:style-name="P35"><text:s text:c="4"/>line-height: 1.6;</text:p>
      <text:p text:style-name="P35"><text:s text:c="4"/>margin: 0;</text:p>
      <text:p text:style-name="P35"><text:s text:c="4"/>padding: 20px;</text:p>
      <text:p text:style-name="P35">}</text:p>
      <text:p text:style-name="P35"/>
      <text:p text:style-name="P35">/* Titulos */</text:p>
      <text:p text:style-name="P35">h1,</text:p>
      <text:p text:style-name="P35">h2,</text:p>
      <text:p text:style-name="P35">h3,</text:p>
      <text:p text:style-name="P35">h4,</text:p>
      <text:p text:style-name="P35">h5,</text:p>
      <text:p text:style-name="P35">h6 {</text:p>
      <text:p text:style-name="P35"><text:s text:c="4"/>font-family: var(--font-sour-gummy);</text:p>
      <text:p text:style-name="P35"><text:s text:c="4"/>color: var(--color-primary-contrast);</text:p>
      <text:p text:style-name="P35"><text:s text:c="4"/>line-height: 1.6;</text:p>
      <text:p text:style-name="P35"><text:s text:c="4"/>margin-top: 1rem;</text:p>
      <text:p text:style-name="P35"><text:s text:c="4"/>margin-bottom: 1rem;</text:p>
      <text:p text:style-name="P35"><text:s text:c="4"/>text-align: center;</text:p>
      <text:p text:style-name="P35">}</text:p>
      <text:p text:style-name="P35"/>
      <text:p text:style-name="P35">h1 {</text:p>
      <text:p text:style-name="P35"><text:s text:c="4"/>font-size: var(--text-4xl);</text:p>
      <text:p text:style-name="P35">}</text:p>
      <text:p text:style-name="P35"/>
      <text:p text:style-name="P35">h2 {</text:p>
      <text:p text:style-name="P35"><text:s text:c="4"/>font-size: var(--text-3xl);</text:p>
      <text:p text:style-name="P35">}</text:p>
      <text:p text:style-name="P35"/>
      <text:p text:style-name="P35">h3 {</text:p>
      <text:p text:style-name="P35"><text:soft-page-break/><text:s text:c="4"/>font-size: var(--text-2xl);</text:p>
      <text:p text:style-name="P35">}</text:p>
      <text:p text:style-name="P35"/>
      <text:p text:style-name="P35">h4 {</text:p>
      <text:p text:style-name="P35"><text:s text:c="4"/>font-size: var(--text-xl);</text:p>
      <text:p text:style-name="P35">}</text:p>
      <text:p text:style-name="P35"/>
      <text:p text:style-name="P35">h5 {</text:p>
      <text:p text:style-name="P35"><text:s text:c="4"/>font-size: var(--text-lg);</text:p>
      <text:p text:style-name="P35">}</text:p>
      <text:p text:style-name="P35"/>
      <text:p text:style-name="P35">h6 {</text:p>
      <text:p text:style-name="P35"><text:s text:c="4"/>font-size: var(--text-base);</text:p>
      <text:p text:style-name="P35"><text:s text:c="4"/>font-weight: 800;</text:p>
      <text:p text:style-name="P35">}</text:p>
      <text:p text:style-name="P35"/>
      <text:p text:style-name="P35">p {</text:p>
      <text:p text:style-name="P35"><text:s text:c="4"/>margin-top: 1rem;</text:p>
      <text:p text:style-name="P35"><text:s text:c="4"/>margin-bottom: 1rem;</text:p>
      <text:p text:style-name="P35"><text:s text:c="4"/>font-size: var(--text-base);</text:p>
      <text:p text:style-name="P35"><text:s text:c="4"/>font-weight: 400;</text:p>
      <text:p text:style-name="P35">}</text:p>
      <text:p text:style-name="P35"/>
      <text:p text:style-name="P35">/* Header */</text:p>
      <text:p text:style-name="P35">.header {</text:p>
      <text:p text:style-name="P35"><text:s text:c="4"/>grid-area: header;</text:p>
      <text:p text:style-name="P35"><text:s text:c="4"/>display: grid;</text:p>
      <text:p text:style-name="P35"><text:s text:c="4"/>grid-template-columns: 1fr;</text:p>
      <text:p text:style-name="P35"><text:s text:c="4"/>grid-template-rows: auto auto;</text:p>
      <text:p text:style-name="P35"><text:s text:c="4"/>align-items: center;</text:p>
      <text:p text:style-name="P35"><text:s text:c="4"/>gap: 0.875rem;</text:p>
      <text:p text:style-name="P35"><text:soft-page-break/><text:s text:c="4"/>background: transparent;</text:p>
      <text:p text:style-name="P35"><text:s text:c="4"/>padding: 0.875rem 1rem;</text:p>
      <text:p text:style-name="P35"><text:s text:c="4"/>max-width: 1400px;</text:p>
      <text:p text:style-name="P35"><text:s text:c="4"/>margin: 0 auto;</text:p>
      <text:p text:style-name="P35"><text:s text:c="4"/>width: 100%;</text:p>
      <text:p text:style-name="P35">}</text:p>
      <text:p text:style-name="P35"/>
      <text:p text:style-name="P35"/>
      <text:p text:style-name="P35">.logo {</text:p>
      <text:p text:style-name="P35"><text:s text:c="4"/>width: 120px;</text:p>
      <text:p text:style-name="P35"><text:s text:c="4"/>height: 60px;</text:p>
      <text:p text:style-name="P35"><text:s text:c="4"/>justify-self: center;</text:p>
      <text:p text:style-name="P35"><text:s text:c="4"/>text-decoration: none;</text:p>
      <text:p text:style-name="P35"><text:s text:c="4"/>align-items: center;</text:p>
      <text:p text:style-name="P35">}</text:p>
      <text:p text:style-name="P35"/>
      <text:p text:style-name="P35">.logo-icon {</text:p>
      <text:p text:style-name="P35"><text:s text:c="4"/>display: flex;</text:p>
      <text:p text:style-name="P35"><text:s text:c="4"/>align-items: center;</text:p>
      <text:p text:style-name="P35"><text:s text:c="4"/>line-height: 0;</text:p>
      <text:p text:style-name="P35">}</text:p>
      <text:p text:style-name="P35"/>
      <text:p text:style-name="P35">.logo-icon img {</text:p>
      <text:p text:style-name="P35"><text:s text:c="4"/>display: block;</text:p>
      <text:p text:style-name="P35"><text:s text:c="4"/>width: auto;</text:p>
      <text:p text:style-name="P35"><text:s text:c="4"/>height: auto;</text:p>
      <text:p text:style-name="P35"><text:s text:c="4"/>max-height: 60px;</text:p>
      <text:p text:style-name="P35"><text:s text:c="4"/>/* Logo menor em mobile */</text:p>
      <text:p text:style-name="P35"><text:s text:c="4"/>max-width: 160px;</text:p>
      <text:p text:style-name="P35"><text:s text:c="4"/>object-fit: contain;</text:p>
      <text:p text:style-name="P35"><text:s text:c="4"/>transition: opacity 0.2s ease;</text:p>
      <text:p text:style-name="P35"><text:soft-page-break/>}</text:p>
      <text:p text:style-name="P35"/>
      <text:p text:style-name="P35">.logo:hover .logo-icon img {</text:p>
      <text:p text:style-name="P35"><text:s text:c="4"/>opacity: 0.8;</text:p>
      <text:p text:style-name="P35">}</text:p>
      <text:p text:style-name="P35"/>
      <text:p text:style-name="P35">.nav {</text:p>
      <text:p text:style-name="P35"><text:s text:c="4"/>justify-self: center;</text:p>
      <text:p text:style-name="P35"><text:s text:c="4"/>width: 100%;</text:p>
      <text:p text:style-name="P35">}</text:p>
      <text:p text:style-name="P35"/>
      <text:p text:style-name="P35">.nav ul {</text:p>
      <text:p text:style-name="P35"><text:s text:c="4"/>display: flex;</text:p>
      <text:p text:style-name="P35"><text:s text:c="4"/>flex-direction: column;</text:p>
      <text:p text:style-name="P35"><text:s text:c="4"/>gap: 0.75rem;</text:p>
      <text:p text:style-name="P35"><text:s text:c="4"/>list-style: none;</text:p>
      <text:p text:style-name="P35"><text:s text:c="4"/>align-items: center;</text:p>
      <text:p text:style-name="P35"><text:s text:c="4"/>width: 100%;</text:p>
      <text:p text:style-name="P35">}</text:p>
      <text:p text:style-name="P35"/>
      <text:p text:style-name="P35">.nav li {</text:p>
      <text:p text:style-name="P35"><text:s text:c="4"/>width: 100%;</text:p>
      <text:p text:style-name="P35"><text:s text:c="4"/>text-align: center;</text:p>
      <text:p text:style-name="P35"/>
      <text:p text:style-name="P35">}</text:p>
      <text:p text:style-name="P35"/>
      <text:p text:style-name="P35">.nav a {</text:p>
      <text:p text:style-name="P35"><text:s text:c="4"/>text-decoration: none;</text:p>
      <text:p text:style-name="P35"><text:s text:c="4"/>font-weight: 500;</text:p>
      <text:p text:style-name="P35"><text:s text:c="4"/>padding: 0.5rem 0.75rem;</text:p>
      <text:p text:style-name="P35"><text:s text:c="4"/>color: var(--color-primary-contrast);</text:p>
      <text:p text:style-name="P35"><text:soft-page-break/><text:s text:c="4"/>transition: all 0.2s ease;</text:p>
      <text:p text:style-name="P35"><text:s text:c="4"/>letter-spacing: -0.01rem;</text:p>
      <text:p text:style-name="P35">}</text:p>
      <text:p text:style-name="P35"/>
      <text:p text:style-name="P35">.nav a:hover {</text:p>
      <text:p text:style-name="P35"><text:s text:c="4"/>color: var(--color-primary-dark);</text:p>
      <text:p text:style-name="P35"><text:s text:c="4"/>transform: translateY(-1px);</text:p>
      <text:p text:style-name="P35">}</text:p>
      <text:p text:style-name="P35"/>
      <text:p text:style-name="P35">.nav a:active {</text:p>
      <text:p text:style-name="P35"><text:s text:c="4"/>color: var(--color-primary-dark);</text:p>
      <text:p text:style-name="P35"><text:s text:c="4"/>transform: translateY(0);</text:p>
      <text:p text:style-name="P35">}</text:p>
      <text:p text:style-name="P35"/>
      <text:p text:style-name="P35">.nav a:focus-visible {</text:p>
      <text:p text:style-name="P35"><text:s text:c="4"/>outline: 2px solid var(--color-primary-dark);</text:p>
      <text:p text:style-name="P35"><text:s text:c="4"/>outline-offset: 4px;</text:p>
      <text:p text:style-name="P35"><text:s text:c="4"/>border-radius: 4px;</text:p>
      <text:p text:style-name="P35">}</text:p>
      <text:p text:style-name="P35"/>
      <text:p text:style-name="P35">.skip-line {</text:p>
      <text:p text:style-name="P35"><text:s text:c="4"/>display: none;</text:p>
      <text:p text:style-name="P35">}</text:p>
      <text:p text:style-name="P35"/>
      <text:p text:style-name="P35">.text-center {</text:p>
      <text:p text:style-name="P35"><text:s text:c="4"/>text-align: center;</text:p>
      <text:p text:style-name="P35">}</text:p>
      <text:p text:style-name="P35"/>
      <text:p text:style-name="P35">.hidden {</text:p>
      <text:p text:style-name="P35"><text:s text:c="4"/>display: none;</text:p>
      <text:p text:style-name="P35">}</text:p>
      <text:p text:style-name="P35"><text:soft-page-break/></text:p>
      <text:p text:style-name="P35">/* Conteúdo Principal */</text:p>
      <text:p text:style-name="P35">.main {</text:p>
      <text:p text:style-name="P35"><text:s text:c="4"/>grid-area: main;</text:p>
      <text:p text:style-name="P35"><text:s text:c="4"/>width: 100%;</text:p>
      <text:p text:style-name="P35">}</text:p>
      <text:p text:style-name="P35"/>
      <text:p text:style-name="P35">.section {</text:p>
      <text:p text:style-name="P35"><text:s text:c="4"/>display: flex;</text:p>
      <text:p text:style-name="P35"><text:s text:c="4"/>flex-direction: column;</text:p>
      <text:p text:style-name="P35"><text:s text:c="4"/>align-items: center;</text:p>
      <text:p text:style-name="P35"><text:s text:c="4"/>background-color: var(--color-gray-50);</text:p>
      <text:p text:style-name="P35"><text:s text:c="4"/>border-radius: 1.5rem;</text:p>
      <text:p text:style-name="P35"><text:s text:c="4"/>box-shadow: 0 4px 6px rgba(0, 0, 0, 0.1);</text:p>
      <text:p text:style-name="P35"><text:s text:c="4"/>padding: 2rem 1.5rem;</text:p>
      <text:p text:style-name="P35"><text:s text:c="4"/>width: 100%;</text:p>
      <text:p text:style-name="P35"><text:s text:c="4"/>transition: all 0.2s ease;</text:p>
      <text:p text:style-name="P35"><text:s text:c="4"/>text-align: left;</text:p>
      <text:p text:style-name="P35">}</text:p>
      <text:p text:style-name="P35"/>
      <text:p text:style-name="P35">.section p {</text:p>
      <text:p text:style-name="P35"><text:s text:c="4"/>font-size: var(--text-base);</text:p>
      <text:p text:style-name="P35"><text:s text:c="4"/>color: var(--color-gray-700);</text:p>
      <text:p text:style-name="P35">}</text:p>
      <text:p text:style-name="P35"/>
      <text:p text:style-name="P35">/* Form </text:p>
      <text:p text:style-name="P35">.form-signin {</text:p>
      <text:p text:style-name="P35"><text:s text:c="4"/>display: flex;</text:p>
      <text:p text:style-name="P35"><text:s text:c="4"/>flex-direction: column;</text:p>
      <text:p text:style-name="P35"><text:s text:c="4"/>gap: 1.25rem;</text:p>
      <text:p text:style-name="P35">}</text:p>
      <text:p text:style-name="P35"><text:soft-page-break/></text:p>
      <text:p text:style-name="P35">.form-signin p {</text:p>
      <text:p text:style-name="P35"><text:s text:c="4"/>display: flex;</text:p>
      <text:p text:style-name="P35"><text:s text:c="4"/>flex-direction: column;</text:p>
      <text:p text:style-name="P35"><text:s text:c="4"/>gap: 0.5rem;</text:p>
      <text:p text:style-name="P35">}</text:p>
      <text:p text:style-name="P35"/>
      <text:p text:style-name="P35">.form-signin label {</text:p>
      <text:p text:style-name="P35"><text:s text:c="4"/>font-weight: 600;</text:p>
      <text:p text:style-name="P35"><text:s text:c="4"/>color: var(--color-gray-700);</text:p>
      <text:p text:style-name="P35">}</text:p>
      <text:p text:style-name="P35"/>
      <text:p text:style-name="P35">.form-signin input,</text:p>
      <text:p text:style-name="P35">.form-signin textarea {</text:p>
      <text:p text:style-name="P35"><text:s text:c="4"/>width: 100%;</text:p>
      <text:p text:style-name="P35"><text:s text:c="4"/>padding: 0.85rem 1rem;</text:p>
      <text:p text:style-name="P35"><text:s text:c="4"/>font-family: var(--font-noto-sans-mono);</text:p>
      <text:p text:style-name="P35"><text:s text:c="4"/>font-size: var(--text-base);</text:p>
      <text:p text:style-name="P35"><text:s text:c="4"/>border: 1px solid var(--color-gray-300);</text:p>
      <text:p text:style-name="P35"><text:s text:c="4"/>border-radius: 0.75rem;</text:p>
      <text:p text:style-name="P35"><text:s text:c="4"/>transition: all 0.2s ease;</text:p>
      <text:p text:style-name="P35">}</text:p>
      <text:p text:style-name="P35"/>
      <text:p text:style-name="P35">.form-signin input:focus,</text:p>
      <text:p text:style-name="P35">.form-signin textarea:focus {</text:p>
      <text:p text:style-name="P35"><text:s text:c="4"/>outline: none;</text:p>
      <text:p text:style-name="P35"><text:s text:c="4"/>border-color: var(--color-primary);</text:p>
      <text:p text:style-name="P35"><text:s text:c="4"/>color: var(--color-primary-dark);</text:p>
      <text:p text:style-name="P35">}</text:p>
      <text:p text:style-name="P35"/>
      <text:p text:style-name="P35">.form-signin input::placeholder,</text:p>
      <text:p text:style-name="P35"><text:soft-page-break/>.form-signin textarea::placeholder {</text:p>
      <text:p text:style-name="P35"><text:s text:c="4"/>color: var(--color-gray-400);</text:p>
      <text:p text:style-name="P35"><text:s text:c="4"/>opacity: 0.5;</text:p>
      <text:p text:style-name="P35">}</text:p>
      <text:p text:style-name="P35"/>
      <text:p text:style-name="P35">.btn-submit {</text:p>
      <text:p text:style-name="P35"><text:s text:c="4"/>background-color: var(--color-primary);</text:p>
      <text:p text:style-name="P35"><text:s text:c="4"/>color: var(--color-primary-contrast);</text:p>
      <text:p text:style-name="P35"><text:s text:c="4"/>border: none;</text:p>
      <text:p text:style-name="P35"><text:s text:c="4"/>padding: 0.75rem 1rem;</text:p>
      <text:p text:style-name="P35"><text:s text:c="4"/>font-family: var(--font-noto-sans-mono);</text:p>
      <text:p text:style-name="P35"><text:s text:c="4"/>font-size: var(--text-base);</text:p>
      <text:p text:style-name="P35"><text:s text:c="4"/>font-weight: 600;</text:p>
      <text:p text:style-name="P35"><text:s text:c="4"/>cursor: pointer;</text:p>
      <text:p text:style-name="P35"><text:s text:c="4"/>transition: all 0.2s ease;</text:p>
      <text:p text:style-name="P35"><text:s text:c="4"/>border-radius: 2rem;</text:p>
      <text:p text:style-name="P35"><text:s text:c="4"/>width: 50%;</text:p>
      <text:p text:style-name="P35"><text:s text:c="4"/>box-shadow: 0 1px 2px rgba(0, 0, 0, 0.05);</text:p>
      <text:p text:style-name="P35">}</text:p>
      <text:p text:style-name="P35"/>
      <text:p text:style-name="P35">.btn-submit:hover {</text:p>
      <text:p text:style-name="P35"><text:s text:c="4"/>background-color: var(--color-secondary);</text:p>
      <text:p text:style-name="P35"><text:s text:c="4"/>transform: translateY(-1px);</text:p>
      <text:p text:style-name="P35"><text:s text:c="4"/>box-shadow: 0 4px 12px rgba(0, 0, 0, 0.1);</text:p>
      <text:p text:style-name="P35">}</text:p>
      <text:p text:style-name="P35"/>
      <text:p text:style-name="P35">.btn-submit:active {</text:p>
      <text:p text:style-name="P35"><text:s text:c="4"/>background-color: var(--color-secondary-dark);</text:p>
      <text:p text:style-name="P35"><text:s text:c="4"/>transform: translateY(0);</text:p>
      <text:p text:style-name="P35"><text:s text:c="4"/>box-shadow: 0 1px 2px rgba(0, 0, 0, 0.05);</text:p>
      <text:p text:style-name="P35">}</text:p>
      <text:p text:style-name="P35"><text:soft-page-break/></text:p>
      <text:p text:style-name="P35">.btn-submit:focus-visible {</text:p>
      <text:p text:style-name="P35"><text:s text:c="4"/>outline: 2px solid var(--color-secondary-dark);</text:p>
      <text:p text:style-name="P35"><text:s text:c="4"/>outline-offset: 4px;</text:p>
      <text:p text:style-name="P35">}</text:p>
      <text:p text:style-name="P35"/>
      <text:p text:style-name="P35">End of Form */</text:p>
      <text:p text:style-name="P35"/>
      <text:p text:style-name="P35">.section a {</text:p>
      <text:p text:style-name="P35"><text:s text:c="4"/>color: var(--color-link);</text:p>
      <text:p text:style-name="P35"><text:s text:c="4"/>text-decoration: none;</text:p>
      <text:p text:style-name="P35"><text:s text:c="4"/>font-weight: 600;</text:p>
      <text:p text:style-name="P35"><text:s text:c="4"/>transition: all 0.2s ease;</text:p>
      <text:p text:style-name="P35">}</text:p>
      <text:p text:style-name="P35"/>
      <text:p text:style-name="P35">.section a:hover {</text:p>
      <text:p text:style-name="P35"><text:s text:c="4"/>color: var(--color-link-hover);</text:p>
      <text:p text:style-name="P35"><text:s text:c="4"/>text-decoration: underline;</text:p>
      <text:p text:style-name="P35">}</text:p>
      <text:p text:style-name="P35"/>
      <text:p text:style-name="P35">/* Footer */</text:p>
      <text:p text:style-name="P35">footer {</text:p>
      <text:p text:style-name="P35"><text:s text:c="4"/>grid-area: footer;</text:p>
      <text:p text:style-name="P35"><text:s text:c="4"/>background: transparent;</text:p>
      <text:p text:style-name="P35"><text:s text:c="4"/>color: var(--color-gray-900);</text:p>
      <text:p text:style-name="P35"><text:s text:c="4"/>font-size: var(--text-sm);</text:p>
      <text:p text:style-name="P35"><text:s text:c="4"/>opacity: 0.35;</text:p>
      <text:p text:style-name="P35"><text:s text:c="4"/>text-align: center;</text:p>
      <text:p text:style-name="P35"><text:s text:c="4"/>padding: 1.5rem 1rem;</text:p>
      <text:p text:style-name="P35"><text:s text:c="4"/>min-width: 100%;</text:p>
      <text:p text:style-name="P35">}</text:p>
      <text:h text:style-name="Heading_20_2" text:outline-level="2"><text:soft-page-break/>dashboard.css</text:h>
      <text:p text:style-name="P36">/* styles.css - Estilos para o sistema gerenciador de tarefas "tad" */</text:p>
      <text:p text:style-name="P36"/>
      <text:p text:style-name="P36">/* Root: define as variáveis de design das fontes, cores e tamanhos de texto */</text:p>
      <text:p text:style-name="P36">:root {</text:p>
      <text:p text:style-name="P36"><text:s text:c="4"/>/* Fontes */</text:p>
      <text:p text:style-name="P36"><text:s text:c="4"/>--font-sour-gummy: 'Sour Gummy', sans-serif;</text:p>
      <text:p text:style-name="P36"><text:s text:c="4"/>--font-noto-sans-mono: 'Noto Sans Mono', monospace;</text:p>
      <text:p text:style-name="P36"/>
      <text:p text:style-name="P36"><text:s text:c="4"/>/* Tamanhos de Texto */</text:p>
      <text:p text:style-name="P36"><text:s text:c="4"/>--text-xs: 0.75rem;</text:p>
      <text:p text:style-name="P36"><text:s text:c="4"/>--text-sm: 0.875rem;</text:p>
      <text:p text:style-name="P36"><text:s text:c="4"/>--text-base: 1rem;</text:p>
      <text:p text:style-name="P36"><text:s text:c="4"/>--text-lg: 1.125rem;</text:p>
      <text:p text:style-name="P36"><text:s text:c="4"/>--text-xl: 1.25rem;</text:p>
      <text:p text:style-name="P36"><text:s text:c="4"/>--text-2xl: 1.5rem;</text:p>
      <text:p text:style-name="P36"><text:s text:c="4"/>--text-3xl: 1.875rem;</text:p>
      <text:p text:style-name="P36"><text:s text:c="4"/>--text-4xl: 2.25rem;</text:p>
      <text:p text:style-name="P36"><text:s text:c="4"/>--text-5xl: 3rem;</text:p>
      <text:p text:style-name="P36"/>
      <text:p text:style-name="P36"><text:s text:c="4"/>/* Cores */</text:p>
      <text:p text:style-name="P36"><text:s text:c="4"/>--color-primary: #A1FF63;</text:p>
      <text:p text:style-name="P36"><text:s text:c="4"/>--color-primary-light: #dfffca;</text:p>
      <text:p text:style-name="P36"><text:s text:c="4"/>--color-primary-dark: #58A624;</text:p>
      <text:p text:style-name="P36"><text:s text:c="4"/>--color-primary-contrast: #182c00;</text:p>
      <text:p text:style-name="P36"/>
      <text:p text:style-name="P36"><text:s text:c="4"/>--color-secondary: #f1a363;</text:p>
      <text:p text:style-name="P36"><text:s text:c="4"/>--color-secondary-light: #fcc5a5;</text:p>
      <text:p text:style-name="P36"><text:s text:c="4"/>--color-secondary-dark: #ca6d38;</text:p>
      <text:p text:style-name="P36"><text:s text:c="4"/>--color-secondary-contrast: #3b1a00;</text:p>
      <text:p text:style-name="P36"/>
      <text:p text:style-name="P36"><text:soft-page-break/><text:s text:c="4"/>/* Cores Neutras */</text:p>
      <text:p text:style-name="P36"><text:s text:c="4"/>--color-gray-50: #f9fafb;</text:p>
      <text:p text:style-name="P36"><text:s text:c="4"/>--color-gray-100: #f3f4f6;</text:p>
      <text:p text:style-name="P36"><text:s text:c="4"/>--color-gray-200: #e5e7eb;</text:p>
      <text:p text:style-name="P36"><text:s text:c="4"/>--color-gray-300: #d1d5db;</text:p>
      <text:p text:style-name="P36"><text:s text:c="4"/>--color-gray-400: #9ca3af;</text:p>
      <text:p text:style-name="P36"><text:s text:c="4"/>--color-gray-500: #6b7280;</text:p>
      <text:p text:style-name="P36"><text:s text:c="4"/>--color-gray-600: #4b5563;</text:p>
      <text:p text:style-name="P36"><text:s text:c="4"/>--color-gray-700: #374151;</text:p>
      <text:p text:style-name="P36"><text:s text:c="4"/>--color-gray-800: #1f2937;</text:p>
      <text:p text:style-name="P36"><text:s text:c="4"/>--color-gray-900: #111827;</text:p>
      <text:p text:style-name="P36"/>
      <text:p text:style-name="P36"><text:s text:c="4"/>/* Cores Semânticas */</text:p>
      <text:p text:style-name="P36"><text:s text:c="4"/>--color-success: #10b981;</text:p>
      <text:p text:style-name="P36"><text:s text:c="4"/>--color-warning: #f59e0b;</text:p>
      <text:p text:style-name="P36"><text:s text:c="4"/>--color-error: #ef4444;</text:p>
      <text:p text:style-name="P36"><text:s text:c="4"/>--color-info: #643bf6;</text:p>
      <text:p text:style-name="P36"/>
      <text:p text:style-name="P36"><text:s text:c="4"/>/* Cores Links */</text:p>
      <text:p text:style-name="P36"><text:s text:c="4"/>--color-link: #71d81d;</text:p>
      <text:p text:style-name="P36"><text:s text:c="4"/>--color-link-hover: #58A624;</text:p>
      <text:p text:style-name="P36"><text:s text:c="4"/>--color-link-contrast: #182c00;</text:p>
      <text:p text:style-name="P36"><text:s text:c="4"/>--color-link-secondary: #f1a363;</text:p>
      <text:p text:style-name="P36"><text:s text:c="4"/>--color-link-secondary-hover: #ca6d38;</text:p>
      <text:p text:style-name="P36"/>
      <text:p text:style-name="P36"><text:s text:c="4"/>/* Cores de Fundo */</text:p>
      <text:p text:style-name="P36"><text:s text:c="4"/>--color-bg-primary: #f7fff2;</text:p>
      <text:p text:style-name="P36"><text:s text:c="4"/>--color-bg-secondary: #f4f6f3;</text:p>
      <text:p text:style-name="P36"><text:s text:c="4"/>--color-bg-terciary: #e7ebe5;</text:p>
      <text:p text:style-name="P36"/>
      <text:p text:style-name="P36"><text:s text:c="4"/>/* Gradientes */</text:p>
      <text:p text:style-name="P36"><text:soft-page-break/><text:s text:c="4"/>--gradient-primary: linear-gradient(135deg, #A1FF63 0%, #58A624 100%);</text:p>
      <text:p text:style-name="P36"><text:s text:c="4"/>--gradient-secondary: linear-gradient(135deg, #f1a363 0%, #ca6d38 100%);</text:p>
      <text:p text:style-name="P36"><text:s text:c="4"/>--gradient-gray: linear-gradient(135deg, #f9fafb 0%, #111827 100%);</text:p>
      <text:p text:style-name="P36"><text:s text:c="4"/>--gradient-success: linear-gradient(135deg, #10b981 0%, #047857 100%);</text:p>
      <text:p text:style-name="P36"><text:s text:c="4"/>--gradient-warning: linear-gradient(135deg, #f59e0b 0%, #d97706 100%);</text:p>
      <text:p text:style-name="P36"><text:s text:c="4"/>--gradient-error: linear-gradient(135deg, #ef4444 0%, #dc2626 100%);</text:p>
      <text:p text:style-name="P36"><text:s text:c="4"/>--gradient-info: linear-gradient(135deg, #643bf6 0%, #4f3bf6 100%);</text:p>
      <text:p text:style-name="P36">}</text:p>
      <text:p text:style-name="P36"/>
      <text:p text:style-name="P36">/* Font Sour Gummy </text:p>
      <text:p text:style-name="P36"/>
      <text:p text:style-name="P36">&lt;weight&gt;: Use a value from 100 to 900</text:p>
      <text:p text:style-name="P36">&lt;uniquifier&gt;: Use a unique and descriptive class name */</text:p>
      <text:p text:style-name="P36"/>
      <text:p text:style-name="P36">.sour-gummy-&lt;uniquifier&gt; {</text:p>
      <text:p text:style-name="P36"><text:s text:c="4"/>font-family: "Sour Gummy", sans-serif;</text:p>
      <text:p text:style-name="P36"><text:s text:c="4"/>font-optical-sizing: auto;</text:p>
      <text:p text:style-name="P36"><text:s text:c="4"/>font-weight: &lt;weight&gt;;</text:p>
      <text:p text:style-name="P36"><text:s text:c="4"/>font-style: normal;</text:p>
      <text:p text:style-name="P36"><text:s text:c="4"/>font-variation-settings:</text:p>
      <text:p text:style-name="P36"><text:s text:c="8"/>"wdth" 100;</text:p>
      <text:p text:style-name="P36">}</text:p>
      <text:p text:style-name="P36"/>
      <text:p text:style-name="P36">/* Font Noto Sans Mono</text:p>
      <text:p text:style-name="P36"/>
      <text:p text:style-name="P36">&lt;weight&gt;: Use a value from 100 to 900</text:p>
      <text:p text:style-name="P36">&lt;uniquifier&gt;: Use a unique and descriptive class name */</text:p>
      <text:p text:style-name="P36"/>
      <text:p text:style-name="P36">.noto-sans-mono-&lt;uniquifier&gt; {</text:p>
      <text:p text:style-name="P36"><text:s text:c="4"/>font-family: "Noto Sans Mono", monospace;</text:p>
      <text:p text:style-name="P36"><text:s text:c="4"/>font-optical-sizing: auto;</text:p>
      <text:p text:style-name="P36"><text:soft-page-break/><text:s text:c="4"/>font-weight: &lt;weight&gt;;</text:p>
      <text:p text:style-name="P36"><text:s text:c="4"/>font-style: normal;</text:p>
      <text:p text:style-name="P36"><text:s text:c="4"/>font-variation-settings:</text:p>
      <text:p text:style-name="P36"><text:s text:c="8"/>"wdth" 100;</text:p>
      <text:p text:style-name="P36">}</text:p>
      <text:p text:style-name="P36"/>
      <text:p text:style-name="P36">/* Base Styles */</text:p>
      <text:p text:style-name="P36"/>
      <text:p text:style-name="P36">* {</text:p>
      <text:p text:style-name="P36"><text:s text:c="4"/>margin: 0;</text:p>
      <text:p text:style-name="P36"><text:s text:c="4"/>padding: 0;</text:p>
      <text:p text:style-name="P36"><text:s text:c="4"/>box-sizing: border-box;</text:p>
      <text:p text:style-name="P36">}</text:p>
      <text:p text:style-name="P36"/>
      <text:p text:style-name="P36">html {</text:p>
      <text:p text:style-name="P36"><text:s text:c="4"/>justify-content: center;</text:p>
      <text:p text:style-name="P36"><text:s text:c="4"/>scroll-behavior: smooth;</text:p>
      <text:p text:style-name="P36">}</text:p>
      <text:p text:style-name="P36"/>
      <text:p text:style-name="P36">/* Body */</text:p>
      <text:p text:style-name="P36">body {</text:p>
      <text:p text:style-name="P36"><text:s text:c="4"/>display: flex;</text:p>
      <text:p text:style-name="P36"><text:s text:c="4"/>flex-direction: column;</text:p>
      <text:p text:style-name="P36"><text:s text:c="4"/>font-family: var(--font-noto-sans-mono);</text:p>
      <text:p text:style-name="P36"><text:s text:c="4"/>background-color: var(--color-bg-primary);</text:p>
      <text:p text:style-name="P36"><text:s text:c="4"/>color: var(--color-gray-900);</text:p>
      <text:p text:style-name="P36"><text:s text:c="4"/>line-height: 1.6;</text:p>
      <text:p text:style-name="P36"><text:s text:c="4"/>margin: 0;</text:p>
      <text:p text:style-name="P36"><text:s text:c="4"/>padding: 20px;</text:p>
      <text:p text:style-name="P36">}</text:p>
      <text:p text:style-name="P36"/>
      <text:p text:style-name="P36"><text:soft-page-break/>/* Titulos */</text:p>
      <text:p text:style-name="P36">h1,</text:p>
      <text:p text:style-name="P36">h2,</text:p>
      <text:p text:style-name="P36">h3,</text:p>
      <text:p text:style-name="P36">h4,</text:p>
      <text:p text:style-name="P36">h5,</text:p>
      <text:p text:style-name="P36">h6 {</text:p>
      <text:p text:style-name="P36"><text:s text:c="4"/>font-family: var(--font-sour-gummy);</text:p>
      <text:p text:style-name="P36"><text:s text:c="4"/>color: var(--color-primary-contrast);</text:p>
      <text:p text:style-name="P36"><text:s text:c="4"/>line-height: 1.6;</text:p>
      <text:p text:style-name="P36"><text:s text:c="4"/>margin-top: 1rem;</text:p>
      <text:p text:style-name="P36"><text:s text:c="4"/>margin-bottom: 1rem;</text:p>
      <text:p text:style-name="P36"><text:s text:c="4"/>text-align: center;</text:p>
      <text:p text:style-name="P36">}</text:p>
      <text:p text:style-name="P36"/>
      <text:p text:style-name="P36">h1 {</text:p>
      <text:p text:style-name="P36"><text:s text:c="4"/>font-size: var(--text-4xl);</text:p>
      <text:p text:style-name="P36">}</text:p>
      <text:p text:style-name="P36"/>
      <text:p text:style-name="P36">h2 {</text:p>
      <text:p text:style-name="P36"><text:s text:c="4"/>font-size: var(--text-3xl);</text:p>
      <text:p text:style-name="P36">}</text:p>
      <text:p text:style-name="P36"/>
      <text:p text:style-name="P36">h3 {</text:p>
      <text:p text:style-name="P36"><text:s text:c="4"/>font-size: var(--text-2xl);</text:p>
      <text:p text:style-name="P36">}</text:p>
      <text:p text:style-name="P36"/>
      <text:p text:style-name="P36">h4 {</text:p>
      <text:p text:style-name="P36"><text:s text:c="4"/>font-size: var(--text-xl);</text:p>
      <text:p text:style-name="P36">}</text:p>
      <text:p text:style-name="P36"/>
      <text:p text:style-name="P36"><text:soft-page-break/>h5 {</text:p>
      <text:p text:style-name="P36"><text:s text:c="4"/>font-size: var(--text-lg);</text:p>
      <text:p text:style-name="P36">}</text:p>
      <text:p text:style-name="P36"/>
      <text:p text:style-name="P36">h6 {</text:p>
      <text:p text:style-name="P36"><text:s text:c="4"/>font-size: var(--text-base);</text:p>
      <text:p text:style-name="P36"><text:s text:c="4"/>font-weight: 800;</text:p>
      <text:p text:style-name="P36">}</text:p>
      <text:p text:style-name="P36"/>
      <text:p text:style-name="P36">p {</text:p>
      <text:p text:style-name="P36"><text:s text:c="4"/>margin-top: 1rem;</text:p>
      <text:p text:style-name="P36"><text:s text:c="4"/>margin-bottom: 1rem;</text:p>
      <text:p text:style-name="P36"><text:s text:c="4"/>font-size: var(--text-base);</text:p>
      <text:p text:style-name="P36"><text:s text:c="4"/>font-weight: 400;</text:p>
      <text:p text:style-name="P36">}</text:p>
      <text:p text:style-name="P36"/>
      <text:p text:style-name="P36">/* Header */</text:p>
      <text:p text:style-name="P36">.header {</text:p>
      <text:p text:style-name="P36"><text:s text:c="4"/>display: flex;</text:p>
      <text:p text:style-name="P36"><text:s text:c="4"/>flex-direction: column;</text:p>
      <text:p text:style-name="P36"><text:s text:c="4"/>justify-content: first baseline;</text:p>
      <text:p text:style-name="P36"><text:s text:c="4"/>top: 0;</text:p>
      <text:p text:style-name="P36"><text:s text:c="4"/>left: 0;</text:p>
      <text:p text:style-name="P36"><text:s text:c="4"/>align-items: center;</text:p>
      <text:p text:style-name="P36"><text:s text:c="4"/>padding: 15px 0;</text:p>
      <text:p text:style-name="P36"><text:s text:c="4"/>background: transparent;</text:p>
      <text:p text:style-name="P36"><text:s text:c="4"/>width: 100%;</text:p>
      <text:p text:style-name="P36">}</text:p>
      <text:p text:style-name="P36"/>
      <text:p text:style-name="P36"/>
      <text:p text:style-name="P36">.logo {</text:p>
      <text:p text:style-name="P36"><text:soft-page-break/><text:s text:c="4"/>width: 120px;</text:p>
      <text:p text:style-name="P36"><text:s text:c="4"/>height: 60px;</text:p>
      <text:p text:style-name="P36"><text:s text:c="4"/>justify-self: center;</text:p>
      <text:p text:style-name="P36"><text:s text:c="4"/>text-decoration: none;</text:p>
      <text:p text:style-name="P36"><text:s text:c="4"/>align-items: center;</text:p>
      <text:p text:style-name="P36"><text:s text:c="4"/>margin-bottom: 1.5rem;</text:p>
      <text:p text:style-name="P36">}</text:p>
      <text:p text:style-name="P36"/>
      <text:p text:style-name="P36">.logo-icon {</text:p>
      <text:p text:style-name="P36"><text:s text:c="4"/>display: flex;</text:p>
      <text:p text:style-name="P36"><text:s text:c="4"/>align-items: center;</text:p>
      <text:p text:style-name="P36"><text:s text:c="4"/>line-height: 0;</text:p>
      <text:p text:style-name="P36">}</text:p>
      <text:p text:style-name="P36"/>
      <text:p text:style-name="P36">.logo-icon img {</text:p>
      <text:p text:style-name="P36"><text:s text:c="4"/>display: block;</text:p>
      <text:p text:style-name="P36"><text:s text:c="4"/>margin: auto;</text:p>
      <text:p text:style-name="P36"><text:s text:c="4"/>width: auto;</text:p>
      <text:p text:style-name="P36"><text:s text:c="4"/>height: auto;</text:p>
      <text:p text:style-name="P36"><text:s text:c="4"/>max-height: 60px;</text:p>
      <text:p text:style-name="P36"><text:s text:c="4"/>/* Logo menor em mobile */</text:p>
      <text:p text:style-name="P36"><text:s text:c="4"/>max-width: 160px;</text:p>
      <text:p text:style-name="P36"><text:s text:c="4"/>object-fit: contain;</text:p>
      <text:p text:style-name="P36"><text:s text:c="4"/>transition: opacity 0.2s ease;</text:p>
      <text:p text:style-name="P36">}</text:p>
      <text:p text:style-name="P36"/>
      <text:p text:style-name="P36">.logo:hover .logo-icon img {</text:p>
      <text:p text:style-name="P36"><text:s text:c="4"/>opacity: 0.8;</text:p>
      <text:p text:style-name="P36">}</text:p>
      <text:p text:style-name="P36"/>
      <text:p text:style-name="P36">.nav {</text:p>
      <text:p text:style-name="P36"><text:soft-page-break/><text:s text:c="4"/>display: flex;</text:p>
      <text:p text:style-name="P36"><text:s text:c="4"/>width: 100%;</text:p>
      <text:p text:style-name="P36">}</text:p>
      <text:p text:style-name="P36"/>
      <text:p text:style-name="P36">.nav ul {</text:p>
      <text:p text:style-name="P36"><text:s text:c="4"/>display: flex;</text:p>
      <text:p text:style-name="P36"><text:s text:c="4"/>flex-direction: column;</text:p>
      <text:p text:style-name="P36"><text:s text:c="4"/>gap: 0.75rem;</text:p>
      <text:p text:style-name="P36"><text:s text:c="4"/>list-style: none;</text:p>
      <text:p text:style-name="P36"><text:s text:c="4"/>text-align: center;</text:p>
      <text:p text:style-name="P36"><text:s text:c="4"/>width: 100%;</text:p>
      <text:p text:style-name="P36">}</text:p>
      <text:p text:style-name="P36"/>
      <text:p text:style-name="P36">.nav li {</text:p>
      <text:p text:style-name="P36"><text:s text:c="4"/>width: 100%;</text:p>
      <text:p text:style-name="P36">}</text:p>
      <text:p text:style-name="P36"/>
      <text:p text:style-name="P36">.nav-link {</text:p>
      <text:p text:style-name="P36"><text:s text:c="4"/>background-color: var(--color-primary-light);</text:p>
      <text:p text:style-name="P36"><text:s text:c="4"/>font-family: var(--font-sour-gummy);</text:p>
      <text:p text:style-name="P36"><text:s text:c="4"/>font-weight: 900;</text:p>
      <text:p text:style-name="P36"><text:s text:c="4"/>font-size: 1.125rem;</text:p>
      <text:p text:style-name="P36"><text:s text:c="4"/>color: var(--color-primary-contrast);</text:p>
      <text:p text:style-name="P36">}</text:p>
      <text:p text:style-name="P36"/>
      <text:p text:style-name="P36">.nav a {</text:p>
      <text:p text:style-name="P36"><text:s text:c="4"/>text-decoration: none;</text:p>
      <text:p text:style-name="P36"><text:s text:c="4"/>font-weight: 500;</text:p>
      <text:p text:style-name="P36"><text:s text:c="4"/>padding: 0.5rem 0.75rem;</text:p>
      <text:p text:style-name="P36"><text:s text:c="4"/>color: var(--color-primary-contrast);</text:p>
      <text:p text:style-name="P36"><text:s text:c="4"/>transition: all 0.2s ease;</text:p>
      <text:p text:style-name="P36"><text:soft-page-break/><text:s text:c="4"/>letter-spacing: -0.01rem;</text:p>
      <text:p text:style-name="P36">}</text:p>
      <text:p text:style-name="P36"/>
      <text:p text:style-name="P36">.nav a:hover {</text:p>
      <text:p text:style-name="P36"><text:s text:c="4"/>color: var(--color-primary-dark);</text:p>
      <text:p text:style-name="P36"><text:s text:c="4"/>transform: translateY(-1px);</text:p>
      <text:p text:style-name="P36">}</text:p>
      <text:p text:style-name="P36"/>
      <text:p text:style-name="P36">.nav a:active {</text:p>
      <text:p text:style-name="P36"><text:s text:c="4"/>color: var(--color-primary-dark);</text:p>
      <text:p text:style-name="P36"><text:s text:c="4"/>transform: translateY(0);</text:p>
      <text:p text:style-name="P36">}</text:p>
      <text:p text:style-name="P36"/>
      <text:p text:style-name="P36">.nav a:focus-visible {</text:p>
      <text:p text:style-name="P36"><text:s text:c="4"/>outline: 2px solid var(--color-primary-dark);</text:p>
      <text:p text:style-name="P36"><text:s text:c="4"/>outline-offset: 4px;</text:p>
      <text:p text:style-name="P36"><text:s text:c="4"/>border-radius: 4px;</text:p>
      <text:p text:style-name="P36">}</text:p>
      <text:p text:style-name="P36"/>
      <text:p text:style-name="P36">.skip-line {</text:p>
      <text:p text:style-name="P36"><text:s text:c="4"/>display: none;</text:p>
      <text:p text:style-name="P36">}</text:p>
      <text:p text:style-name="P36"/>
      <text:p text:style-name="P36">.text-center {</text:p>
      <text:p text:style-name="P36"><text:s text:c="4"/>text-align: center;</text:p>
      <text:p text:style-name="P36">}</text:p>
      <text:p text:style-name="P36"/>
      <text:p text:style-name="P36">.hidden {</text:p>
      <text:p text:style-name="P36"><text:s text:c="4"/>display: none;</text:p>
      <text:p text:style-name="P36">}</text:p>
      <text:p text:style-name="P36"/>
      <text:p text:style-name="P36"><text:soft-page-break/>/* Conteúdo Principal - Dashboard de Tarefas */</text:p>
      <text:p text:style-name="P36">.main {</text:p>
      <text:p text:style-name="P36"><text:s text:c="4"/>width: 100%;</text:p>
      <text:p text:style-name="P36"><text:s text:c="4"/>justify-content: center;</text:p>
      <text:p text:style-name="P36">}</text:p>
      <text:p text:style-name="P36"/>
      <text:p text:style-name="P36">.taskboard {</text:p>
      <text:p text:style-name="P36"><text:s text:c="4"/>display: flex;</text:p>
      <text:p text:style-name="P36"><text:s text:c="4"/>flex-wrap: wrap;</text:p>
      <text:p text:style-name="P36"><text:s text:c="4"/>gap: 1.5rem;</text:p>
      <text:p text:style-name="P36"><text:s text:c="4"/>text-align: center;</text:p>
      <text:p text:style-name="P36">}</text:p>
      <text:p text:style-name="P36"/>
      <text:p text:style-name="P36">.task-title {</text:p>
      <text:p text:style-name="P36"><text:s text:c="4"/>display: flex;</text:p>
      <text:p text:style-name="P36"><text:s text:c="4"/>flex-wrap: wrap;</text:p>
      <text:p text:style-name="P36"><text:s text:c="4"/>gap: inherit;</text:p>
      <text:p text:style-name="P36"><text:s text:c="4"/>align-items: center;</text:p>
      <text:p text:style-name="P36"><text:s text:c="4"/>width: 100%;</text:p>
      <text:p text:style-name="P36"><text:s text:c="4"/>justify-content: space-between;</text:p>
      <text:p text:style-name="P36">}</text:p>
      <text:p text:style-name="P36"/>
      <text:p text:style-name="P36"/>
      <text:p text:style-name="P36">.task-card-frog .task-title .btn-cancel {</text:p>
      <text:p text:style-name="P36"><text:s text:c="4"/>position: sticky;</text:p>
      <text:p text:style-name="P36"><text:s text:c="4"/>right: 0;</text:p>
      <text:p text:style-name="P36"><text:s text:c="4"/>background-color: var(--color-gray-300);</text:p>
      <text:p text:style-name="P36"><text:s text:c="4"/>color: var(--color-gray-50);</text:p>
      <text:p text:style-name="P36"><text:s text:c="4"/>border: none;</text:p>
      <text:p text:style-name="P36"><text:s text:c="4"/>padding: 0.75rem 1rem;</text:p>
      <text:p text:style-name="P36"><text:s text:c="4"/>font-family: var(--font-noto-sans-mono);</text:p>
      <text:p text:style-name="P36"><text:soft-page-break/><text:s text:c="4"/>font-size: var(--text-base);</text:p>
      <text:p text:style-name="P36"><text:s text:c="4"/>font-weight: 600;</text:p>
      <text:p text:style-name="P36"><text:s text:c="4"/>cursor: pointer;</text:p>
      <text:p text:style-name="P36"><text:s text:c="4"/>border-radius: 2rem;</text:p>
      <text:p text:style-name="P36"><text:s text:c="4"/>width: minmax(auto, 100%);</text:p>
      <text:p text:style-name="P36"><text:s text:c="4"/>height: fit-content;</text:p>
      <text:p text:style-name="P36"><text:s text:c="4"/>box-shadow: 0 1px 2px rgba(0, 0, 0, 0.05);</text:p>
      <text:p text:style-name="P36">}</text:p>
      <text:p text:style-name="P36"/>
      <text:p text:style-name="P36">.task-card-frog {</text:p>
      <text:p text:style-name="P36"><text:s text:c="4"/>display: flex;</text:p>
      <text:p text:style-name="P36"><text:s text:c="4"/>flex-direction: column;</text:p>
      <text:p text:style-name="P36"><text:s text:c="4"/>flex: 1 1 250px;</text:p>
      <text:p text:style-name="P36"><text:s text:c="4"/>align-items: center;</text:p>
      <text:p text:style-name="P36"><text:s text:c="4"/>gap: 1rem;</text:p>
      <text:p text:style-name="P36"><text:s text:c="4"/>padding: 2rem 1.5rem;</text:p>
      <text:p text:style-name="P36"><text:s text:c="4"/>background-color: var(--color-primary-light);</text:p>
      <text:p text:style-name="P36"><text:s text:c="4"/>border-radius: 1.5rem;</text:p>
      <text:p text:style-name="P36"><text:s text:c="4"/>box-shadow: 0 4px 6px rgba(0, 0, 0, 0.1);</text:p>
      <text:p text:style-name="P36"><text:s text:c="4"/>transition: all 0.2s ease;</text:p>
      <text:p text:style-name="P36">}</text:p>
      <text:p text:style-name="P36"/>
      <text:p text:style-name="P36">.task-card-frog:hover {</text:p>
      <text:p text:style-name="P36"><text:s text:c="4"/>transform: translateY(-2px);</text:p>
      <text:p text:style-name="P36">}</text:p>
      <text:p text:style-name="P36"/>
      <text:p text:style-name="P36">.task-card-frog a {</text:p>
      <text:p text:style-name="P36"><text:s text:c="4"/>text-decoration: none;</text:p>
      <text:p text:style-name="P36"><text:s text:c="4"/>color: var(--color-gray-600);</text:p>
      <text:p text:style-name="P36">}</text:p>
      <text:p text:style-name="P36"/>
      <text:p text:style-name="P36"><text:soft-page-break/>.task-card-frog .btn-edit {</text:p>
      <text:p text:style-name="P36"><text:s text:c="4"/>background-color: var(--color-gray-100);</text:p>
      <text:p text:style-name="P36"><text:s text:c="4"/>border: none;</text:p>
      <text:p text:style-name="P36"><text:s text:c="4"/>color: var(--color-gray-600);</text:p>
      <text:p text:style-name="P36"><text:s text:c="4"/>font-family: var(--font-noto-sans-mono);</text:p>
      <text:p text:style-name="P36"><text:s text:c="4"/>font-size: var(--text-base);</text:p>
      <text:p text:style-name="P36"><text:s text:c="4"/>font-weight: 600;</text:p>
      <text:p text:style-name="P36"><text:s text:c="4"/>padding: 0.75rem 1rem;</text:p>
      <text:p text:style-name="P36"><text:s text:c="4"/>cursor: pointer;</text:p>
      <text:p text:style-name="P36"><text:s text:c="4"/>border-radius: 2rem;</text:p>
      <text:p text:style-name="P36"><text:s text:c="4"/>width: minmax(auto, 100%);</text:p>
      <text:p text:style-name="P36"><text:s text:c="4"/>box-shadow: 0 1px 2px rgba(0, 0, 0, 0.05);</text:p>
      <text:p text:style-name="P36">}</text:p>
      <text:p text:style-name="P36"/>
      <text:p text:style-name="P36">.task-card-frog .btn-edit a,</text:p>
      <text:p text:style-name="P36">.task-card-frog .btn-edit a:active {</text:p>
      <text:p text:style-name="P36"><text:s text:c="4"/>color: var(--color-gray-600);</text:p>
      <text:p text:style-name="P36"><text:s text:c="4"/>font-family: var(--font-noto-sans-mono);</text:p>
      <text:p text:style-name="P36"><text:s text:c="4"/>font-size: var(--text-base);</text:p>
      <text:p text:style-name="P36"><text:s text:c="4"/>font-weight: 600;</text:p>
      <text:p text:style-name="P36">}</text:p>
      <text:p text:style-name="P36"/>
      <text:p text:style-name="P36">.task-card-frog .btn-save {</text:p>
      <text:p text:style-name="P36"><text:s text:c="4"/>background-color: var(--color-secondary-dark);</text:p>
      <text:p text:style-name="P36"><text:s text:c="4"/>border: none;</text:p>
      <text:p text:style-name="P36"><text:s text:c="4"/>padding: 0.75rem 1rem;</text:p>
      <text:p text:style-name="P36"><text:s text:c="4"/>font-family: var(--font-noto-sans-mono);</text:p>
      <text:p text:style-name="P36"><text:s text:c="4"/>font-size: var(--text-base);</text:p>
      <text:p text:style-name="P36"><text:s text:c="4"/>font-weight: 600;</text:p>
      <text:p text:style-name="P36"><text:s text:c="4"/>cursor: pointer;</text:p>
      <text:p text:style-name="P36"><text:s text:c="4"/>border-radius: 2rem;</text:p>
      <text:p text:style-name="P36"><text:soft-page-break/><text:s text:c="4"/>width: minmax(auto, 100%);</text:p>
      <text:p text:style-name="P36"><text:s text:c="4"/>box-shadow: 0 1px 2px rgba(0, 0, 0, 0.05);</text:p>
      <text:p text:style-name="P36">}</text:p>
      <text:p text:style-name="P36"/>
      <text:p text:style-name="P36">.task-card-frog .btn-save a {</text:p>
      <text:p text:style-name="P36"><text:s text:c="4"/>color: var(--color-gray-50);</text:p>
      <text:p text:style-name="P36">}</text:p>
      <text:p text:style-name="P36"/>
      <text:p text:style-name="P36">.task-card-frog .btn-reset {</text:p>
      <text:p text:style-name="P36"><text:s text:c="4"/>background-color: var(--color-gray-300);</text:p>
      <text:p text:style-name="P36"><text:s text:c="4"/>color: var(--color-gray-600);</text:p>
      <text:p text:style-name="P36"><text:s text:c="4"/>border: none;</text:p>
      <text:p text:style-name="P36"><text:s text:c="4"/>padding: 0.75rem 1rem;</text:p>
      <text:p text:style-name="P36"><text:s text:c="4"/>font-family: var(--font-noto-sans-mono);</text:p>
      <text:p text:style-name="P36"><text:s text:c="4"/>font-size: var(--text-base);</text:p>
      <text:p text:style-name="P36"><text:s text:c="4"/>font-weight: 600;</text:p>
      <text:p text:style-name="P36"><text:s text:c="4"/>cursor: pointer;</text:p>
      <text:p text:style-name="P36"><text:s text:c="4"/>border-radius: 2rem;</text:p>
      <text:p text:style-name="P36"><text:s text:c="4"/>width: minmax(auto, 100%);</text:p>
      <text:p text:style-name="P36"><text:s text:c="4"/>box-shadow: 0 1px 2px rgba(0, 0, 0, 0.05);</text:p>
      <text:p text:style-name="P36">}</text:p>
      <text:p text:style-name="P36"/>
      <text:p text:style-name="P36">.task-card-frog .btn-check {</text:p>
      <text:p text:style-name="P36"><text:s text:c="4"/>background-color: var(--color-primary-contrast);</text:p>
      <text:p text:style-name="P36"><text:s text:c="4"/>color: var(--color-gray-50);</text:p>
      <text:p text:style-name="P36"><text:s text:c="4"/>border: none;</text:p>
      <text:p text:style-name="P36"><text:s text:c="4"/>padding: 0.75rem 1rem;</text:p>
      <text:p text:style-name="P36"><text:s text:c="4"/>font-family: var(--font-noto-sans-mono);</text:p>
      <text:p text:style-name="P36"><text:s text:c="4"/>font-size: var(--text-base);</text:p>
      <text:p text:style-name="P36"><text:s text:c="4"/>font-weight: 600;</text:p>
      <text:p text:style-name="P36"><text:s text:c="4"/>cursor: pointer;</text:p>
      <text:p text:style-name="P36"><text:soft-page-break/><text:s text:c="4"/>border-radius: 2rem;</text:p>
      <text:p text:style-name="P36"><text:s text:c="4"/>width: minmax(auto, 100%);</text:p>
      <text:p text:style-name="P36"><text:s text:c="4"/>box-shadow: 0 1px 2px rgba(0, 0, 0, 0.05);</text:p>
      <text:p text:style-name="P36">}</text:p>
      <text:p text:style-name="P36"/>
      <text:p text:style-name="P36">.task-card {</text:p>
      <text:p text:style-name="P36"><text:s text:c="4"/>display: flex;</text:p>
      <text:p text:style-name="P36"><text:s text:c="4"/>flex-direction: row;</text:p>
      <text:p text:style-name="P36"><text:s text:c="4"/>flex: 1 1 250px;</text:p>
      <text:p text:style-name="P36"><text:s text:c="4"/>align-items: center;</text:p>
      <text:p text:style-name="P36"><text:s text:c="4"/>gap: 1rem;</text:p>
      <text:p text:style-name="P36"><text:s text:c="4"/>padding: 2rem 1.5rem;</text:p>
      <text:p text:style-name="P36"><text:s text:c="4"/>background-color: var(--color-primary-light);</text:p>
      <text:p text:style-name="P36"><text:s text:c="4"/>border-radius: 1.5rem;</text:p>
      <text:p text:style-name="P36"><text:s text:c="4"/>box-shadow: 0 4px 6px rgba(0, 0, 0, 0.1);</text:p>
      <text:p text:style-name="P36"><text:s text:c="4"/>transition: all 0.2s ease;</text:p>
      <text:p text:style-name="P36">}</text:p>
      <text:p text:style-name="P36"/>
      <text:p text:style-name="P36">.task-card:hover {</text:p>
      <text:p text:style-name="P36"><text:s text:c="4"/>transform: translateY(-2px);</text:p>
      <text:p text:style-name="P36">}</text:p>
      <text:p text:style-name="P36"/>
      <text:p text:style-name="P36">.task-card a {</text:p>
      <text:p text:style-name="P36"><text:s text:c="4"/>text-decoration: none;</text:p>
      <text:p text:style-name="P36"><text:s text:c="4"/>color: var(--color-gray-600);</text:p>
      <text:p text:style-name="P36">}</text:p>
      <text:p text:style-name="P36"/>
      <text:p text:style-name="P36">.task-card .btn-edit {</text:p>
      <text:p text:style-name="P36"><text:s text:c="4"/>background-color: var(--color-gray-200);</text:p>
      <text:p text:style-name="P36"><text:s text:c="4"/>border: none;</text:p>
      <text:p text:style-name="P36"><text:s text:c="4"/>color: var(--color-gray-600);</text:p>
      <text:p text:style-name="P36"><text:soft-page-break/><text:s text:c="4"/>font-family: var(--font-noto-sans-mono);</text:p>
      <text:p text:style-name="P36"><text:s text:c="4"/>font-size: var(--text-base);</text:p>
      <text:p text:style-name="P36"><text:s text:c="4"/>font-weight: 600;</text:p>
      <text:p text:style-name="P36"><text:s text:c="4"/>padding: 0.75rem 1rem;</text:p>
      <text:p text:style-name="P36"><text:s text:c="4"/>cursor: pointer;</text:p>
      <text:p text:style-name="P36"><text:s text:c="4"/>border-radius: 2rem;</text:p>
      <text:p text:style-name="P36"><text:s text:c="4"/>width: minmax(auto, 100%);</text:p>
      <text:p text:style-name="P36"><text:s text:c="4"/>box-shadow: 0 1px 2px rgba(0, 0, 0, 0.05);</text:p>
      <text:p text:style-name="P36">}</text:p>
      <text:p text:style-name="P36"/>
      <text:p text:style-name="P36">.task-card .btn-edit a,</text:p>
      <text:p text:style-name="P36">.task-card .btn-edit a:active {</text:p>
      <text:p text:style-name="P36"><text:s text:c="4"/>color: var(--color-gray-600);</text:p>
      <text:p text:style-name="P36"><text:s text:c="4"/>font-family: var(--font-noto-sans-mono);</text:p>
      <text:p text:style-name="P36"><text:s text:c="4"/>font-size: var(--text-base);</text:p>
      <text:p text:style-name="P36"><text:s text:c="4"/>font-weight: 600;</text:p>
      <text:p text:style-name="P36">}</text:p>
      <text:p text:style-name="P36"/>
      <text:p text:style-name="P36">.task-card .btn-check {</text:p>
      <text:p text:style-name="P36"><text:s text:c="4"/>background-color: var(--color-primary-contrast);</text:p>
      <text:p text:style-name="P36"><text:s text:c="4"/>color: var(--color-gray-50);</text:p>
      <text:p text:style-name="P36"><text:s text:c="4"/>border: none;</text:p>
      <text:p text:style-name="P36"><text:s text:c="4"/>padding: 0.75rem 1rem;</text:p>
      <text:p text:style-name="P36"><text:s text:c="4"/>font-family: var(--font-noto-sans-mono);</text:p>
      <text:p text:style-name="P36"><text:s text:c="4"/>font-size: var(--text-base);</text:p>
      <text:p text:style-name="P36"><text:s text:c="4"/>font-weight: 600;</text:p>
      <text:p text:style-name="P36"><text:s text:c="4"/>cursor: pointer;</text:p>
      <text:p text:style-name="P36"><text:s text:c="4"/>border-radius: 2rem;</text:p>
      <text:p text:style-name="P36"><text:s text:c="4"/>width: minmax(auto, 100%);</text:p>
      <text:p text:style-name="P36"><text:s text:c="4"/>box-shadow: 0 1px 2px rgba(0, 0, 0, 0.05);</text:p>
      <text:p text:style-name="P36">}</text:p>
      <text:p text:style-name="P36"><text:soft-page-break/></text:p>
      <text:p text:style-name="P36">.task-card {</text:p>
      <text:p text:style-name="P36"><text:s text:c="4"/>display: flex;</text:p>
      <text:p text:style-name="P36"><text:s text:c="4"/>flex-direction: column;</text:p>
      <text:p text:style-name="P36"><text:s text:c="4"/>flex-wrap: wrap;</text:p>
      <text:p text:style-name="P36"><text:s text:c="4"/>align-items: center;</text:p>
      <text:p text:style-name="P36"><text:s text:c="4"/>background-color: var(--color-gray-50);</text:p>
      <text:p text:style-name="P36"><text:s text:c="4"/>border-radius: 1.5rem;</text:p>
      <text:p text:style-name="P36"><text:s text:c="4"/>box-shadow: 0 4px 6px rgba(0, 0, 0, 0.1);</text:p>
      <text:p text:style-name="P36"><text:s text:c="4"/>padding: 2rem 1.5rem;</text:p>
      <text:p text:style-name="P36"><text:s text:c="4"/>width: 100%;</text:p>
      <text:p text:style-name="P36"><text:s text:c="4"/>transition: all 0.2s ease;</text:p>
      <text:p text:style-name="P36">}</text:p>
      <text:p text:style-name="P36"/>
      <text:p text:style-name="P36">.task-card p {</text:p>
      <text:p text:style-name="P36"><text:s text:c="4"/>font-size: var(--text-base);</text:p>
      <text:p text:style-name="P36"><text:s text:c="4"/>color: var(--color-gray-700);</text:p>
      <text:p text:style-name="P36">}</text:p>
      <text:p text:style-name="P36"/>
      <text:p text:style-name="P36">.btn-group {</text:p>
      <text:p text:style-name="P36"><text:s text:c="4"/>display: flex;</text:p>
      <text:p text:style-name="P36"><text:s text:c="4"/>flex-wrap: wrap;</text:p>
      <text:p text:style-name="P36"><text:s text:c="4"/>justify-content: center;</text:p>
      <text:p text:style-name="P36"><text:s text:c="4"/>gap: 1.5rem;</text:p>
      <text:p text:style-name="P36">}</text:p>
      <text:p text:style-name="P36"/>
      <text:p text:style-name="P36">/* Formulário - Dashboard*/</text:p>
      <text:p text:style-name="P36">.form-task {</text:p>
      <text:p text:style-name="P36"><text:s text:c="4"/>display: flex;</text:p>
      <text:p text:style-name="P36"><text:s text:c="4"/>flex-flow: column;</text:p>
      <text:p text:style-name="P36"><text:s text:c="4"/>width: 100%;</text:p>
      <text:p text:style-name="P36"><text:soft-page-break/><text:s text:c="4"/>gap: 1.25rem;</text:p>
      <text:p text:style-name="P36">}</text:p>
      <text:p text:style-name="P36"/>
      <text:p text:style-name="P36">.form-1 {</text:p>
      <text:p text:style-name="P36"><text:s text:c="4"/>display: flex;</text:p>
      <text:p text:style-name="P36"><text:s text:c="4"/>flex-wrap: wrap;</text:p>
      <text:p text:style-name="P36"><text:s text:c="4"/>width: 100%;</text:p>
      <text:p text:style-name="P36"><text:s text:c="4"/>gap: inherit;</text:p>
      <text:p text:style-name="P36"><text:s text:c="4"/>justify-content: center;</text:p>
      <text:p text:style-name="P36">}</text:p>
      <text:p text:style-name="P36"/>
      <text:p text:style-name="P36">.form-task p {</text:p>
      <text:p text:style-name="P36"><text:s text:c="4"/>display: flex;</text:p>
      <text:p text:style-name="P36"><text:s text:c="4"/>flex-direction: row;</text:p>
      <text:p text:style-name="P36"><text:s text:c="4"/>gap: 0.5rem;</text:p>
      <text:p text:style-name="P36">}</text:p>
      <text:p text:style-name="P36"/>
      <text:p text:style-name="P36">.form-task label {</text:p>
      <text:p text:style-name="P36"><text:s text:c="4"/>font-weight: 600;</text:p>
      <text:p text:style-name="P36"><text:s text:c="4"/>color: var(--color-gray-700);</text:p>
      <text:p text:style-name="P36">}</text:p>
      <text:p text:style-name="P36"/>
      <text:p text:style-name="P36">.title-task input {</text:p>
      <text:p text:style-name="P36"><text:s text:c="4"/>width: 100%;</text:p>
      <text:p text:style-name="P36"><text:s text:c="4"/>padding: 0.85rem 1rem;</text:p>
      <text:p text:style-name="P36"><text:s text:c="4"/>font-family: var(--font-sour-gummy);</text:p>
      <text:p text:style-name="P36"><text:s text:c="4"/>font-size: var(--text-3xl);</text:p>
      <text:p text:style-name="P36"><text:s text:c="4"/>border: 1px solid var(--color-gray-300);</text:p>
      <text:p text:style-name="P36"><text:s text:c="4"/>border-radius: 0.75rem;</text:p>
      <text:p text:style-name="P36"><text:s text:c="4"/>transition: all 0.2s ease;</text:p>
      <text:p text:style-name="P36">}</text:p>
      <text:p text:style-name="P36"><text:soft-page-break/></text:p>
      <text:p text:style-name="P36">.form-task textarea {</text:p>
      <text:p text:style-name="P36"><text:s text:c="4"/>width: 100%;</text:p>
      <text:p text:style-name="P36"><text:s text:c="4"/>padding: 0.85rem 1rem;</text:p>
      <text:p text:style-name="P36"><text:s text:c="4"/>font-family: var(--font-noto-sans-mono);</text:p>
      <text:p text:style-name="P36"><text:s text:c="4"/>font-size: var(--text-base);</text:p>
      <text:p text:style-name="P36"><text:s text:c="4"/>border: 1px solid var(--color-gray-300);</text:p>
      <text:p text:style-name="P36"><text:s text:c="4"/>border-radius: 0.75rem;</text:p>
      <text:p text:style-name="P36"><text:s text:c="4"/>transition: all 0.2s ease;</text:p>
      <text:p text:style-name="P36">}</text:p>
      <text:p text:style-name="P36"/>
      <text:p text:style-name="P36">.form-1 input,</text:p>
      <text:p text:style-name="P36">.form-1 select {</text:p>
      <text:p text:style-name="P36"><text:s text:c="4"/>width: 100%;</text:p>
      <text:p text:style-name="P36"><text:s text:c="4"/>padding: 0.85rem 1rem;</text:p>
      <text:p text:style-name="P36"><text:s text:c="4"/>font-family: var(--font-noto-sans-mono);</text:p>
      <text:p text:style-name="P36"><text:s text:c="4"/>font-size: var(--text-base);</text:p>
      <text:p text:style-name="P36"><text:s text:c="4"/>border: 1px solid var(--color-gray-300);</text:p>
      <text:p text:style-name="P36"><text:s text:c="4"/>border-radius: 0.75rem;</text:p>
      <text:p text:style-name="P36"><text:s text:c="4"/>transition: all 0.2s ease;</text:p>
      <text:p text:style-name="P36">}</text:p>
      <text:p text:style-name="P36"/>
      <text:p text:style-name="P36">.title-task input:focus,</text:p>
      <text:p text:style-name="P36">.form-task textarea:focus,</text:p>
      <text:p text:style-name="P36">.form-1 input:focus,</text:p>
      <text:p text:style-name="P36">.form-1 select:focus {</text:p>
      <text:p text:style-name="P36"><text:s text:c="4"/>outline: none;</text:p>
      <text:p text:style-name="P36"><text:s text:c="4"/>border-color: var(--color-primary);</text:p>
      <text:p text:style-name="P36"><text:s text:c="4"/>color: var(--color-primary-dark);</text:p>
      <text:p text:style-name="P36">}</text:p>
      <text:p text:style-name="P36"/>
      <text:p text:style-name="P36"><text:soft-page-break/>.title-task input::placeholder,</text:p>
      <text:p text:style-name="P36">.form-task textarea::placeholder,</text:p>
      <text:p text:style-name="P36">.form-1 input::placeholder,</text:p>
      <text:p text:style-name="P36">.form-task option {</text:p>
      <text:p text:style-name="P36"><text:s text:c="4"/>color: var(--color-gray-400);</text:p>
      <text:p text:style-name="P36"><text:s text:c="4"/>opacity: 0.5;</text:p>
      <text:p text:style-name="P36">}</text:p>
      <text:p text:style-name="P36"/>
      <text:p text:style-name="P36">.btn-submit {</text:p>
      <text:p text:style-name="P36"><text:s text:c="4"/>background-color: var(--color-primary);</text:p>
      <text:p text:style-name="P36"><text:s text:c="4"/>color: var(--color-primary-contrast);</text:p>
      <text:p text:style-name="P36"><text:s text:c="4"/>border: none;</text:p>
      <text:p text:style-name="P36"><text:s text:c="4"/>padding: 0.75rem 1rem;</text:p>
      <text:p text:style-name="P36"><text:s text:c="4"/>font-family: var(--font-noto-sans-mono);</text:p>
      <text:p text:style-name="P36"><text:s text:c="4"/>font-size: var(--text-base);</text:p>
      <text:p text:style-name="P36"><text:s text:c="4"/>font-weight: 600;</text:p>
      <text:p text:style-name="P36"><text:s text:c="4"/>cursor: pointer;</text:p>
      <text:p text:style-name="P36"><text:s text:c="4"/>transition: all 0.2s ease;</text:p>
      <text:p text:style-name="P36"><text:s text:c="4"/>border-radius: 2rem;</text:p>
      <text:p text:style-name="P36"><text:s text:c="4"/>width: 50%;</text:p>
      <text:p text:style-name="P36"><text:s text:c="4"/>box-shadow: 0 1px 2px rgba(0, 0, 0, 0.05);</text:p>
      <text:p text:style-name="P36">}</text:p>
      <text:p text:style-name="P36"/>
      <text:p text:style-name="P36">.btn-submit:hover {</text:p>
      <text:p text:style-name="P36"><text:s text:c="4"/>background-color: var(--color-secondary);</text:p>
      <text:p text:style-name="P36"><text:s text:c="4"/>transform: translateY(-1px);</text:p>
      <text:p text:style-name="P36"><text:s text:c="4"/>box-shadow: 0 4px 12px rgba(0, 0, 0, 0.1);</text:p>
      <text:p text:style-name="P36">}</text:p>
      <text:p text:style-name="P36"/>
      <text:p text:style-name="P36">.btn-submit:active {</text:p>
      <text:p text:style-name="P36"><text:s text:c="4"/>background-color: var(--color-secondary);</text:p>
      <text:p text:style-name="P36"><text:soft-page-break/><text:s text:c="4"/>transform: translateY(0);</text:p>
      <text:p text:style-name="P36"><text:s text:c="4"/>box-shadow: 0 1px 2px rgba(0, 0, 0, 0.05);</text:p>
      <text:p text:style-name="P36">}</text:p>
      <text:p text:style-name="P36"/>
      <text:p text:style-name="P36">.btn-submit:focus-visible {</text:p>
      <text:p text:style-name="P36"><text:s text:c="4"/>outline: 2px solid var(--color-secondary);</text:p>
      <text:p text:style-name="P36"><text:s text:c="4"/>outline-offset: 4px;</text:p>
      <text:p text:style-name="P36">}</text:p>
      <text:p text:style-name="P36"/>
      <text:p text:style-name="P36">/* Footer */</text:p>
      <text:p text:style-name="P36">footer {</text:p>
      <text:p text:style-name="P36"><text:s text:c="4"/>background: transparent;</text:p>
      <text:p text:style-name="P36"><text:s text:c="4"/>color: var(--color-gray-900);</text:p>
      <text:p text:style-name="P36"><text:s text:c="4"/>font-size: var(--text-sm);</text:p>
      <text:p text:style-name="P36"><text:s text:c="4"/>opacity: 0.35;</text:p>
      <text:p text:style-name="P36"><text:s text:c="4"/>text-align: center;</text:p>
      <text:p text:style-name="P36"><text:s text:c="4"/>width: 100%;</text:p>
      <text:p text:style-name="P36"><text:s text:c="4"/>padding-top: 2rem;</text:p>
      <text:p text:style-name="P36">}</text:p>
      <text:h text:style-name="P2" text:outline-level="1">7. Plano de Acessibilidade (WCAG 2.2 AA) — Checklist</text:h>
      <text:p text:style-name="P37">[<text:span text:style-name="T15">x</text:span>] HTML com lang definido (pt-BR).</text:p>
      <text:p text:style-name="P37">[<text:span text:style-name="T15">x</text:span>] Headings em ordem lógica; apenas um &lt;h1&gt; por página.</text:p>
      <text:p text:style-name="P37">[<text:span text:style-name="T15">x</text:span>] Landmarks semânticos (header/nav/main/footer).</text:p>
      <text:p text:style-name="P37">[<text:span text:style-name="T15">x</text:span>] Link 'Pular para o conteúdo' antes da navegação.</text:p>
      <text:p text:style-name="P37">[<text:span text:style-name="T15">x</text:span>] Texto alternativo descritivo para imagens e ícones decorativos marcados apropriadamente.</text:p>
      <text:p text:style-name="P37">[<text:span text:style-name="T15">x</text:span>] Links e botões com nomes visíveis e objetivos.</text:p>
      <text:p text:style-name="P37">[<text:span text:style-name="T15">x</text:span>] Navegação por teclado em 100% dos componentes; foco visível.</text:p>
      <text:p text:style-name="P37">[<text:span text:style-name="T15">x</text:span>] Contraste mínimo 4.5:1 para texto e 3:1 para UI não textual.</text:p>
      <text:p text:style-name="P37">[<text:span text:style-name="T15">x</text:span>] Preferência do usuário respeitada (prefers-reduced-motion).</text:p>
      <text:p text:style-name="P37">[<text:span text:style-name="T15">x</text:span>] Formulários: labels associados, estados de erro descritos e região aria-live.</text:p>
      <text:p text:style-name="P37">[<text:span text:style-name="T16">x</text:span>] Tabelas com cabeçalhos (&lt;th&gt;) e atributos scope/headers quando necessário.</text:p>
      <text:p text:style-name="P37">[<text:span text:style-name="T15">x</text:span>] Mensagens não dependem apenas de cor; existem iconografia/texto.</text:p>
      <text:h text:style-name="P2" text:outline-level="1"><text:soft-page-break/>8. Plano de Responsividade — Estratégia</text:h>
      <text:p text:style-name="P38">O aplicativo web foi feito com mobile-first em mente, assim aplicamos acessibilidade apenas para telas maiores, tablet <text:span text:style-name="T17">(min-width: 481px e 769px) </text:span>e desktop <text:span text:style-name="T17">(min-width: 1400px)</text:span>.</text:p>
      <text:h text:style-name="Heading_20_2" text:outline-level="2">styles.css</text:h>
      <text:p text:style-name="P39">/* ===============================================</text:p>
      <text:p text:style-name="P39"><text:s text:c="3"/>TABLET (min-width: 481px)</text:p>
      <text:p text:style-name="P39"><text:s text:c="3"/>Layout empilhado, mas navegação horizontal</text:p>
      <text:p text:style-name="P39"><text:s text:c="3"/>=============================================== */</text:p>
      <text:p text:style-name="P39">@media (min-width: 481px) {</text:p>
      <text:p text:style-name="P39"><text:s text:c="4"/>body {</text:p>
      <text:p text:style-name="P39"><text:s text:c="8"/>padding: 1.5rem;</text:p>
      <text:p text:style-name="P39"><text:s text:c="4"/>}</text:p>
      <text:p text:style-name="P39"/>
      <text:p text:style-name="P39"><text:s text:c="4"/>.header {</text:p>
      <text:p text:style-name="P39"><text:s text:c="8"/>gap: 1rem;</text:p>
      <text:p text:style-name="P39"><text:s text:c="8"/>padding: 1rem 1.5rem;</text:p>
      <text:p text:style-name="P39"><text:s text:c="4"/>}</text:p>
      <text:p text:style-name="P39"/>
      <text:p text:style-name="P39"><text:s text:c="4"/>.logo-icon img {</text:p>
      <text:p text:style-name="P39"><text:s text:c="8"/>max-height: 44px;</text:p>
      <text:p text:style-name="P39"><text:s text:c="8"/>max-width: 180px;</text:p>
      <text:p text:style-name="P39"><text:s text:c="4"/>}</text:p>
      <text:p text:style-name="P39"/>
      <text:p text:style-name="P39"><text:s text:c="4"/>.nav {</text:p>
      <text:p text:style-name="P39"><text:s text:c="8"/>width: auto;</text:p>
      <text:p text:style-name="P39"><text:s text:c="4"/>}</text:p>
      <text:p text:style-name="P39"/>
      <text:p text:style-name="P39"><text:s text:c="4"/>.nav ul {</text:p>
      <text:p text:style-name="P39"><text:s text:c="8"/>/* links em linha */</text:p>
      <text:p text:style-name="P39"><text:s text:c="8"/>flex-direction: row;</text:p>
      <text:p text:style-name="P39"><text:s text:c="8"/>flex-wrap: wrap;</text:p>
      <text:p text:style-name="P39"><text:soft-page-break/><text:s text:c="8"/>justify-content: center;</text:p>
      <text:p text:style-name="P39"><text:s text:c="8"/>gap: 1.25rem;</text:p>
      <text:p text:style-name="P39"><text:s text:c="4"/>}</text:p>
      <text:p text:style-name="P39"/>
      <text:p text:style-name="P39"><text:s text:c="4"/>.nav li {</text:p>
      <text:p text:style-name="P39"><text:s text:c="8"/>width: auto;</text:p>
      <text:p text:style-name="P39"><text:s text:c="4"/>}</text:p>
      <text:p text:style-name="P39"/>
      <text:p text:style-name="P39"><text:s text:c="4"/>.nav a {</text:p>
      <text:p text:style-name="P39"><text:s text:c="8"/>display: inline-block;</text:p>
      <text:p text:style-name="P39"><text:s text:c="8"/>padding: 0.5rem 0.75rem;</text:p>
      <text:p text:style-name="P39"><text:s text:c="8"/>font-size: 1rem;</text:p>
      <text:p text:style-name="P39"><text:s text:c="8"/>background: transparent;</text:p>
      <text:p text:style-name="P39"><text:s text:c="8"/>border-radius: 0;</text:p>
      <text:p text:style-name="P39"><text:s text:c="4"/>}</text:p>
      <text:p text:style-name="P39"/>
      <text:p text:style-name="P39"><text:s text:c="4"/>.nav a:hover {</text:p>
      <text:p text:style-name="P39"><text:s text:c="8"/>background: transparent;</text:p>
      <text:p text:style-name="P39"><text:s text:c="8"/>border-bottom-color: #2563eb;</text:p>
      <text:p text:style-name="P39"><text:s text:c="4"/>}</text:p>
      <text:p text:style-name="P39"/>
      <text:p text:style-name="P39"><text:s text:c="4"/>.nav a:active {</text:p>
      <text:p text:style-name="P39"><text:s text:c="8"/>background: transparent;</text:p>
      <text:p text:style-name="P39"><text:s text:c="4"/>}</text:p>
      <text:p text:style-name="P39"/>
      <text:p text:style-name="P39"><text:s text:c="4"/>.section {</text:p>
      <text:p text:style-name="P39"><text:s text:c="8"/>padding: 2.5rem 2rem;</text:p>
      <text:p text:style-name="P39"><text:s text:c="8"/>max-width: 520px;</text:p>
      <text:p text:style-name="P39"><text:s text:c="4"/>}</text:p>
      <text:p text:style-name="P39"/>
      <text:p text:style-name="P39"><text:s text:c="4"/>.form-signin input {</text:p>
      <text:p text:style-name="P39"><text:soft-page-break/><text:s text:c="8"/>padding: 0.9rem 1.1rem;</text:p>
      <text:p text:style-name="P39"><text:s text:c="4"/>}</text:p>
      <text:p text:style-name="P39"/>
      <text:p text:style-name="P39"><text:s text:c="4"/>.btn-submit {</text:p>
      <text:p text:style-name="P39"><text:s text:c="8"/>padding: 0.9rem 1rem;</text:p>
      <text:p text:style-name="P39"><text:s text:c="4"/>}</text:p>
      <text:p text:style-name="P39">}</text:p>
      <text:p text:style-name="P39"/>
      <text:p text:style-name="P39">/* ===============================================</text:p>
      <text:p text:style-name="P39"><text:s text:c="3"/>DESKTOP (min-width: 769px)</text:p>
      <text:p text:style-name="P39"><text:s text:c="3"/>Grid com duas colunas (logo à esquerda, nav à direita)</text:p>
      <text:p text:style-name="P39"><text:s text:c="3"/>=============================================== */</text:p>
      <text:p text:style-name="P39">@media (min-width: 769px) {</text:p>
      <text:p text:style-name="P39"><text:s text:c="4"/>.header {</text:p>
      <text:p text:style-name="P39"><text:s text:c="8"/>/* logo largura automática, nav ocupa resto */</text:p>
      <text:p text:style-name="P39"><text:s text:c="8"/>grid-template-columns: auto 1fr;</text:p>
      <text:p text:style-name="P39"><text:s text:c="8"/>grid-template-rows: auto;</text:p>
      <text:p text:style-name="P39"><text:s text:c="8"/>gap: 1.5rem;</text:p>
      <text:p text:style-name="P39"><text:s text:c="8"/>padding: 1rem 2rem;</text:p>
      <text:p text:style-name="P39"><text:s text:c="8"/>max-width: 1400px;</text:p>
      <text:p text:style-name="P39"><text:s text:c="8"/>margin: 0 auto;</text:p>
      <text:p text:style-name="P39"><text:s text:c="4"/>}</text:p>
      <text:p text:style-name="P39"/>
      <text:p text:style-name="P39"><text:s text:c="4"/>.logo {</text:p>
      <text:p text:style-name="P39"><text:s text:c="8"/>justify-self: start;</text:p>
      <text:p text:style-name="P39"><text:s text:c="4"/>}</text:p>
      <text:p text:style-name="P39"/>
      <text:p text:style-name="P39"><text:s text:c="4"/>.logo-icon img {</text:p>
      <text:p text:style-name="P39"><text:s text:c="8"/>max-height: 48px;</text:p>
      <text:p text:style-name="P39"><text:s text:c="8"/>max-width: 180px;</text:p>
      <text:p text:style-name="P39"><text:s text:c="4"/>}</text:p>
      <text:p text:style-name="P39"><text:soft-page-break/></text:p>
      <text:p text:style-name="P39"><text:s text:c="4"/>.nav {</text:p>
      <text:p text:style-name="P39"><text:s text:c="8"/>justify-self: end;</text:p>
      <text:p text:style-name="P39"><text:s text:c="8"/>width: auto;</text:p>
      <text:p text:style-name="P39"><text:s text:c="4"/>}</text:p>
      <text:p text:style-name="P39"/>
      <text:p text:style-name="P39"><text:s text:c="4"/>.nav ul {</text:p>
      <text:p text:style-name="P39"><text:s text:c="8"/>justify-content: flex-end;</text:p>
      <text:p text:style-name="P39"><text:s text:c="8"/>gap: 1.75rem;</text:p>
      <text:p text:style-name="P39"><text:s text:c="4"/>}</text:p>
      <text:p text:style-name="P39"/>
      <text:p text:style-name="P39"><text:s text:c="4"/>.nav a {</text:p>
      <text:p text:style-name="P39"><text:s text:c="8"/>font-size: 1rem;</text:p>
      <text:p text:style-name="P39"><text:s text:c="8"/>padding: 0.5rem 0.25rem;</text:p>
      <text:p text:style-name="P39"><text:s text:c="8"/>border-radius: 0;</text:p>
      <text:p text:style-name="P39"><text:s text:c="4"/>}</text:p>
      <text:p text:style-name="P39"/>
      <text:p text:style-name="P39"><text:s text:c="4"/>.section {</text:p>
      <text:p text:style-name="P39"><text:s text:c="8"/>padding: 2rem;</text:p>
      <text:p text:style-name="P39"><text:s text:c="8"/>max-width: 600px;</text:p>
      <text:p text:style-name="P39"><text:s text:c="8"/>border-radius: 1.5rem;</text:p>
      <text:p text:style-name="P39"><text:s text:c="4"/>}</text:p>
      <text:p text:style-name="P39"/>
      <text:p text:style-name="P39"><text:s text:c="4"/>.form-signin {</text:p>
      <text:p text:style-name="P39"><text:s text:c="8"/>gap: 1.5rem;</text:p>
      <text:p text:style-name="P39"><text:s text:c="4"/>}</text:p>
      <text:p text:style-name="P39"/>
      <text:p text:style-name="P39"><text:s text:c="4"/>.form-signin input {</text:p>
      <text:p text:style-name="P39"><text:s text:c="8"/>padding: 1rem 1.2rem;</text:p>
      <text:p text:style-name="P39"><text:s text:c="4"/>}</text:p>
      <text:p text:style-name="P39"/>
      <text:p text:style-name="P39"><text:soft-page-break/><text:s text:c="4"/>.btn-submit {</text:p>
      <text:p text:style-name="P39"><text:s text:c="8"/>padding: 1rem;</text:p>
      <text:p text:style-name="P39"><text:s text:c="4"/>}</text:p>
      <text:p text:style-name="P39"/>
      <text:p text:style-name="P39"><text:s text:c="4"/>.footer {</text:p>
      <text:p text:style-name="P39"><text:s text:c="8"/>padding: 1.75rem 2rem;</text:p>
      <text:p text:style-name="P39"><text:s text:c="8"/>font-size: var(--text-xs);</text:p>
      <text:p text:style-name="P39"><text:s text:c="4"/>}</text:p>
      <text:p text:style-name="P39"/>
      <text:p text:style-name="P39">}</text:p>
      <text:p text:style-name="P39"/>
      <text:p text:style-name="P39">/* ===============================================</text:p>
      <text:p text:style-name="P39"><text:s text:c="3"/>TELAS MUITO LARGAS (min-width: 1400px)</text:p>
      <text:p text:style-name="P39"><text:s text:c="3"/>Ajustes de espaçamento e fonte</text:p>
      <text:p text:style-name="P39"><text:s text:c="3"/>=============================================== */</text:p>
      <text:p text:style-name="P39">@media (min-width: 1400px) {</text:p>
      <text:p text:style-name="P39"><text:s text:c="4"/>.header {</text:p>
      <text:p text:style-name="P39"><text:s text:c="8"/>padding: 1.25rem 2rem;</text:p>
      <text:p text:style-name="P39"><text:s text:c="4"/>}</text:p>
      <text:p text:style-name="P39"/>
      <text:p text:style-name="P39"><text:s text:c="4"/>.nav ul {</text:p>
      <text:p text:style-name="P39"><text:s text:c="8"/>gap: 2.25rem;</text:p>
      <text:p text:style-name="P39"><text:s text:c="4"/>}</text:p>
      <text:p text:style-name="P39"/>
      <text:p text:style-name="P39"><text:s text:c="4"/>.nav a {</text:p>
      <text:p text:style-name="P39"><text:s text:c="8"/>font-size: 1.05rem;</text:p>
      <text:p text:style-name="P39"><text:s text:c="4"/>}</text:p>
      <text:p text:style-name="P39">}</text:p>
      <text:p text:style-name="P39"/>
      <text:p text:style-name="P39">/* ===============================================</text:p>
      <text:p text:style-name="P39"><text:s text:c="3"/>AJUSTES DE ACESSIBILIDADE E TOQUE</text:p>
      <text:p text:style-name="P39"><text:soft-page-break/><text:s text:c="3"/>=============================================== */</text:p>
      <text:p text:style-name="P39">/* Melhora área de clique em dispositivos touch (já garantido nos estilos mobile) */</text:p>
      <text:p text:style-name="P39">@media (pointer: coarse) {</text:p>
      <text:p text:style-name="P39"><text:s text:c="4"/>.nav a {</text:p>
      <text:p text:style-name="P39"><text:s text:c="8"/>padding: 0.6rem 0.75rem;</text:p>
      <text:p text:style-name="P39"><text:s text:c="4"/>}</text:p>
      <text:p text:style-name="P39">}</text:p>
      <text:p text:style-name="P39"/>
      <text:p text:style-name="P39">/* Remove outline padrão, mantém personalizado */</text:p>
      <text:p text:style-name="P39">.nav a:focus {</text:p>
      <text:p text:style-name="P39"><text:s text:c="4"/>outline: none;</text:p>
      <text:p text:style-name="P39">}</text:p>
      <text:p text:style-name="P39"/>
      <text:p text:style-name="P39">.nav a:focus-visible {</text:p>
      <text:p text:style-name="P39"><text:s text:c="4"/>outline: 2px solid var(--color-primary-dark);</text:p>
      <text:p text:style-name="P39"><text:s text:c="4"/>outline-offset: 2px;</text:p>
      <text:p text:style-name="P39">}</text:p>
      <text:p text:style-name="P39"/>
      <text:p text:style-name="P39">/* Redução de movimento */</text:p>
      <text:p text:style-name="P39">@media (prefers-reduced-motion: reduce) {</text:p>
      <text:p text:style-name="P39"/>
      <text:p text:style-name="P39"><text:s text:c="4"/>.nav a,</text:p>
      <text:p text:style-name="P39"><text:s text:c="4"/>.logo-icon img {</text:p>
      <text:p text:style-name="P39"><text:s text:c="8"/>transition: none;</text:p>
      <text:p text:style-name="P39"><text:s text:c="4"/>}</text:p>
      <text:p text:style-name="P39">}</text:p>
      <text:h text:style-name="Heading_20_2" text:outline-level="2">about.css</text:h>
      <text:p text:style-name="P39">/* ===============================================</text:p>
      <text:p text:style-name="P39"><text:s text:c="3"/>TABLET (min-width: 481px)</text:p>
      <text:p text:style-name="P39"><text:s text:c="3"/>Layout empilhado, mas navegação horizontal</text:p>
      <text:p text:style-name="P39"><text:s text:c="3"/>=============================================== */</text:p>
      <text:p text:style-name="P39"><text:soft-page-break/>@media (min-width: 481px) {</text:p>
      <text:p text:style-name="P39"><text:s text:c="4"/>body {</text:p>
      <text:p text:style-name="P39"><text:s text:c="8"/>padding: 1.5rem;</text:p>
      <text:p text:style-name="P39"><text:s text:c="4"/>}</text:p>
      <text:p text:style-name="P39"/>
      <text:p text:style-name="P39"><text:s text:c="4"/>.header {</text:p>
      <text:p text:style-name="P39"><text:s text:c="8"/>gap: 1rem;</text:p>
      <text:p text:style-name="P39"><text:s text:c="8"/>padding: 1rem 1.5rem;</text:p>
      <text:p text:style-name="P39"><text:s text:c="4"/>}</text:p>
      <text:p text:style-name="P39"/>
      <text:p text:style-name="P39"><text:s text:c="4"/>.logo-icon img {</text:p>
      <text:p text:style-name="P39"><text:s text:c="8"/>max-height: 44px;</text:p>
      <text:p text:style-name="P39"><text:s text:c="8"/>max-width: 180px;</text:p>
      <text:p text:style-name="P39"><text:s text:c="4"/>}</text:p>
      <text:p text:style-name="P39"/>
      <text:p text:style-name="P39"><text:s text:c="4"/>.nav {</text:p>
      <text:p text:style-name="P39"><text:s text:c="8"/>width: auto;</text:p>
      <text:p text:style-name="P39"><text:s text:c="4"/>}</text:p>
      <text:p text:style-name="P39"/>
      <text:p text:style-name="P39"><text:s text:c="4"/>.nav ul {</text:p>
      <text:p text:style-name="P39"><text:s text:c="8"/>/* links em linha */</text:p>
      <text:p text:style-name="P39"><text:s text:c="8"/>flex-direction: row;</text:p>
      <text:p text:style-name="P39"><text:s text:c="8"/>flex-wrap: wrap;</text:p>
      <text:p text:style-name="P39"><text:s text:c="8"/>justify-content: center;</text:p>
      <text:p text:style-name="P39"><text:s text:c="8"/>gap: 1.25rem;</text:p>
      <text:p text:style-name="P39"><text:s text:c="4"/>}</text:p>
      <text:p text:style-name="P39"/>
      <text:p text:style-name="P39"><text:s text:c="4"/>.nav li {</text:p>
      <text:p text:style-name="P39"><text:s text:c="8"/>width: auto;</text:p>
      <text:p text:style-name="P39"><text:s text:c="4"/>}</text:p>
      <text:p text:style-name="P39"/>
      <text:p text:style-name="P39"><text:soft-page-break/><text:s text:c="4"/>.nav a {</text:p>
      <text:p text:style-name="P39"><text:s text:c="8"/>display: inline-block;</text:p>
      <text:p text:style-name="P39"><text:s text:c="8"/>padding: 0.5rem 0.75rem;</text:p>
      <text:p text:style-name="P39"><text:s text:c="8"/>font-size: 1rem;</text:p>
      <text:p text:style-name="P39"><text:s text:c="8"/>background: transparent;</text:p>
      <text:p text:style-name="P39"><text:s text:c="8"/>border-radius: 0;</text:p>
      <text:p text:style-name="P39"><text:s text:c="4"/>}</text:p>
      <text:p text:style-name="P39"/>
      <text:p text:style-name="P39"><text:s text:c="4"/>.nav a:hover {</text:p>
      <text:p text:style-name="P39"><text:s text:c="8"/>background: transparent;</text:p>
      <text:p text:style-name="P39"><text:s text:c="8"/>border-bottom-color: #2563eb;</text:p>
      <text:p text:style-name="P39"><text:s text:c="4"/>}</text:p>
      <text:p text:style-name="P39"/>
      <text:p text:style-name="P39"><text:s text:c="4"/>.nav a:active {</text:p>
      <text:p text:style-name="P39"><text:s text:c="8"/>background: transparent;</text:p>
      <text:p text:style-name="P39"><text:s text:c="4"/>}</text:p>
      <text:p text:style-name="P39"/>
      <text:p text:style-name="P39"><text:s text:c="4"/>.section {</text:p>
      <text:p text:style-name="P39"><text:s text:c="8"/>padding: 2.5rem 2rem;</text:p>
      <text:p text:style-name="P39"><text:s text:c="4"/>}</text:p>
      <text:p text:style-name="P39"/>
      <text:p text:style-name="P39"><text:s text:c="4"/>.form-signin input {</text:p>
      <text:p text:style-name="P39"><text:s text:c="8"/>padding: 0.9rem 1.1rem;</text:p>
      <text:p text:style-name="P39"><text:s text:c="4"/>}</text:p>
      <text:p text:style-name="P39"/>
      <text:p text:style-name="P39"><text:s text:c="4"/>.btn-submit {</text:p>
      <text:p text:style-name="P39"><text:s text:c="8"/>padding: 0.9rem 1rem;</text:p>
      <text:p text:style-name="P39"><text:s text:c="4"/>}</text:p>
      <text:p text:style-name="P39">}</text:p>
      <text:p text:style-name="P39"/>
      <text:p text:style-name="P39">/* ===============================================</text:p>
      <text:p text:style-name="P39"><text:soft-page-break/><text:s text:c="3"/>DESKTOP (min-width: 769px)</text:p>
      <text:p text:style-name="P39"><text:s text:c="3"/>Grid com duas colunas (logo à esquerda, nav à direita)</text:p>
      <text:p text:style-name="P39"><text:s text:c="3"/>=============================================== */</text:p>
      <text:p text:style-name="P39">@media (min-width: 769px) {</text:p>
      <text:p text:style-name="P39"><text:s text:c="4"/>.header {</text:p>
      <text:p text:style-name="P39"><text:s text:c="8"/>/* logo largura automática, nav ocupa resto */</text:p>
      <text:p text:style-name="P39"><text:s text:c="8"/>grid-template-columns: auto 1fr;</text:p>
      <text:p text:style-name="P39"><text:s text:c="8"/>grid-template-rows: auto;</text:p>
      <text:p text:style-name="P39"><text:s text:c="8"/>gap: 1.5rem;</text:p>
      <text:p text:style-name="P39"><text:s text:c="8"/>padding: 1rem 2rem;</text:p>
      <text:p text:style-name="P39"><text:s text:c="8"/>max-width: 1400px;</text:p>
      <text:p text:style-name="P39"><text:s text:c="8"/>margin: 0 auto;</text:p>
      <text:p text:style-name="P39"><text:s text:c="4"/>}</text:p>
      <text:p text:style-name="P39"/>
      <text:p text:style-name="P39"><text:s text:c="4"/>.logo {</text:p>
      <text:p text:style-name="P39"><text:s text:c="8"/>justify-self: start;</text:p>
      <text:p text:style-name="P39"><text:s text:c="4"/>}</text:p>
      <text:p text:style-name="P39"/>
      <text:p text:style-name="P39"><text:s text:c="4"/>.logo-icon img {</text:p>
      <text:p text:style-name="P39"><text:s text:c="8"/>max-height: 48px;</text:p>
      <text:p text:style-name="P39"><text:s text:c="8"/>max-width: 180px;</text:p>
      <text:p text:style-name="P39"><text:s text:c="4"/>}</text:p>
      <text:p text:style-name="P39"/>
      <text:p text:style-name="P39"><text:s text:c="4"/>.nav {</text:p>
      <text:p text:style-name="P39"><text:s text:c="8"/>justify-self: end;</text:p>
      <text:p text:style-name="P39"><text:s text:c="8"/>width: auto;</text:p>
      <text:p text:style-name="P39"><text:s text:c="4"/>}</text:p>
      <text:p text:style-name="P39"/>
      <text:p text:style-name="P39"><text:s text:c="4"/>.nav ul {</text:p>
      <text:p text:style-name="P39"><text:s text:c="8"/>justify-content: flex-end;</text:p>
      <text:p text:style-name="P39"><text:s text:c="8"/>gap: 1.75rem;</text:p>
      <text:p text:style-name="P39"><text:soft-page-break/><text:s text:c="4"/>}</text:p>
      <text:p text:style-name="P39"/>
      <text:p text:style-name="P39"><text:s text:c="4"/>.nav a {</text:p>
      <text:p text:style-name="P39"><text:s text:c="8"/>font-size: 1rem;</text:p>
      <text:p text:style-name="P39"><text:s text:c="8"/>padding: 0.5rem 0.25rem;</text:p>
      <text:p text:style-name="P39"><text:s text:c="8"/>border-radius: 0;</text:p>
      <text:p text:style-name="P39"><text:s text:c="4"/>}</text:p>
      <text:p text:style-name="P39"/>
      <text:p text:style-name="P39"><text:s text:c="4"/>.section {</text:p>
      <text:p text:style-name="P39"><text:s text:c="8"/>padding: 2rem;</text:p>
      <text:p text:style-name="P39"><text:s text:c="8"/>border-radius: 1.5rem;</text:p>
      <text:p text:style-name="P39"><text:s text:c="4"/>}</text:p>
      <text:p text:style-name="P39"/>
      <text:p text:style-name="P39"><text:s text:c="4"/>.form-signin {</text:p>
      <text:p text:style-name="P39"><text:s text:c="8"/>gap: 1.5rem;</text:p>
      <text:p text:style-name="P39"><text:s text:c="4"/>}</text:p>
      <text:p text:style-name="P39"/>
      <text:p text:style-name="P39"><text:s text:c="4"/>.form-signin input {</text:p>
      <text:p text:style-name="P39"><text:s text:c="8"/>padding: 1rem 1.2rem;</text:p>
      <text:p text:style-name="P39"><text:s text:c="4"/>}</text:p>
      <text:p text:style-name="P39"/>
      <text:p text:style-name="P39"><text:s text:c="4"/>.btn-submit {</text:p>
      <text:p text:style-name="P39"><text:s text:c="8"/>padding: 1rem;</text:p>
      <text:p text:style-name="P39"><text:s text:c="4"/>}</text:p>
      <text:p text:style-name="P39"/>
      <text:p text:style-name="P39"><text:s text:c="4"/>.footer {</text:p>
      <text:p text:style-name="P39"><text:s text:c="8"/>padding: 1.75rem 2rem;</text:p>
      <text:p text:style-name="P39"><text:s text:c="8"/>font-size: var(--text-xs);</text:p>
      <text:p text:style-name="P39"><text:s text:c="4"/>}</text:p>
      <text:p text:style-name="P39"/>
      <text:p text:style-name="P39">}</text:p>
      <text:p text:style-name="P39"><text:soft-page-break/></text:p>
      <text:p text:style-name="P39">/* ===============================================</text:p>
      <text:p text:style-name="P39"><text:s text:c="3"/>TELAS MUITO LARGAS (min-width: 1400px)</text:p>
      <text:p text:style-name="P39"><text:s text:c="3"/>Ajustes de espaçamento e fonte</text:p>
      <text:p text:style-name="P39"><text:s text:c="3"/>=============================================== */</text:p>
      <text:p text:style-name="P39">@media (min-width: 1400px) {</text:p>
      <text:p text:style-name="P39"><text:s text:c="4"/>.header {</text:p>
      <text:p text:style-name="P39"><text:s text:c="8"/>padding: 1.25rem 2rem;</text:p>
      <text:p text:style-name="P39"><text:s text:c="4"/>}</text:p>
      <text:p text:style-name="P39"/>
      <text:p text:style-name="P39"><text:s text:c="4"/>.nav ul {</text:p>
      <text:p text:style-name="P39"><text:s text:c="8"/>gap: 2.25rem;</text:p>
      <text:p text:style-name="P39"><text:s text:c="4"/>}</text:p>
      <text:p text:style-name="P39"/>
      <text:p text:style-name="P39"><text:s text:c="4"/>.nav a {</text:p>
      <text:p text:style-name="P39"><text:s text:c="8"/>font-size: 1.05rem;</text:p>
      <text:p text:style-name="P39"><text:s text:c="4"/>}</text:p>
      <text:p text:style-name="P39">}</text:p>
      <text:p text:style-name="P39"/>
      <text:p text:style-name="P39">/* ===============================================</text:p>
      <text:p text:style-name="P39"><text:s text:c="3"/>AJUSTES DE ACESSIBILIDADE E TOQUE</text:p>
      <text:p text:style-name="P39"><text:s text:c="3"/>=============================================== */</text:p>
      <text:p text:style-name="P39">/* Melhora área de clique em dispositivos touch (já garantido nos estilos mobile) */</text:p>
      <text:p text:style-name="P39">@media (pointer: coarse) {</text:p>
      <text:p text:style-name="P39"><text:s text:c="4"/>.nav a {</text:p>
      <text:p text:style-name="P39"><text:s text:c="8"/>padding: 0.6rem 0.75rem;</text:p>
      <text:p text:style-name="P39"><text:s text:c="4"/>}</text:p>
      <text:p text:style-name="P39">}</text:p>
      <text:p text:style-name="P39"/>
      <text:p text:style-name="P39">/* Remove outline padrão, mantém personalizado */</text:p>
      <text:p text:style-name="P39">.nav a:focus {</text:p>
      <text:p text:style-name="P39"><text:soft-page-break/><text:s text:c="4"/>outline: none;</text:p>
      <text:p text:style-name="P39">}</text:p>
      <text:p text:style-name="P39"/>
      <text:p text:style-name="P39">.nav a:focus-visible {</text:p>
      <text:p text:style-name="P39"><text:s text:c="4"/>outline: 2px solid var(--color-primary-dark);</text:p>
      <text:p text:style-name="P39"><text:s text:c="4"/>outline-offset: 2px;</text:p>
      <text:p text:style-name="P39">}</text:p>
      <text:p text:style-name="P39"/>
      <text:p text:style-name="P39">/* Redução de movimento */</text:p>
      <text:p text:style-name="P39">@media (prefers-reduced-motion: reduce) {</text:p>
      <text:p text:style-name="P39"/>
      <text:p text:style-name="P39"><text:s text:c="4"/>.nav a,</text:p>
      <text:p text:style-name="P39"><text:s text:c="4"/>.logo-icon img {</text:p>
      <text:p text:style-name="P39"><text:s text:c="8"/>transition: none;</text:p>
      <text:p text:style-name="P39"><text:s text:c="4"/>}</text:p>
      <text:p text:style-name="P40">}</text:p>
      <text:h text:style-name="Heading_20_2" text:outline-level="2">dashboard.css</text:h>
      <text:p text:style-name="P40">/* ===============================================</text:p>
      <text:p text:style-name="P40"><text:s text:c="3"/>TABLET (min-width: 481px)</text:p>
      <text:p text:style-name="P40"><text:s text:c="3"/>Layout empilhado, mas navegação horizontal</text:p>
      <text:p text:style-name="P40"><text:s text:c="3"/>=============================================== */</text:p>
      <text:p text:style-name="P40">@media (min-width: 481px) {</text:p>
      <text:p text:style-name="P40"><text:s text:c="4"/>body {</text:p>
      <text:p text:style-name="P40"><text:s text:c="8"/>padding: 1.5rem;</text:p>
      <text:p text:style-name="P40"><text:s text:c="4"/>}</text:p>
      <text:p text:style-name="P40"/>
      <text:p text:style-name="P40"><text:s text:c="4"/>.header {</text:p>
      <text:p text:style-name="P40"><text:s text:c="8"/>gap: 1rem;</text:p>
      <text:p text:style-name="P40"><text:s text:c="8"/>padding: 1rem 1.5rem;</text:p>
      <text:p text:style-name="P40"><text:s text:c="4"/>}</text:p>
      <text:p text:style-name="P40"/>
      <text:p text:style-name="P40"><text:soft-page-break/><text:s text:c="4"/>.logo-icon img {</text:p>
      <text:p text:style-name="P40"><text:s text:c="8"/>max-height: 44px;</text:p>
      <text:p text:style-name="P40"><text:s text:c="8"/>max-width: 180px;</text:p>
      <text:p text:style-name="P40"><text:s text:c="4"/>}</text:p>
      <text:p text:style-name="P40"/>
      <text:p text:style-name="P40"><text:s text:c="4"/>.nav {</text:p>
      <text:p text:style-name="P40"><text:s text:c="8"/>width: auto;</text:p>
      <text:p text:style-name="P40"><text:s text:c="4"/>}</text:p>
      <text:p text:style-name="P40"/>
      <text:p text:style-name="P40"><text:s text:c="4"/>.nav ul {</text:p>
      <text:p text:style-name="P40"><text:s text:c="8"/>/* links em linha */</text:p>
      <text:p text:style-name="P40"><text:s text:c="8"/>flex-direction: row;</text:p>
      <text:p text:style-name="P40"><text:s text:c="8"/>flex-wrap: wrap;</text:p>
      <text:p text:style-name="P40"><text:s text:c="8"/>justify-content: center;</text:p>
      <text:p text:style-name="P40"><text:s text:c="8"/>gap: 1.25rem;</text:p>
      <text:p text:style-name="P40"><text:s text:c="4"/>}</text:p>
      <text:p text:style-name="P40"/>
      <text:p text:style-name="P40"><text:s text:c="4"/>.nav li {</text:p>
      <text:p text:style-name="P40"><text:s text:c="8"/>width: auto;</text:p>
      <text:p text:style-name="P40"><text:s text:c="4"/>}</text:p>
      <text:p text:style-name="P40"/>
      <text:p text:style-name="P40"><text:s text:c="4"/>.nav a {</text:p>
      <text:p text:style-name="P40"><text:s text:c="8"/>display: inline-block;</text:p>
      <text:p text:style-name="P40"><text:s text:c="8"/>padding: 0.5rem 0.75rem;</text:p>
      <text:p text:style-name="P40"><text:s text:c="8"/>font-size: 1rem;</text:p>
      <text:p text:style-name="P40"><text:s text:c="8"/>background: transparent;</text:p>
      <text:p text:style-name="P40"><text:s text:c="8"/>border-radius: 0;</text:p>
      <text:p text:style-name="P40"><text:s text:c="4"/>}</text:p>
      <text:p text:style-name="P40"/>
      <text:p text:style-name="P40"><text:s text:c="4"/>.nav a:hover {</text:p>
      <text:p text:style-name="P40"><text:s text:c="8"/>background: transparent;</text:p>
      <text:p text:style-name="P40"><text:soft-page-break/><text:s text:c="8"/>border-bottom-color: #2563eb;</text:p>
      <text:p text:style-name="P40"><text:s text:c="4"/>}</text:p>
      <text:p text:style-name="P40"/>
      <text:p text:style-name="P40"><text:s text:c="4"/>.nav a:active {</text:p>
      <text:p text:style-name="P40"><text:s text:c="8"/>background: transparent;</text:p>
      <text:p text:style-name="P40"><text:s text:c="4"/>}</text:p>
      <text:p text:style-name="P40"/>
      <text:p text:style-name="P40"><text:s text:c="4"/>.form-signin input {</text:p>
      <text:p text:style-name="P40"><text:s text:c="8"/>padding: 0.9rem 1.1rem;</text:p>
      <text:p text:style-name="P40"><text:s text:c="4"/>}</text:p>
      <text:p text:style-name="P40"/>
      <text:p text:style-name="P40"><text:s text:c="4"/>.btn-submit {</text:p>
      <text:p text:style-name="P40"><text:s text:c="8"/>padding: 0.9rem 1rem;</text:p>
      <text:p text:style-name="P40"><text:s text:c="4"/>}</text:p>
      <text:p text:style-name="P40">}</text:p>
      <text:p text:style-name="P40"/>
      <text:p text:style-name="P40">/* ===============================================</text:p>
      <text:p text:style-name="P40"><text:s text:c="3"/>DESKTOP (min-width: 769px)</text:p>
      <text:p text:style-name="P40"><text:s text:c="3"/>Flex com duas colunas (logo à esquerda, nav à direita)</text:p>
      <text:p text:style-name="P40"><text:s text:c="3"/>=============================================== */</text:p>
      <text:p text:style-name="P40">@media (min-width: 769px) {</text:p>
      <text:p text:style-name="P40"><text:s text:c="4"/>.header {</text:p>
      <text:p text:style-name="P40"><text:s text:c="8"/>/* logo largura automática, nav ocupa resto */</text:p>
      <text:p text:style-name="P40"><text:s text:c="8"/>padding: 1rem 2rem;</text:p>
      <text:p text:style-name="P40"><text:s text:c="8"/>max-width: 1400px;</text:p>
      <text:p text:style-name="P40"><text:s text:c="8"/>margin: 0 auto;</text:p>
      <text:p text:style-name="P40"><text:s text:c="4"/>}</text:p>
      <text:p text:style-name="P40"/>
      <text:p text:style-name="P40"><text:s text:c="4"/>.logo {</text:p>
      <text:p text:style-name="P40"><text:s text:c="8"/>justify-self: start;</text:p>
      <text:p text:style-name="P40"><text:s text:c="4"/>}</text:p>
      <text:p text:style-name="P40"><text:soft-page-break/></text:p>
      <text:p text:style-name="P40"><text:s text:c="4"/>.logo-icon img {</text:p>
      <text:p text:style-name="P40"><text:s text:c="8"/>max-height: 48px;</text:p>
      <text:p text:style-name="P40"><text:s text:c="8"/>max-width: 180px;</text:p>
      <text:p text:style-name="P40"><text:s text:c="4"/>}</text:p>
      <text:p text:style-name="P40"/>
      <text:p text:style-name="P40"><text:s text:c="4"/>.nav {</text:p>
      <text:p text:style-name="P40"><text:s text:c="8"/>justify-self: end;</text:p>
      <text:p text:style-name="P40"><text:s text:c="8"/>width: auto;</text:p>
      <text:p text:style-name="P40"><text:s text:c="4"/>}</text:p>
      <text:p text:style-name="P40"/>
      <text:p text:style-name="P40"><text:s text:c="4"/>.nav ul {</text:p>
      <text:p text:style-name="P40"><text:s text:c="8"/>justify-content: flex-end;</text:p>
      <text:p text:style-name="P40"><text:s text:c="8"/>gap: 1.75rem;</text:p>
      <text:p text:style-name="P40"><text:s text:c="4"/>}</text:p>
      <text:p text:style-name="P40"/>
      <text:p text:style-name="P40"><text:s text:c="4"/>.nav a {</text:p>
      <text:p text:style-name="P40"><text:s text:c="8"/>font-size: 1rem;</text:p>
      <text:p text:style-name="P40"><text:s text:c="8"/>padding: 0.5rem 0.25rem;</text:p>
      <text:p text:style-name="P40"><text:s text:c="8"/>border-radius: 0;</text:p>
      <text:p text:style-name="P40"><text:s text:c="4"/>}</text:p>
      <text:p text:style-name="P40"/>
      <text:p text:style-name="P40"><text:s text:c="4"/>.form-signin {</text:p>
      <text:p text:style-name="P40"><text:s text:c="8"/>gap: 1.5rem;</text:p>
      <text:p text:style-name="P40"><text:s text:c="4"/>}</text:p>
      <text:p text:style-name="P40"/>
      <text:p text:style-name="P40"><text:s text:c="4"/>.form-signin input {</text:p>
      <text:p text:style-name="P40"><text:s text:c="8"/>padding: 1rem 1.2rem;</text:p>
      <text:p text:style-name="P40"><text:s text:c="4"/>}</text:p>
      <text:p text:style-name="P40"/>
      <text:p text:style-name="P40"><text:s text:c="4"/>.btn-submit {</text:p>
      <text:p text:style-name="P40"><text:soft-page-break/><text:s text:c="8"/>padding: 1rem;</text:p>
      <text:p text:style-name="P40"><text:s text:c="4"/>}</text:p>
      <text:p text:style-name="P40"/>
      <text:p text:style-name="P40"><text:s text:c="4"/>.footer {</text:p>
      <text:p text:style-name="P40"><text:s text:c="8"/>padding: 1.75rem 2rem;</text:p>
      <text:p text:style-name="P40"><text:s text:c="8"/>font-size: var(--text-xs);</text:p>
      <text:p text:style-name="P40"><text:s text:c="4"/>}</text:p>
      <text:p text:style-name="P40"/>
      <text:p text:style-name="P40">}</text:p>
      <text:p text:style-name="P40"/>
      <text:p text:style-name="P40">/* ===============================================</text:p>
      <text:p text:style-name="P40"><text:s text:c="3"/>TELAS MUITO LARGAS (min-width: 1400px)</text:p>
      <text:p text:style-name="P40"><text:s text:c="3"/>Ajustes de espaçamento e fonte</text:p>
      <text:p text:style-name="P40"><text:s text:c="3"/>=============================================== */</text:p>
      <text:p text:style-name="P40">@media (min-width: 1400px) {</text:p>
      <text:p text:style-name="P40"><text:s text:c="4"/>.header {</text:p>
      <text:p text:style-name="P40"><text:s text:c="8"/>padding: 1.25rem 2rem;</text:p>
      <text:p text:style-name="P40"><text:s text:c="4"/>}</text:p>
      <text:p text:style-name="P40"/>
      <text:p text:style-name="P40"><text:s text:c="4"/>.nav ul {</text:p>
      <text:p text:style-name="P40"><text:s text:c="8"/>gap: 2.25rem;</text:p>
      <text:p text:style-name="P40"><text:s text:c="4"/>}</text:p>
      <text:p text:style-name="P40"/>
      <text:p text:style-name="P40"><text:s text:c="4"/>.nav a {</text:p>
      <text:p text:style-name="P40"><text:s text:c="8"/>font-size: 1.05rem;</text:p>
      <text:p text:style-name="P40"><text:s text:c="4"/>}</text:p>
      <text:p text:style-name="P40">}</text:p>
      <text:p text:style-name="P40"/>
      <text:p text:style-name="P40">/* ===============================================</text:p>
      <text:p text:style-name="P40"><text:s text:c="3"/>AJUSTES DE ACESSIBILIDADE E TOQUE</text:p>
      <text:p text:style-name="P40"><text:s text:c="3"/>=============================================== */</text:p>
      <text:p text:style-name="P40"><text:soft-page-break/>/* Melhora área de clique em dispositivos touch (já garantido nos estilos mobile) */</text:p>
      <text:p text:style-name="P40">@media (pointer: coarse) {</text:p>
      <text:p text:style-name="P40"><text:s text:c="4"/>.nav a {</text:p>
      <text:p text:style-name="P40"><text:s text:c="8"/>padding: 0.6rem 0.75rem;</text:p>
      <text:p text:style-name="P40"><text:s text:c="4"/>}</text:p>
      <text:p text:style-name="P40">}</text:p>
      <text:p text:style-name="P40"/>
      <text:p text:style-name="P40">/* Remove outline padrão, mantém personalizado */</text:p>
      <text:p text:style-name="P40">.nav a:focus {</text:p>
      <text:p text:style-name="P40"><text:s text:c="4"/>outline: none;</text:p>
      <text:p text:style-name="P40">}</text:p>
      <text:p text:style-name="P40"/>
      <text:p text:style-name="P40">.nav a:focus-visible {</text:p>
      <text:p text:style-name="P40"><text:s text:c="4"/>outline: 2px solid var(--color-primary-dark);</text:p>
      <text:p text:style-name="P40"><text:s text:c="4"/>outline-offset: 2px;</text:p>
      <text:p text:style-name="P40">}</text:p>
      <text:p text:style-name="P40"/>
      <text:p text:style-name="P40">/* Redução de movimento */</text:p>
      <text:p text:style-name="P40">@media (prefers-reduced-motion: reduce) {</text:p>
      <text:p text:style-name="P40"/>
      <text:p text:style-name="P40"><text:s text:c="4"/>.nav a,</text:p>
      <text:p text:style-name="P40"><text:s text:c="4"/>.logo-icon img {</text:p>
      <text:p text:style-name="P40"><text:s text:c="8"/>transition: none;</text:p>
      <text:p text:style-name="P40"><text:s text:c="4"/>}</text:p>
      <text:p text:style-name="P40">}</text:p>
      <text:h text:style-name="P2" text:outline-level="1">9. Plano de Teste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41">Caso de teste</text:p>
          </table:table-cell>
          <table:table-cell table:style-name="Tabela1.A1" office:value-type="string">
            <text:p text:style-name="P41">Passos</text:p>
          </table:table-cell>
          <table:table-cell table:style-name="Tabela1.A1" office:value-type="string">
            <text:p text:style-name="P41">Resultado esperado</text:p>
          </table:table-cell>
          <table:table-cell table:style-name="Tabela1.A1" office:value-type="string">
            <text:p text:style-name="P41">Evidência (URL/captura)</text:p>
          </table:table-cell>
          <table:table-cell table:style-name="Tabela1.A1" office:value-type="string">
            <text:p text:style-name="P41">Status</text:p>
          </table:table-cell>
        </table:table-row>
        <table:table-row table:style-name="Tabela1.1">
          <table:table-cell table:style-name="Tabela1.A1" office:value-type="string">
            <text:p text:style-name="P42">W3C HTML Validator</text:p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3"/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</table:table-row>
        <table:table-row table:style-name="Tabela1.1">
          <table:table-cell table:style-name="Tabela1.A3" office:value-type="string">
            <text:p text:style-name="P44">W3C <text:span text:style-name="T18">CSS</text:span> <text:soft-page-break/>Validator</text:p>
          </table:table-cell>
          <table:table-cell table:style-name="Tabela1.A3" office:value-type="string">
            <text:p text:style-name="P41"/>
          </table:table-cell>
          <table:table-cell table:style-name="Tabela1.A3" office:value-type="string">
            <text:p text:style-name="P45"/>
          </table:table-cell>
          <table:table-cell table:style-name="Tabela1.A3" office:value-type="string">
            <text:p text:style-name="P41"/>
          </table:table-cell>
          <table:table-cell table:style-name="Tabela1.A3" office:value-type="string">
            <text:p text:style-name="P41"/>
          </table:table-cell>
        </table:table-row>
        <table:table-row table:style-name="Tabela1.1">
          <table:table-cell table:style-name="Tabela1.A1" office:value-type="string">
            <text:p text:style-name="P42">Lighthouse (Acessibilidade / Performance / SEO)</text:p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6">Anexados ao projeto.</text:p>
          </table:table-cell>
          <table:table-cell table:style-name="Tabela1.A1" office:value-type="string">
            <text:p text:style-name="P41"/>
          </table:table-cell>
        </table:table-row>
        <table:table-row table:style-name="Tabela1.1">
          <table:table-cell table:style-name="Tabela1.A1" office:value-type="string">
            <text:p text:style-name="P47">NVDA</text:p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</table:table-row>
        <table:table-row table:style-name="Tabela1.1">
          <table:table-cell table:style-name="Tabela1.A1" office:value-type="string">
            <text:p text:style-name="P48"><text:span text:style-name="T19">N</text:span>avegação por teclado</text:p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</table:table-row>
        <table:table-row table:style-name="Tabela1.7">
          <table:table-cell table:style-name="Tabela1.A1" office:value-type="string">
            <text:p text:style-name="P49">axe DevTools</text:p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41"/>
          </table:table-cell>
        </table:table-row>
      </table:table>
      <text:h text:style-name="P2" text:outline-level="1">10. Plano de Avaliação (0–5)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0">Critério</text:p>
          </table:table-cell>
          <table:table-cell table:style-name="Tabela2.A1" office:value-type="string">
            <text:p text:style-name="P50">Descrição</text:p>
          </table:table-cell>
          <table:table-cell table:style-name="Tabela2.A1" office:value-type="string">
            <text:p text:style-name="P50">Pontuação</text:p>
          </table:table-cell>
        </table:table-row>
        <table:table-row table:style-name="Tabela2.1">
          <table:table-cell table:style-name="Tabela2.A1" office:value-type="string">
            <text:p text:style-name="P41">Estrutura &amp; Semântica HTML5</text:p>
          </table:table-cell>
          <table:table-cell table:style-name="Tabela2.A1" office:value-type="string">
            <text:p text:style-name="P41">Correção dos headings, landmarks, links e tabelas.</text:p>
          </table:table-cell>
          <table:table-cell table:style-name="Tabela2.A1" office:value-type="string">
            <text:p text:style-name="P51">1</text:p>
          </table:table-cell>
        </table:table-row>
        <table:table-row table:style-name="Tabela2.1">
          <table:table-cell table:style-name="Tabela2.A1" office:value-type="string">
            <text:p text:style-name="P41">Acessibilidade (WCAG 2.2 AA)</text:p>
          </table:table-cell>
          <table:table-cell table:style-name="Tabela2.A1" office:value-type="string">
            <text:p text:style-name="P41">Contraste, foco, navegação por teclado, alt, labels.</text:p>
          </table:table-cell>
          <table:table-cell table:style-name="Tabela2.A1" office:value-type="string">
            <text:p text:style-name="P51">1</text:p>
          </table:table-cell>
        </table:table-row>
        <table:table-row table:style-name="Tabela2.1">
          <table:table-cell table:style-name="Tabela2.A1" office:value-type="string">
            <text:p text:style-name="P41">Responsividade</text:p>
          </table:table-cell>
          <table:table-cell table:style-name="Tabela2.A1" office:value-type="string">
            <text:p text:style-name="P41">Layout fluido; quebra adequada nos breakpoints; ausência de overflow.</text:p>
          </table:table-cell>
          <table:table-cell table:style-name="Tabela2.A1" office:value-type="string">
            <text:p text:style-name="P51">1</text:p>
          </table:table-cell>
        </table:table-row>
        <table:table-row table:style-name="Tabela2.1">
          <table:table-cell table:style-name="Tabela2.A1" office:value-type="string">
            <text:p text:style-name="P41">Boas práticas CSS</text:p>
          </table:table-cell>
          <table:table-cell table:style-name="Tabela2.A1" office:value-type="string">
            <text:p text:style-name="P41">Organização, variáveis, especificidade controlada, reutilização.</text:p>
          </table:table-cell>
          <table:table-cell table:style-name="Tabela2.A1" office:value-type="string">
            <text:p text:style-name="P51">1</text:p>
          </table:table-cell>
        </table:table-row>
        <table:table-row table:style-name="Tabela2.1">
          <table:table-cell table:style-name="Tabela2.A1" office:value-type="string">
            <text:p text:style-name="P41">Formulários &amp; Feedback</text:p>
          </table:table-cell>
          <table:table-cell table:style-name="Tabela2.A1" office:value-type="string">
            <text:p text:style-name="P41">Validação amigável; aria-live; mensagens claras.</text:p>
          </table:table-cell>
          <table:table-cell table:style-name="Tabela2.A1" office:value-type="string">
            <text:p text:style-name="P51">0,5</text:p>
          </table:table-cell>
        </table:table-row>
        <table:table-row table:style-name="Tabela2.1">
          <table:table-cell table:style-name="Tabela2.A1" office:value-type="string">
            <text:p text:style-name="P41">Documentação</text:p>
          </table:table-cell>
          <table:table-cell table:style-name="Tabela2.A1" office:value-type="string">
            <text:p text:style-name="P41">Preenchimento deste template com evidências e clareza.</text:p>
          </table:table-cell>
          <table:table-cell table:style-name="Tabela2.A1" office:value-type="string">
            <text:p text:style-name="P51">0,5</text:p>
          </table:table-cell>
        </table:table-row>
      </table:table>
      <text:p text:style-name="P52">Total: 10 pontos.</text:p>
      <text:h text:style-name="P2" text:outline-level="1">11. Registro de Alterações (Changelog)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53">Data</text:p>
          </table:table-cell>
          <table:table-cell table:style-name="Tabela3.A1" office:value-type="string">
            <text:p text:style-name="P53">Autor</text:p>
          </table:table-cell>
          <table:table-cell table:style-name="Tabela3.A1" office:value-type="string">
            <text:p text:style-name="P53">Descrição da alteração</text:p>
          </table:table-cell>
          <table:table-cell table:style-name="Tabela3.A1" office:value-type="string">
            <text:p text:style-name="P53">Arquivos impactados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41"/>
          </table:table-cell>
        </table:table-row>
      </table:table>
      <text:h text:style-name="P2" text:outline-level="1">12. Declaração do Estudante</text:h>
      <text:p text:style-name="P52">Declaro que este trabalho foi realizado pela equipe acima identificada e que todas as fontes de terceiros utilizadas foram devidamente citadas.</text:p>
      <text:p text:style-name="P52">Assinatura: <text:span text:style-name="T20">Marianne de Lazari Ferreira</text:span> Data: <text:span text:style-name="T21">06/04/2026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ítulo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Corpo_20_de_20_texto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Corpo_20_de_20_texto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Texto_20_de_20_macro_20_Char">
      <style:paragraph-properties fo:margin-top="0cm" fo:margin-bottom="0.353cm" style:contextual-spacing="false" fo:line-height="115%" fo:text-align="lef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Citação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ítulo_20_3_20_Char" style:display-name="Título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ítulo_20_Char" style:display-name="Título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ítulo_20_Char" style:display-name="Subtítulo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Corpo_20_de_20_texto_20_Char" style:display-name="Corpo de texto Char" style:family="text" style:parent-style-name="Default_20_Paragraph_20_Font"/>
    <style:style style:name="Corpo_20_de_20_texto_20_2_20_Char" style:display-name="Corpo de texto 2 Char" style:family="text" style:parent-style-name="Default_20_Paragraph_20_Font" loext:linked-style-name="Body_20_Text_20_2"/>
    <style:style style:name="Corpo_20_de_20_texto_20_3_20_Char" style:display-name="Corpo de texto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Texto_20_de_20_macro_20_Char" style:display-name="Texto de macro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Citação_20_Char" style:display-name="Citação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Título_20_4_20_Char" style:display-name="Título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Título_20_5_20_Char" style:display-name="Título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Título_20_9_20_Char" style:display-name="Título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/>
    </style:style>
    <style:style style:name="ListLabel_20_2" style:display-name="ListLabel 2" style:family="text">
      <style:text-properties style:font-name="Cambria" fo:font-family="Cambria" style:font-family-generic="roman" style:font-pitch="variable"/>
    </style:style>
    <style:style style:name="ListLabel_20_3" style:display-name="ListLabel 3" style:family="text">
      <style:text-properties style:font-name="Cambria" fo:font-family="Cambria" style:font-family-generic="roman" style:font-pitch="variable"/>
    </style:style>
    <style:style style:name="ListLabel_20_4" style:display-name="ListLabel 4" style:family="text">
      <style:text-properties style:font-name="Cambria" fo:font-family="Cambria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T1" style:family="text">
      <style:text-properties fo:language="pt" fo:country="BR"/>
    </style:style>
    <style:style style:name="MT2" style:family="text">
      <style:text-properties fo:language="pt" fo:country="BR" fo:font-weight="bold" style:font-weight-asian="bold" style:font-weight-complex="bold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27cm" fo:margin-bottom="1.667cm" fo:margin-left="1.905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ETG – Curso de Desenvolvedor Web<text:tab/><text:tab/></text:span><text:span text:style-name="MT1"><text:page-number text:select-page="current">89</text:page-number></text:span></text:p>
        <text:p text:style-name="Header" loext:marker-style-name="MT2"><text:span text:style-name="MT2">Documentação Técnica do Projeto – Módulo HTML5 e CSS3</text:span><text:span text:style-name="MT2"/></text:p>
        <text:p text:style-name="Header"><draw:rect text:anchor-type="as-char" style:rel-width="100%" draw:z-index="88" draw:name="Forma1" draw:style-name="Mgr1" draw:text-style-name="MP1" svg:width="17.781cm" svg:height="0.054cm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47</meta:editing-cycles>
    <meta:creation-date>2013-12-23T23:15:00</meta:creation-date>
    <dc:date>2026-04-06T16:33:00.489312700</dc:date>
    <meta:editing-duration>P2DT6H45M52S</meta:editing-duration>
    <meta:generator>LibreOffice/26.2.2.2$Windows_X86_64 LibreOffice_project/1f77d10d6938fd34972958f64b2bcfa54f8b1ba5</meta:generator>
    <meta:document-statistic meta:table-count="5" meta:image-count="0" meta:object-count="0" meta:page-count="89" meta:paragraph-count="2338" meta:word-count="6881" meta:character-count="70187" meta:non-whitespace-character-count="54240"/>
    <meta:user-defined meta:name="AppVersion">16.0000</meta:user-defined>
    <meta:template xlink:type="simple" xlink:actuate="onRequest" xlink:title="Normal.dotm" xlink:href=""/>
  </office:meta>
</office:document-meta>
</file>